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47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7.908cm"/>
    </style:style>
    <style:style style:name="co5" style:family="table-column">
      <style:table-column-properties fo:break-before="auto" style:column-width="36.407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21.565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26.361cm"/>
    </style:style>
    <style:style style:name="co10" style:family="table-column">
      <style:table-column-properties fo:break-before="auto" style:column-width="3.484cm"/>
    </style:style>
    <style:style style:name="co11" style:family="table-column">
      <style:table-column-properties fo:break-before="auto" style:column-width="9.989cm"/>
    </style:style>
    <style:style style:name="co12" style:family="table-column">
      <style:table-column-properties fo:break-before="auto" style:column-width="2.191cm"/>
    </style:style>
    <style:style style:name="co13" style:family="table-column">
      <style:table-column-properties fo:break-before="auto" style:column-width="0.748cm"/>
    </style:style>
    <style:style style:name="co14" style:family="table-column">
      <style:table-column-properties fo:break-before="auto" style:column-width="3.052cm"/>
    </style:style>
    <style:style style:name="co15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86cm" fo:break-before="auto" style:use-optimal-row-height="false"/>
    </style:style>
    <style:style style:name="ro10" style:family="table-row">
      <style:table-row-properties style:row-height="0.5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" style:family="table-cell" style:parent-style-name="Default">
      <style:table-cell-properties fo:background-color="#ff99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66ccff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66cc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ff99ff" style:text-align-source="fix" style:repeat-content="false"/>
      <style:paragraph-properties fo:text-align="justify" fo:margin-left="0cm"/>
    </style:style>
    <style:style style:name="ce18" style:family="table-cell" style:parent-style-name="Default">
      <style:table-cell-properties fo:background-color="#ff66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ets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850, 200},">
            <text:p>[9] = {850, 200},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510">
            <text:p>510</text:p>
          </table:table-cell>
          <table:table-cell office:value-type="float" office:value="850">
            <text:p>85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510, 850},">
            <text:p>[10] = {510, 850},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planets.F39" table:end-x="2.918cm" table:end-y="0.107cm" draw:z-index="0" draw:style-name="gr1" draw:text-style-name="P1" svg:width="13.492cm" svg:height="10.733cm" svg:x="0.697cm" svg:y="0.213cm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1" table:number-columns-repeated="2" table:default-cell-style-name="ce3"/>
        <table:table-column table:style-name="co4" table:default-cell-style-name="ce3"/>
        <table:table-column table:style-name="co4" table:default-cell-style-name="ce2"/>
        <table:table-column table:style-name="co1" table:number-columns-repeated="1020" table:default-cell-style-name="ce3"/>
        <table:table-row table:style-name="ro1">
          <table:table-cell table:style-name="ce1" office:value-type="string">
            <text:p>Plane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ission</text:p>
          </table:table-cell>
          <table:table-cell table:style-name="ce1" office:value-type="string">
            <text:p>unlock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initial unlocks</text:p>
          </table:table-cell>
          <table:table-cell table:style-name="ce1" table:number-columns-repeated="2"/>
          <table:table-cell table:style-name="ce1" office:value-type="string">
            <text:p><text:tab/><text:tab/>"euf_constructor",</text:p>
            <text:p><text:tab/><text:tab/>"euf_constructor_ai",</text:p>
            <text:p><text:tab/><text:tab/>"euf_barracks",</text:p>
            <text:p><text:tab/><text:tab/>"euf_barracks_ai",</text:p>
            <text:p><text:tab/><text:tab/>"euf_metalextractor_lvl1",</text:p>
            <text:p><text:tab/><text:tab/>"euf_solar",</text:p>
            <text:p/>
            <text:p><text:tab/><text:tab/>"tc_restless",</text:p>
            <text:p><text:tab/><text:tab/>"tc_pyramid_ai",</text:p>
            <text:p><text:tab/><text:tab/>"tc_metalextractor_lvl1",</text:p>
            <text:p><text:tab/><text:tab/>"tc_soulstone",</text:p>
          </table:table-cell>
          <table:table-cell table:number-columns-repeated="102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Verminator</text:p>
          </table:table-cell>
          <table:table-cell table:number-columns-repeated="1021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Nest</text:p>
          </table:table-cell>
          <table:table-cell office:value-type="string">
            <text:p><text:tab/><text:tab/><text:tab/><text:tab/>'euf_scoutdrone',</text:p>
            <text:p><text:tab/><text:tab/><text:tab/><text:tab/>'euf_marine',</text:p>
            <text:p><text:tab/><text:tab/><text:tab/><text:tab/>'euf_storage',</text:p>
            <text:p><text:tab/><text:tab/><text:tab/><text:tab/>'euf_radar_lvl1', <text:s text:c="5"/>'euf_autocannon', <text:s text:c="3"/></text:p>
          </table:table-cell>
          <table:table-cell table:number-columns-repeated="102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Dam</text:p>
          </table:table-cell>
          <table:table-cell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Base</text:p>
          </table:table-cell>
          <table:table-cell office:value-type="string">
            <text:p><text:tab/><text:tab/><text:tab/><text:tab/>'euf_bazooka',<text:tab/>'euf_bunker',</text:p>
          </table:table-cell>
          <table:table-cell table:number-columns-repeated="1020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Rebels: Stolen Walker</text:p>
          </table:table-cell>
          <table:table-cell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Mars</text:p>
          </table:table-cell>
          <table:table-cell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Control points</text:p>
          </table:table-cell>
          <table:table-cell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Rebels: Aircrafts</text:p>
          </table:table-cell>
          <table:table-cell office:value-type="string">
            <text:p><text:tab/><text:tab/><text:tab/><text:tab/>'euf_airport',</text:p>
            <text:p><text:tab/><text:tab/><text:tab/><text:tab/>'euf_scout',</text:p>
            <text:p><text:tab/><text:tab/><text:tab/><text:tab/>'euf_interceptor',</text:p>
            <text:p><text:tab/><text:tab/><text:tab/><text:tab/>'euf_bomber',</text:p>
          </table:table-cell>
          <table:table-cell table:number-columns-repeated="102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Winter War</text:p>
          </table:table-cell>
          <table:table-cell office:value-type="string">
            <text:p>will be a later mission</text:p>
          </table:table-cell>
          <table:table-cell table:number-columns-repeated="1020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Cursed: Tower Defense</text:p>
          </table:table-cell>
          <table:table-cell office:value-type="string">
            <text:p><text:s text:c="4"/>'euf_aatower', <text:s text:c="4"/>'euf_plasmatower', <text:s text:c="4"/>'euf_artytower',</text:p>
          </table:table-cell>
          <table:table-cell table:number-columns-repeated="1020"/>
        </table:table-row>
        <table:table-row table:style-name="ro1" table:number-rows-repeated="3">
          <table:table-cell table:style-name="ce2" table:number-columns-repeated="3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2" table:style-name="ta1" table:print="false">
        <table:table-column table:style-name="co5" table:default-cell-style-name="ce7"/>
        <table:table-column table:style-name="co1" table:number-columns-repeated="7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7" table:default-cell-style-name="ce7"/>
        <table:table-column table:style-name="co1" table:number-columns-repeated="1007" table:default-cell-style-name="ce7"/>
        <table:table-row table:style-name="ro6">
          <table:table-cell table:style-name="ce4"/>
          <table:table-cell table:style-name="ce4" office:value-type="string">
            <text:p>name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style-name="ce4" office:value-type="string">
            <text:p>facing</text:p>
          </table:table-cell>
          <table:table-cell table:style-name="ce4" office:value-type="string">
            <text:p>spawnRadius</text:p>
          </table:table-cell>
          <table:table-cell table:style-name="ce4" office:value-type="string">
            <text:p>delay</text:p>
          </table:table-cell>
          <table:table-cell table:style-name="ce4" office:value-type="string">
            <text:p>orbitalDrop</text:p>
          </table:table-cell>
          <table:table-cell table:style-name="ce4" office:value-type="string">
            <text:p>commands</text:p>
          </table:table-cell>
          <table:table-cell table:style-name="ce4" office:value-type="string">
            <text:p>patrolRoute</text:p>
          </table:table-cell>
          <table:table-cell table:style-name="ce4" office:value-type="string">
            <text:p>difficultyAtLeast</text:p>
          </table:table-cell>
          <table:table-cell table:style-name="ce4" table:number-columns-repeated="2"/>
          <table:table-cell table:style-name="ce4" office:value-type="string">
            <text:p>Group</text:p>
          </table:table-cell>
          <table:table-cell table:style-name="ce4" office:value-type="string">
            <text:p>Time Offset [s]</text:p>
          </table:table-cell>
          <table:table-cell table:style-name="ce4" table:number-columns-repeated="1009"/>
        </table:table-row>
        <table:table-row table:style-name="ro6">
          <table:table-cell table:style-name="ce5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8" office:value-type="string">
            <text:p>bug_med</text:p>
          </table:table-cell>
          <table:table-cell table:style-name="ce8" office:value-type="float" office:value="2500">
            <text:p>2500</text:p>
          </table:table-cell>
          <table:table-cell table:style-name="ce8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20">
            <text:p>120</text:p>
          </table:table-cell>
          <table:table-cell table:style-name="ce8" table:number-columns-repeated="5"/>
          <table:table-cell table:style-name="ce8" office:value-type="string">
            <text:p>{{1500, 1700}, {1300, 200}, {2400, 200}, {3900, 850}, {3900, 850}, {2800, 1300}, {3600, 2400}, {4000, 3100}, }</text:p>
          </table:table-cell>
          <table:table-cell table:style-name="ce8" table:number-columns-repeated="1003"/>
        </table:table-row>
        <table:table-row table:style-name="ro6">
          <table:table-cell table:style-name="ce5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8" office:value-type="string">
            <text:p>bug_med</text:p>
          </table:table-cell>
          <table:table-cell table:style-name="ce8" table:formula="of:=[.C2]" office:value-type="float" office:value="2500">
            <text:p>2500</text:p>
          </table:table-cell>
          <table:table-cell table:style-name="ce8" table:formula="of:=[.D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]=[.N2];[.G2];[.G2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8" office:value-type="string">
            <text:p>bug_med</text:p>
          </table:table-cell>
          <table:table-cell table:style-name="ce8" table:formula="of:=[.C3]" office:value-type="float" office:value="2500">
            <text:p>2500</text:p>
          </table:table-cell>
          <table:table-cell table:style-name="ce8" table:formula="of:=[.D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]=[.N3];[.G3];[.G3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3">
            <text:p>3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3800">
            <text:p>3800</text:p>
          </table:table-cell>
          <table:table-cell table:style-name="ce8" office:value-type="float" office:value="2400">
            <text:p>2400</text:p>
          </table:table-cell>
          <table:table-cell table:style-name="ce8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8" table:formula="of:=&quot;{&quot;&amp;[.W4]" office:value-type="string" office:string-value="{{3800, 2400}, ">
            <text:p>{{3800, 2400}, </text:p>
          </table:table-cell>
          <table:table-cell table:style-name="ce8" table:number-columns-repeated="1000"/>
        </table:table-row>
        <table:table-row table:style-name="ro6">
          <table:table-cell table:style-name="ce5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8" office:value-type="string">
            <text:p>bug_med</text:p>
          </table:table-cell>
          <table:table-cell table:style-name="ce8" table:formula="of:=[.C4]" office:value-type="float" office:value="2500">
            <text:p>2500</text:p>
          </table:table-cell>
          <table:table-cell table:style-name="ce8" table:formula="of:=[.D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]=[.N4];[.G4];[.G4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3">
            <text:p>3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2040">
            <text:p>2040</text:p>
          </table:table-cell>
          <table:table-cell table:style-name="ce8" office:value-type="float" office:value="2080">
            <text:p>2080</text:p>
          </table:table-cell>
          <table:table-cell table:style-name="ce8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8" table:formula="of:=[.X4]&amp;[.W5]" office:value-type="string" office:string-value="{{3800, 2400}, {2040, 2080}, ">
            <text:p>{{3800, 2400}, {2040, 2080}, </text:p>
          </table:table-cell>
          <table:table-cell table:style-name="ce8" table:number-columns-repeated="1000"/>
        </table:table-row>
        <table:table-row table:style-name="ro6">
          <table:table-cell table:style-name="ce5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8" office:value-type="string">
            <text:p>bug_med</text:p>
          </table:table-cell>
          <table:table-cell table:style-name="ce8" table:formula="of:=[.C5]" office:value-type="float" office:value="2500">
            <text:p>2500</text:p>
          </table:table-cell>
          <table:table-cell table:style-name="ce8" table:formula="of:=[.D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]=[.N5];[.G5];[.G5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2800">
            <text:p>2800</text:p>
          </table:table-cell>
          <table:table-cell table:style-name="ce8" office:value-type="float" office:value="3500">
            <text:p>3500</text:p>
          </table:table-cell>
          <table:table-cell table:style-name="ce8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8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8" table:number-columns-repeated="1000"/>
        </table:table-row>
        <table:table-row table:style-name="ro6">
          <table:table-cell table:style-name="ce5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8" office:value-type="string">
            <text:p>bug_med</text:p>
          </table:table-cell>
          <table:table-cell table:style-name="ce8" table:formula="of:=[.C6]" office:value-type="float" office:value="2500">
            <text:p>2500</text:p>
          </table:table-cell>
          <table:table-cell table:style-name="ce8" table:formula="of:=[.D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7]=[.N6];[.G6];[.G6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700">
            <text:p>700</text:p>
          </table:table-cell>
          <table:table-cell table:style-name="ce8" office:value-type="float" office:value="3800">
            <text:p>3800</text:p>
          </table:table-cell>
          <table:table-cell table:style-name="ce8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8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8" table:number-columns-repeated="1000"/>
        </table:table-row>
        <table:table-row table:style-name="ro6">
          <table:table-cell table:style-name="ce6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]" office:value-type="string" office:string-value="bug_med">
            <text:p>bug_med</text:p>
          </table:table-cell>
          <table:table-cell table:style-name="ce8" table:formula="of:=[.C7]" office:value-type="float" office:value="2500">
            <text:p>2500</text:p>
          </table:table-cell>
          <table:table-cell table:style-name="ce8" table:formula="of:=[.D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]=[.N7];[.G7];[.G7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]" office:value-type="float" office:value="1">
            <text:p>1</text:p>
          </table:table-cell>
          <table:table-cell table:style-name="ce9" table:number-columns-repeated="2"/>
          <table:table-cell table:style-name="ce9" table:formula="of:=[.N2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200">
            <text:p>200</text:p>
          </table:table-cell>
          <table:table-cell table:style-name="ce9" office:value-type="float" office:value="3200">
            <text:p>3200</text:p>
          </table:table-cell>
          <table:table-cell table:style-name="ce8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8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3]" office:value-type="string" office:string-value="bug_med">
            <text:p>bug_med</text:p>
          </table:table-cell>
          <table:table-cell table:style-name="ce8" table:formula="of:=[.C8]" office:value-type="float" office:value="2500">
            <text:p>2500</text:p>
          </table:table-cell>
          <table:table-cell table:style-name="ce8" table:formula="of:=[.D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]=[.N8];[.G8];[.G8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]" office:value-type="float" office:value="2">
            <text:p>2</text:p>
          </table:table-cell>
          <table:table-cell table:style-name="ce9" table:number-columns-repeated="2"/>
          <table:table-cell table:style-name="ce9" table:formula="of:=[.N3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800">
            <text:p>800</text:p>
          </table:table-cell>
          <table:table-cell table:style-name="ce9" office:value-type="float" office:value="2600">
            <text:p>2600</text:p>
          </table:table-cell>
          <table:table-cell table:style-name="ce8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8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4]" office:value-type="string" office:string-value="bug_med">
            <text:p>bug_med</text:p>
          </table:table-cell>
          <table:table-cell table:style-name="ce8" table:formula="of:=[.C9]" office:value-type="float" office:value="2500">
            <text:p>2500</text:p>
          </table:table-cell>
          <table:table-cell table:style-name="ce8" table:formula="of:=[.D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]=[.N9];[.G9];[.G9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]" office:value-type="float" office:value="3">
            <text:p>3</text:p>
          </table:table-cell>
          <table:table-cell table:style-name="ce9" table:number-columns-repeated="2"/>
          <table:table-cell table:style-name="ce9" table:formula="of:=[.N4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150">
            <text:p>150</text:p>
          </table:table-cell>
          <table:table-cell table:style-name="ce9" office:value-type="float" office:value="1800">
            <text:p>1800</text:p>
          </table:table-cell>
          <table:table-cell table:style-name="ce8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8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5]" office:value-type="string" office:string-value="bug_med">
            <text:p>bug_med</text:p>
          </table:table-cell>
          <table:table-cell table:style-name="ce8" table:formula="of:=[.C10]" office:value-type="float" office:value="2500">
            <text:p>2500</text:p>
          </table:table-cell>
          <table:table-cell table:style-name="ce8" table:formula="of:=[.D1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]=[.N10];[.G10];[.G10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]" office:value-type="float" office:value="3">
            <text:p>3</text:p>
          </table:table-cell>
          <table:table-cell table:style-name="ce9" table:number-columns-repeated="2"/>
          <table:table-cell table:style-name="ce9" table:formula="of:=[.N5]+1" office:value-type="float" office:value="2">
            <text:p>2</text:p>
          </table:table-cell>
          <table:table-cell table:style-name="ce9" table:number-columns-repeated="6"/>
          <table:table-cell table:style-name="ce8" office:value-type="float" office:value="2040">
            <text:p>2040</text:p>
          </table:table-cell>
          <table:table-cell table:style-name="ce8" office:value-type="float" office:value="2080">
            <text:p>2080</text:p>
          </table:table-cell>
          <table:table-cell table:style-name="ce8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8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6]" office:value-type="string" office:string-value="bug_med">
            <text:p>bug_med</text:p>
          </table:table-cell>
          <table:table-cell table:style-name="ce8" table:formula="of:=[.C11]" office:value-type="float" office:value="2500">
            <text:p>2500</text:p>
          </table:table-cell>
          <table:table-cell table:style-name="ce8" table:formula="of:=[.D1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2]=[.N11];[.G11];[.G11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]" office:value-type="float" office:value="4">
            <text:p>4</text:p>
          </table:table-cell>
          <table:table-cell table:style-name="ce9" table:number-columns-repeated="2"/>
          <table:table-cell table:style-name="ce9" table:formula="of:=[.N6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1300">
            <text:p>1300</text:p>
          </table:table-cell>
          <table:table-cell table:style-name="ce9" office:value-type="float" office:value="500">
            <text:p>500</text:p>
          </table:table-cell>
          <table:table-cell table:style-name="ce8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8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7]" office:value-type="string" office:string-value="bug_med">
            <text:p>bug_med</text:p>
          </table:table-cell>
          <table:table-cell table:style-name="ce8" table:formula="of:=[.C12]" office:value-type="float" office:value="2500">
            <text:p>2500</text:p>
          </table:table-cell>
          <table:table-cell table:style-name="ce8" table:formula="of:=[.D1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3]=[.N12];[.G12];[.G12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]" office:value-type="float" office:value="4">
            <text:p>4</text:p>
          </table:table-cell>
          <table:table-cell table:style-name="ce9" table:number-columns-repeated="2"/>
          <table:table-cell table:style-name="ce9" table:formula="of:=[.N7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3800">
            <text:p>3800</text:p>
          </table:table-cell>
          <table:table-cell table:style-name="ce9" office:value-type="float" office:value="370">
            <text:p>370</text:p>
          </table:table-cell>
          <table:table-cell table:style-name="ce8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8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9" table:number-columns-repeated="1000"/>
        </table:table-row>
        <table:table-row table:style-name="ro6">
          <table:table-cell table:style-name="ce5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]" office:value-type="string" office:string-value="bug_med">
            <text:p>bug_med</text:p>
          </table:table-cell>
          <table:table-cell table:style-name="ce8" table:formula="of:=[.C13]" office:value-type="float" office:value="2500">
            <text:p>2500</text:p>
          </table:table-cell>
          <table:table-cell table:style-name="ce8" table:formula="of:=[.D1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4]=[.N13];[.G13];[.G13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]" office:value-type="float" office:value="1">
            <text:p>1</text:p>
          </table:table-cell>
          <table:table-cell table:style-name="ce8" table:number-columns-repeated="2"/>
          <table:table-cell table:style-name="ce9" table:formula="of:=[.N8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]" office:value-type="string" office:string-value="bug_med">
            <text:p>bug_med</text:p>
          </table:table-cell>
          <table:table-cell table:style-name="ce8" table:formula="of:=[.C14]" office:value-type="float" office:value="2500">
            <text:p>2500</text:p>
          </table:table-cell>
          <table:table-cell table:style-name="ce8" table:formula="of:=[.D1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5]=[.N14];[.G14];[.G14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9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0]" office:value-type="string" office:string-value="bug_med">
            <text:p>bug_med</text:p>
          </table:table-cell>
          <table:table-cell table:style-name="ce8" table:formula="of:=[.C15]" office:value-type="float" office:value="2500">
            <text:p>2500</text:p>
          </table:table-cell>
          <table:table-cell table:style-name="ce8" table:formula="of:=[.D1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6]=[.N15];[.G15];[.G15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formula="of:=[.N10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1]" office:value-type="string" office:string-value="bug_med">
            <text:p>bug_med</text:p>
          </table:table-cell>
          <table:table-cell table:style-name="ce8" table:formula="of:=[.C16]" office:value-type="float" office:value="2500">
            <text:p>2500</text:p>
          </table:table-cell>
          <table:table-cell table:style-name="ce8" table:formula="of:=[.D1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7]=[.N16];[.G16];[.G16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formula="of:=[.N11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12]" office:value-type="string" office:string-value="bug_med">
            <text:p>bug_med</text:p>
          </table:table-cell>
          <table:table-cell table:style-name="ce8" table:formula="of:=[.C17]" office:value-type="float" office:value="2500">
            <text:p>2500</text:p>
          </table:table-cell>
          <table:table-cell table:style-name="ce8" table:formula="of:=[.D1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8]=[.N17];[.G17];[.G17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formula="of:=[.N12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office:value-type="string">
            <text:p>bug_big</text:p>
          </table:table-cell>
          <table:table-cell table:style-name="ce8" table:formula="of:=[.C18]" office:value-type="float" office:value="2500">
            <text:p>2500</text:p>
          </table:table-cell>
          <table:table-cell table:style-name="ce8" table:formula="of:=[.D1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9]=[.N18];[.G18];[.G18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3]" office:value-type="float" office:value="4">
            <text:p>4</text:p>
          </table:table-cell>
          <table:table-cell table:style-name="ce8" table:number-columns-repeated="2"/>
          <table:table-cell table:style-name="ce9" table:formula="of:=[.N13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4]" office:value-type="string" office:string-value="bug_med">
            <text:p>bug_med</text:p>
          </table:table-cell>
          <table:table-cell table:style-name="ce8" table:formula="of:=[.C19]" office:value-type="float" office:value="2500">
            <text:p>2500</text:p>
          </table:table-cell>
          <table:table-cell table:style-name="ce8" table:formula="of:=[.D1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0]=[.N19];[.G19];[.G19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4]" office:value-type="float" office:value="1">
            <text:p>1</text:p>
          </table:table-cell>
          <table:table-cell table:style-name="ce9" table:number-columns-repeated="2"/>
          <table:table-cell table:style-name="ce9" table:formula="of:=[.N14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5]" office:value-type="string" office:string-value="bug_med">
            <text:p>bug_med</text:p>
          </table:table-cell>
          <table:table-cell table:style-name="ce8" table:formula="of:=[.C20]" office:value-type="float" office:value="2500">
            <text:p>2500</text:p>
          </table:table-cell>
          <table:table-cell table:style-name="ce8" table:formula="of:=[.D2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1]=[.N20];[.G20];[.G20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5]" office:value-type="float" office:value="1">
            <text:p>1</text:p>
          </table:table-cell>
          <table:table-cell table:style-name="ce9" table:number-columns-repeated="2"/>
          <table:table-cell table:style-name="ce9" table:formula="of:=[.N15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6]" office:value-type="string" office:string-value="bug_med">
            <text:p>bug_med</text:p>
          </table:table-cell>
          <table:table-cell table:style-name="ce8" table:formula="of:=[.C21]" office:value-type="float" office:value="2500">
            <text:p>2500</text:p>
          </table:table-cell>
          <table:table-cell table:style-name="ce8" table:formula="of:=[.D2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2]=[.N21];[.G21];[.G21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6]" office:value-type="float" office:value="2">
            <text:p>2</text:p>
          </table:table-cell>
          <table:table-cell table:style-name="ce9" table:number-columns-repeated="2"/>
          <table:table-cell table:style-name="ce9" table:formula="of:=[.N16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7]" office:value-type="string" office:string-value="bug_med">
            <text:p>bug_med</text:p>
          </table:table-cell>
          <table:table-cell table:style-name="ce8" table:formula="of:=[.C22]" office:value-type="float" office:value="2500">
            <text:p>2500</text:p>
          </table:table-cell>
          <table:table-cell table:style-name="ce8" table:formula="of:=[.D2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3]=[.N22];[.G22];[.G22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7]" office:value-type="float" office:value="2">
            <text:p>2</text:p>
          </table:table-cell>
          <table:table-cell table:style-name="ce9" table:number-columns-repeated="2"/>
          <table:table-cell table:style-name="ce9" table:formula="of:=[.N17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office:value-type="string">
            <text:p>bug_big</text:p>
          </table:table-cell>
          <table:table-cell table:style-name="ce8" table:formula="of:=[.C23]" office:value-type="float" office:value="2500">
            <text:p>2500</text:p>
          </table:table-cell>
          <table:table-cell table:style-name="ce8" table:formula="of:=[.D2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4]=[.N23];[.G23];[.G23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8]" office:value-type="float" office:value="3">
            <text:p>3</text:p>
          </table:table-cell>
          <table:table-cell table:style-name="ce9" table:number-columns-repeated="2"/>
          <table:table-cell table:style-name="ce9" table:formula="of:=[.N18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19]" office:value-type="string" office:string-value="bug_big">
            <text:p>bug_big</text:p>
          </table:table-cell>
          <table:table-cell table:style-name="ce8" table:formula="of:=[.C24]" office:value-type="float" office:value="2500">
            <text:p>2500</text:p>
          </table:table-cell>
          <table:table-cell table:style-name="ce8" table:formula="of:=[.D2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5]=[.N24];[.G24];[.G24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9]" office:value-type="float" office:value="4">
            <text:p>4</text:p>
          </table:table-cell>
          <table:table-cell table:style-name="ce9" table:number-columns-repeated="2"/>
          <table:table-cell table:style-name="ce9" table:formula="of:=[.N19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0]" office:value-type="string" office:string-value="bug_med">
            <text:p>bug_med</text:p>
          </table:table-cell>
          <table:table-cell table:style-name="ce8" table:formula="of:=[.C25]" office:value-type="float" office:value="2500">
            <text:p>2500</text:p>
          </table:table-cell>
          <table:table-cell table:style-name="ce8" table:formula="of:=[.D2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6]=[.N25];[.G25];[.G25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0]" office:value-type="float" office:value="1">
            <text:p>1</text:p>
          </table:table-cell>
          <table:table-cell table:style-name="ce8" table:number-columns-repeated="2"/>
          <table:table-cell table:style-name="ce9" table:formula="of:=[.N20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1]" office:value-type="string" office:string-value="bug_med">
            <text:p>bug_med</text:p>
          </table:table-cell>
          <table:table-cell table:style-name="ce8" table:formula="of:=[.C26]" office:value-type="float" office:value="2500">
            <text:p>2500</text:p>
          </table:table-cell>
          <table:table-cell table:style-name="ce8" table:formula="of:=[.D2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7]=[.N26];[.G26];[.G26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1]" office:value-type="float" office:value="1">
            <text:p>1</text:p>
          </table:table-cell>
          <table:table-cell table:style-name="ce8" table:number-columns-repeated="2"/>
          <table:table-cell table:style-name="ce9" table:formula="of:=[.N21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22]" office:value-type="string" office:string-value="bug_med">
            <text:p>bug_med</text:p>
          </table:table-cell>
          <table:table-cell table:style-name="ce8" table:formula="of:=[.C27]" office:value-type="float" office:value="2500">
            <text:p>2500</text:p>
          </table:table-cell>
          <table:table-cell table:style-name="ce8" table:formula="of:=[.D2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8]=[.N27];[.G27];[.G27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2]" office:value-type="float" office:value="2">
            <text:p>2</text:p>
          </table:table-cell>
          <table:table-cell table:style-name="ce8" table:number-columns-repeated="2"/>
          <table:table-cell table:style-name="ce9" table:formula="of:=[.N22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office:value-type="string">
            <text:p>bug_big</text:p>
          </table:table-cell>
          <table:table-cell table:style-name="ce8" table:formula="of:=[.C28]" office:value-type="float" office:value="2500">
            <text:p>2500</text:p>
          </table:table-cell>
          <table:table-cell table:style-name="ce8" table:formula="of:=[.D2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9]=[.N28];[.G28];[.G28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3]" office:value-type="float" office:value="2">
            <text:p>2</text:p>
          </table:table-cell>
          <table:table-cell table:style-name="ce8" table:number-columns-repeated="2"/>
          <table:table-cell table:style-name="ce9" table:formula="of:=[.N23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24]" office:value-type="string" office:string-value="bug_big">
            <text:p>bug_big</text:p>
          </table:table-cell>
          <table:table-cell table:style-name="ce8" table:formula="of:=[.C29]" office:value-type="float" office:value="2500">
            <text:p>2500</text:p>
          </table:table-cell>
          <table:table-cell table:style-name="ce8" table:formula="of:=[.D2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0]=[.N29];[.G29];[.G29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4]" office:value-type="float" office:value="3">
            <text:p>3</text:p>
          </table:table-cell>
          <table:table-cell table:style-name="ce8" table:number-columns-repeated="2"/>
          <table:table-cell table:style-name="ce9" table:formula="of:=[.N24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25]" office:value-type="string" office:string-value="bug_big">
            <text:p>bug_big</text:p>
          </table:table-cell>
          <table:table-cell table:style-name="ce8" table:formula="of:=[.C30]" office:value-type="float" office:value="2500">
            <text:p>2500</text:p>
          </table:table-cell>
          <table:table-cell table:style-name="ce8" table:formula="of:=[.D3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1]=[.N30];[.G30];[.G30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5]" office:value-type="float" office:value="4">
            <text:p>4</text:p>
          </table:table-cell>
          <table:table-cell table:style-name="ce8" table:number-columns-repeated="2"/>
          <table:table-cell table:style-name="ce9" table:formula="of:=[.N25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6]" office:value-type="string" office:string-value="bug_med">
            <text:p>bug_med</text:p>
          </table:table-cell>
          <table:table-cell table:style-name="ce8" table:formula="of:=[.C31]" office:value-type="float" office:value="2500">
            <text:p>2500</text:p>
          </table:table-cell>
          <table:table-cell table:style-name="ce8" table:formula="of:=[.D3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2]=[.N31];[.G31];[.G31]+[.$O$2])" office:value-type="float" office:value="610">
            <text:p>6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6]" office:value-type="float" office:value="1">
            <text:p>1</text:p>
          </table:table-cell>
          <table:table-cell table:style-name="ce8" table:number-columns-repeated="2"/>
          <table:table-cell table:style-name="ce9" table:formula="of:=[.N26]+1" office:value-type="float" office:value="6">
            <text:p>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7]" office:value-type="string" office:string-value="bug_med">
            <text:p>bug_med</text:p>
          </table:table-cell>
          <table:table-cell table:style-name="ce8" table:formula="of:=[.C32]" office:value-type="float" office:value="2500">
            <text:p>2500</text:p>
          </table:table-cell>
          <table:table-cell table:style-name="ce8" table:formula="of:=[.D3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3]=[.N32];[.G32];[.G32]+[.$O$2])" office:value-type="float" office:value="610">
            <text:p>6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7]" office:value-type="float" office:value="1">
            <text:p>1</text:p>
          </table:table-cell>
          <table:table-cell table:style-name="ce8" table:number-columns-repeated="2"/>
          <table:table-cell table:style-name="ce9" table:formula="of:=[.N27]+1" office:value-type="float" office:value="6">
            <text:p>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office:value-type="string">
            <text:p>bug_big</text:p>
          </table:table-cell>
          <table:table-cell table:style-name="ce8" table:formula="of:=[.C33]" office:value-type="float" office:value="2500">
            <text:p>2500</text:p>
          </table:table-cell>
          <table:table-cell table:style-name="ce8" table:formula="of:=[.D3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4]=[.N33];[.G33];[.G33]+[.$O$2])" office:value-type="float" office:value="610">
            <text:p>6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8]" office:value-type="float" office:value="2">
            <text:p>2</text:p>
          </table:table-cell>
          <table:table-cell table:style-name="ce8" table:number-columns-repeated="2"/>
          <table:table-cell table:style-name="ce9" table:formula="of:=[.N28]+1" office:value-type="float" office:value="6">
            <text:p>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29]" office:value-type="string" office:string-value="bug_big">
            <text:p>bug_big</text:p>
          </table:table-cell>
          <table:table-cell table:style-name="ce8" table:formula="of:=[.C34]" office:value-type="float" office:value="2500">
            <text:p>2500</text:p>
          </table:table-cell>
          <table:table-cell table:style-name="ce8" table:formula="of:=[.D3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5]=[.N34];[.G34];[.G34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9]" office:value-type="float" office:value="2">
            <text:p>2</text:p>
          </table:table-cell>
          <table:table-cell table:style-name="ce9" table:number-columns-repeated="2"/>
          <table:table-cell table:style-name="ce9" table:formula="of:=[.N29]+1" office:value-type="float" office:value="6">
            <text:p>6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30]" office:value-type="string" office:string-value="bug_big">
            <text:p>bug_big</text:p>
          </table:table-cell>
          <table:table-cell table:style-name="ce8" table:formula="of:=[.C35]" office:value-type="float" office:value="2500">
            <text:p>2500</text:p>
          </table:table-cell>
          <table:table-cell table:style-name="ce8" table:formula="of:=[.D3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6]=[.N35];[.G35];[.G35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0]" office:value-type="float" office:value="3">
            <text:p>3</text:p>
          </table:table-cell>
          <table:table-cell table:style-name="ce9" table:number-columns-repeated="2"/>
          <table:table-cell table:style-name="ce9" table:formula="of:=[.N30]+1" office:value-type="float" office:value="6">
            <text:p>6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31]" office:value-type="string" office:string-value="bug_big">
            <text:p>bug_big</text:p>
          </table:table-cell>
          <table:table-cell table:style-name="ce8" table:formula="of:=[.C36]" office:value-type="float" office:value="2500">
            <text:p>2500</text:p>
          </table:table-cell>
          <table:table-cell table:style-name="ce8" table:formula="of:=[.D3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7]=[.N36];[.G36];[.G36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1]" office:value-type="float" office:value="4">
            <text:p>4</text:p>
          </table:table-cell>
          <table:table-cell table:style-name="ce9" table:number-columns-repeated="2"/>
          <table:table-cell table:style-name="ce9" table:formula="of:=[.N31]+1" office:value-type="float" office:value="6">
            <text:p>6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32]" office:value-type="string" office:string-value="bug_med">
            <text:p>bug_med</text:p>
          </table:table-cell>
          <table:table-cell table:style-name="ce8" table:formula="of:=[.C37]" office:value-type="float" office:value="2500">
            <text:p>2500</text:p>
          </table:table-cell>
          <table:table-cell table:style-name="ce8" table:formula="of:=[.D3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8]=[.N37];[.G37];[.G37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2]" office:value-type="float" office:value="1">
            <text:p>1</text:p>
          </table:table-cell>
          <table:table-cell table:style-name="ce9" table:number-columns-repeated="2"/>
          <table:table-cell table:style-name="ce9" table:formula="of:=[.N32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big</text:p>
          </table:table-cell>
          <table:table-cell table:style-name="ce8" table:formula="of:=[.C38]" office:value-type="float" office:value="2500">
            <text:p>2500</text:p>
          </table:table-cell>
          <table:table-cell table:style-name="ce8" table:formula="of:=[.D3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9]=[.N38];[.G38];[.G38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3]" office:value-type="float" office:value="1">
            <text:p>1</text:p>
          </table:table-cell>
          <table:table-cell table:style-name="ce9" table:number-columns-repeated="2"/>
          <table:table-cell table:style-name="ce9" table:formula="of:=[.N33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34]" office:value-type="string" office:string-value="bug_big">
            <text:p>bug_big</text:p>
          </table:table-cell>
          <table:table-cell table:style-name="ce8" table:formula="of:=[.C39]" office:value-type="float" office:value="2500">
            <text:p>2500</text:p>
          </table:table-cell>
          <table:table-cell table:style-name="ce8" table:formula="of:=[.D3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0]=[.N39];[.G39];[.G39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4]" office:value-type="float" office:value="2">
            <text:p>2</text:p>
          </table:table-cell>
          <table:table-cell table:style-name="ce9" table:number-columns-repeated="2"/>
          <table:table-cell table:style-name="ce9" table:formula="of:=[.N34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35]" office:value-type="string" office:string-value="bug_big">
            <text:p>bug_big</text:p>
          </table:table-cell>
          <table:table-cell table:style-name="ce8" table:formula="of:=[.C40]" office:value-type="float" office:value="2500">
            <text:p>2500</text:p>
          </table:table-cell>
          <table:table-cell table:style-name="ce8" table:formula="of:=[.D4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1]=[.N40];[.G40];[.G40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5]" office:value-type="float" office:value="2">
            <text:p>2</text:p>
          </table:table-cell>
          <table:table-cell table:style-name="ce9" table:number-columns-repeated="2"/>
          <table:table-cell table:style-name="ce9" table:formula="of:=[.N35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36]" office:value-type="string" office:string-value="bug_big">
            <text:p>bug_big</text:p>
          </table:table-cell>
          <table:table-cell table:style-name="ce8" table:formula="of:=[.C41]" office:value-type="float" office:value="2500">
            <text:p>2500</text:p>
          </table:table-cell>
          <table:table-cell table:style-name="ce8" table:formula="of:=[.D4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2]=[.N41];[.G41];[.G41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6]" office:value-type="float" office:value="3">
            <text:p>3</text:p>
          </table:table-cell>
          <table:table-cell table:style-name="ce9" table:number-columns-repeated="2"/>
          <table:table-cell table:style-name="ce9" table:formula="of:=[.N36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37]" office:value-type="string" office:string-value="bug_big">
            <text:p>bug_big</text:p>
          </table:table-cell>
          <table:table-cell table:style-name="ce8" table:formula="of:=[.C42]" office:value-type="float" office:value="2500">
            <text:p>2500</text:p>
          </table:table-cell>
          <table:table-cell table:style-name="ce8" table:formula="of:=[.D4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3]=[.N42];[.G42];[.G42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7]" office:value-type="float" office:value="4">
            <text:p>4</text:p>
          </table:table-cell>
          <table:table-cell table:style-name="ce9" table:number-columns-repeated="2"/>
          <table:table-cell table:style-name="ce9" table:formula="of:=[.N37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38]" office:value-type="string" office:string-value="bug_med">
            <text:p>bug_med</text:p>
          </table:table-cell>
          <table:table-cell table:style-name="ce8" table:formula="of:=[.C43]" office:value-type="float" office:value="2500">
            <text:p>2500</text:p>
          </table:table-cell>
          <table:table-cell table:style-name="ce8" table:formula="of:=[.D4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4]=[.N43];[.G43];[.G43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8]" office:value-type="float" office:value="1">
            <text:p>1</text:p>
          </table:table-cell>
          <table:table-cell table:style-name="ce8" table:number-columns-repeated="2"/>
          <table:table-cell table:style-name="ce9" table:formula="of:=[.N38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39]" office:value-type="string" office:string-value="bug_big">
            <text:p>bug_big</text:p>
          </table:table-cell>
          <table:table-cell table:style-name="ce8" table:formula="of:=[.C44]" office:value-type="float" office:value="2500">
            <text:p>2500</text:p>
          </table:table-cell>
          <table:table-cell table:style-name="ce8" table:formula="of:=[.D4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5]=[.N44];[.G44];[.G44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9]" office:value-type="float" office:value="1">
            <text:p>1</text:p>
          </table:table-cell>
          <table:table-cell table:style-name="ce8" table:number-columns-repeated="2"/>
          <table:table-cell table:style-name="ce9" table:formula="of:=[.N39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0]" office:value-type="string" office:string-value="bug_big">
            <text:p>bug_big</text:p>
          </table:table-cell>
          <table:table-cell table:style-name="ce8" table:formula="of:=[.C45]" office:value-type="float" office:value="2500">
            <text:p>2500</text:p>
          </table:table-cell>
          <table:table-cell table:style-name="ce8" table:formula="of:=[.D4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6]=[.N45];[.G45];[.G45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0]" office:value-type="float" office:value="2">
            <text:p>2</text:p>
          </table:table-cell>
          <table:table-cell table:style-name="ce8" table:number-columns-repeated="2"/>
          <table:table-cell table:style-name="ce9" table:formula="of:=[.N40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1]" office:value-type="string" office:string-value="bug_big">
            <text:p>bug_big</text:p>
          </table:table-cell>
          <table:table-cell table:style-name="ce8" table:formula="of:=[.C46]" office:value-type="float" office:value="2500">
            <text:p>2500</text:p>
          </table:table-cell>
          <table:table-cell table:style-name="ce8" table:formula="of:=[.D4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7]=[.N46];[.G46];[.G46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1]" office:value-type="float" office:value="2">
            <text:p>2</text:p>
          </table:table-cell>
          <table:table-cell table:style-name="ce8" table:number-columns-repeated="2"/>
          <table:table-cell table:style-name="ce9" table:formula="of:=[.N41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42]" office:value-type="string" office:string-value="bug_big">
            <text:p>bug_big</text:p>
          </table:table-cell>
          <table:table-cell table:style-name="ce8" table:formula="of:=[.C47]" office:value-type="float" office:value="2500">
            <text:p>2500</text:p>
          </table:table-cell>
          <table:table-cell table:style-name="ce8" table:formula="of:=[.D4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8]=[.N47];[.G47];[.G47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2]" office:value-type="float" office:value="3">
            <text:p>3</text:p>
          </table:table-cell>
          <table:table-cell table:style-name="ce8" table:number-columns-repeated="2"/>
          <table:table-cell table:style-name="ce9" table:formula="of:=[.N42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43]" office:value-type="string" office:string-value="bug_big">
            <text:p>bug_big</text:p>
          </table:table-cell>
          <table:table-cell table:style-name="ce8" table:formula="of:=[.C48]" office:value-type="float" office:value="2500">
            <text:p>2500</text:p>
          </table:table-cell>
          <table:table-cell table:style-name="ce8" table:formula="of:=[.D4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9]=[.N48];[.G48];[.G48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3]" office:value-type="float" office:value="4">
            <text:p>4</text:p>
          </table:table-cell>
          <table:table-cell table:style-name="ce8" table:number-columns-repeated="2"/>
          <table:table-cell table:style-name="ce9" table:formula="of:=[.N43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44]" office:value-type="string" office:string-value="bug_med">
            <text:p>bug_med</text:p>
          </table:table-cell>
          <table:table-cell table:style-name="ce8" table:formula="of:=[.C49]" office:value-type="float" office:value="2500">
            <text:p>2500</text:p>
          </table:table-cell>
          <table:table-cell table:style-name="ce8" table:formula="of:=[.D4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0]=[.N49];[.G49];[.G49]+[.$O$2])" office:value-type="float" office:value="970">
            <text:p>9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4]" office:value-type="float" office:value="1">
            <text:p>1</text:p>
          </table:table-cell>
          <table:table-cell table:style-name="ce8" table:number-columns-repeated="2"/>
          <table:table-cell table:style-name="ce9" table:formula="of:=[.N44]+1" office:value-type="float" office:value="9">
            <text:p>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45]" office:value-type="string" office:string-value="bug_big">
            <text:p>bug_big</text:p>
          </table:table-cell>
          <table:table-cell table:style-name="ce8" table:formula="of:=[.C50]" office:value-type="float" office:value="2500">
            <text:p>2500</text:p>
          </table:table-cell>
          <table:table-cell table:style-name="ce8" table:formula="of:=[.D5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1]=[.N50];[.G50];[.G50]+[.$O$2])" office:value-type="float" office:value="970">
            <text:p>9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5]" office:value-type="float" office:value="1">
            <text:p>1</text:p>
          </table:table-cell>
          <table:table-cell table:style-name="ce8" table:number-columns-repeated="2"/>
          <table:table-cell table:style-name="ce9" table:formula="of:=[.N45]+1" office:value-type="float" office:value="9">
            <text:p>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6]" office:value-type="string" office:string-value="bug_big">
            <text:p>bug_big</text:p>
          </table:table-cell>
          <table:table-cell table:style-name="ce8" table:formula="of:=[.C51]" office:value-type="float" office:value="2500">
            <text:p>2500</text:p>
          </table:table-cell>
          <table:table-cell table:style-name="ce8" table:formula="of:=[.D5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2]=[.N51];[.G51];[.G51]+[.$O$2])" office:value-type="float" office:value="970">
            <text:p>9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6]" office:value-type="float" office:value="2">
            <text:p>2</text:p>
          </table:table-cell>
          <table:table-cell table:style-name="ce8" table:number-columns-repeated="2"/>
          <table:table-cell table:style-name="ce9" table:formula="of:=[.N46]+1" office:value-type="float" office:value="9">
            <text:p>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7]" office:value-type="string" office:string-value="bug_big">
            <text:p>bug_big</text:p>
          </table:table-cell>
          <table:table-cell table:style-name="ce8" table:formula="of:=[.C52]" office:value-type="float" office:value="2500">
            <text:p>2500</text:p>
          </table:table-cell>
          <table:table-cell table:style-name="ce8" table:formula="of:=[.D5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3]=[.N52];[.G52];[.G52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7]" office:value-type="float" office:value="2">
            <text:p>2</text:p>
          </table:table-cell>
          <table:table-cell table:style-name="ce9" table:number-columns-repeated="2"/>
          <table:table-cell table:style-name="ce9" table:formula="of:=[.N47]+1" office:value-type="float" office:value="9">
            <text:p>9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48]" office:value-type="string" office:string-value="bug_big">
            <text:p>bug_big</text:p>
          </table:table-cell>
          <table:table-cell table:style-name="ce8" table:formula="of:=[.C53]" office:value-type="float" office:value="2500">
            <text:p>2500</text:p>
          </table:table-cell>
          <table:table-cell table:style-name="ce8" table:formula="of:=[.D5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4]=[.N53];[.G53];[.G53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8]" office:value-type="float" office:value="3">
            <text:p>3</text:p>
          </table:table-cell>
          <table:table-cell table:style-name="ce9" table:number-columns-repeated="2"/>
          <table:table-cell table:style-name="ce9" table:formula="of:=[.N48]+1" office:value-type="float" office:value="9">
            <text:p>9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49]" office:value-type="string" office:string-value="bug_big">
            <text:p>bug_big</text:p>
          </table:table-cell>
          <table:table-cell table:style-name="ce8" table:formula="of:=[.C54]" office:value-type="float" office:value="2500">
            <text:p>2500</text:p>
          </table:table-cell>
          <table:table-cell table:style-name="ce8" table:formula="of:=[.D5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5]=[.N54];[.G54];[.G54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9]" office:value-type="float" office:value="4">
            <text:p>4</text:p>
          </table:table-cell>
          <table:table-cell table:style-name="ce9" table:number-columns-repeated="2"/>
          <table:table-cell table:style-name="ce9" table:formula="of:=[.N49]+1" office:value-type="float" office:value="9">
            <text:p>9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0]" office:value-type="string" office:string-value="bug_med">
            <text:p>bug_med</text:p>
          </table:table-cell>
          <table:table-cell table:style-name="ce8" table:formula="of:=[.C55]" office:value-type="float" office:value="2500">
            <text:p>2500</text:p>
          </table:table-cell>
          <table:table-cell table:style-name="ce8" table:formula="of:=[.D5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6]=[.N55];[.G55];[.G55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0]" office:value-type="float" office:value="1">
            <text:p>1</text:p>
          </table:table-cell>
          <table:table-cell table:style-name="ce9" table:number-columns-repeated="2"/>
          <table:table-cell table:style-name="ce9" table:formula="of:=[.N50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1]" office:value-type="string" office:string-value="bug_big">
            <text:p>bug_big</text:p>
          </table:table-cell>
          <table:table-cell table:style-name="ce8" table:formula="of:=[.C56]" office:value-type="float" office:value="2500">
            <text:p>2500</text:p>
          </table:table-cell>
          <table:table-cell table:style-name="ce8" table:formula="of:=[.D5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7]=[.N56];[.G56];[.G56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1]" office:value-type="float" office:value="1">
            <text:p>1</text:p>
          </table:table-cell>
          <table:table-cell table:style-name="ce9" table:number-columns-repeated="2"/>
          <table:table-cell table:style-name="ce9" table:formula="of:=[.N51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2]" office:value-type="string" office:string-value="bug_big">
            <text:p>bug_big</text:p>
          </table:table-cell>
          <table:table-cell table:style-name="ce8" table:formula="of:=[.C57]" office:value-type="float" office:value="2500">
            <text:p>2500</text:p>
          </table:table-cell>
          <table:table-cell table:style-name="ce8" table:formula="of:=[.D5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8]=[.N57];[.G57];[.G57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2]" office:value-type="float" office:value="2">
            <text:p>2</text:p>
          </table:table-cell>
          <table:table-cell table:style-name="ce9" table:number-columns-repeated="2"/>
          <table:table-cell table:style-name="ce9" table:formula="of:=[.N52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3]" office:value-type="string" office:string-value="bug_big">
            <text:p>bug_big</text:p>
          </table:table-cell>
          <table:table-cell table:style-name="ce8" table:formula="of:=[.C58]" office:value-type="float" office:value="2500">
            <text:p>2500</text:p>
          </table:table-cell>
          <table:table-cell table:style-name="ce8" table:formula="of:=[.D5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9]=[.N58];[.G58];[.G58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3]" office:value-type="float" office:value="2">
            <text:p>2</text:p>
          </table:table-cell>
          <table:table-cell table:style-name="ce9" table:number-columns-repeated="2"/>
          <table:table-cell table:style-name="ce9" table:formula="of:=[.N53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54]" office:value-type="string" office:string-value="bug_big">
            <text:p>bug_big</text:p>
          </table:table-cell>
          <table:table-cell table:style-name="ce8" table:formula="of:=[.C59]" office:value-type="float" office:value="2500">
            <text:p>2500</text:p>
          </table:table-cell>
          <table:table-cell table:style-name="ce8" table:formula="of:=[.D5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60]=[.N59];[.G59];[.G59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4]" office:value-type="float" office:value="3">
            <text:p>3</text:p>
          </table:table-cell>
          <table:table-cell table:style-name="ce9" table:number-columns-repeated="2"/>
          <table:table-cell table:style-name="ce9" table:formula="of:=[.N54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55]" office:value-type="string" office:string-value="bug_big">
            <text:p>bug_big</text:p>
          </table:table-cell>
          <table:table-cell table:style-name="ce8" table:formula="of:=[.C60]" office:value-type="float" office:value="2500">
            <text:p>2500</text:p>
          </table:table-cell>
          <table:table-cell table:style-name="ce8" table:formula="of:=[.D6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61]=[.N60];[.G60];[.G60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5]" office:value-type="float" office:value="4">
            <text:p>4</text:p>
          </table:table-cell>
          <table:table-cell table:style-name="ce9" table:number-columns-repeated="2"/>
          <table:table-cell table:style-name="ce9" table:formula="of:=[.N55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6]" office:value-type="string" office:string-value="bug_med">
            <text:p>bug_med</text:p>
          </table:table-cell>
          <table:table-cell table:style-name="ce8" table:formula="of:=[.C61]" office:value-type="float" office:value="2500">
            <text:p>2500</text:p>
          </table:table-cell>
          <table:table-cell table:style-name="ce8" table:formula="of:=[.D6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2]=[.N61];[.G61];[.G61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6]" office:value-type="float" office:value="1">
            <text:p>1</text:p>
          </table:table-cell>
          <table:table-cell table:style-name="ce8" table:number-columns-repeated="2"/>
          <table:table-cell table:style-name="ce9" table:formula="of:=[.N56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7]" office:value-type="string" office:string-value="bug_big">
            <text:p>bug_big</text:p>
          </table:table-cell>
          <table:table-cell table:style-name="ce8" table:formula="of:=[.C62]" office:value-type="float" office:value="2500">
            <text:p>2500</text:p>
          </table:table-cell>
          <table:table-cell table:style-name="ce8" table:formula="of:=[.D6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3]=[.N62];[.G62];[.G62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7]" office:value-type="float" office:value="1">
            <text:p>1</text:p>
          </table:table-cell>
          <table:table-cell table:style-name="ce8" table:number-columns-repeated="2"/>
          <table:table-cell table:style-name="ce9" table:formula="of:=[.N57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8]" office:value-type="string" office:string-value="bug_big">
            <text:p>bug_big</text:p>
          </table:table-cell>
          <table:table-cell table:style-name="ce8" table:formula="of:=[.C63]" office:value-type="float" office:value="2500">
            <text:p>2500</text:p>
          </table:table-cell>
          <table:table-cell table:style-name="ce8" table:formula="of:=[.D6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4]=[.N63];[.G63];[.G63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8]" office:value-type="float" office:value="2">
            <text:p>2</text:p>
          </table:table-cell>
          <table:table-cell table:style-name="ce8" table:number-columns-repeated="2"/>
          <table:table-cell table:style-name="ce9" table:formula="of:=[.N58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9]" office:value-type="string" office:string-value="bug_big">
            <text:p>bug_big</text:p>
          </table:table-cell>
          <table:table-cell table:style-name="ce8" table:formula="of:=[.C64]" office:value-type="float" office:value="2500">
            <text:p>2500</text:p>
          </table:table-cell>
          <table:table-cell table:style-name="ce8" table:formula="of:=[.D6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5]=[.N64];[.G64];[.G64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9]" office:value-type="float" office:value="2">
            <text:p>2</text:p>
          </table:table-cell>
          <table:table-cell table:style-name="ce8" table:number-columns-repeated="2"/>
          <table:table-cell table:style-name="ce9" table:formula="of:=[.N59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60]" office:value-type="string" office:string-value="bug_big">
            <text:p>bug_big</text:p>
          </table:table-cell>
          <table:table-cell table:style-name="ce8" table:formula="of:=[.C65]" office:value-type="float" office:value="2500">
            <text:p>2500</text:p>
          </table:table-cell>
          <table:table-cell table:style-name="ce8" table:formula="of:=[.D6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6]=[.N65];[.G65];[.G65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0]" office:value-type="float" office:value="3">
            <text:p>3</text:p>
          </table:table-cell>
          <table:table-cell table:style-name="ce8" table:number-columns-repeated="2"/>
          <table:table-cell table:style-name="ce9" table:formula="of:=[.N60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61]" office:value-type="string" office:string-value="bug_big">
            <text:p>bug_big</text:p>
          </table:table-cell>
          <table:table-cell table:style-name="ce8" table:formula="of:=[.C66]" office:value-type="float" office:value="2500">
            <text:p>2500</text:p>
          </table:table-cell>
          <table:table-cell table:style-name="ce8" table:formula="of:=[.D6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7]=[.N66];[.G66];[.G66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1]" office:value-type="float" office:value="4">
            <text:p>4</text:p>
          </table:table-cell>
          <table:table-cell table:style-name="ce8" table:number-columns-repeated="2"/>
          <table:table-cell table:style-name="ce9" table:formula="of:=[.N61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2]" office:value-type="string" office:string-value="bug_med">
            <text:p>bug_med</text:p>
          </table:table-cell>
          <table:table-cell table:style-name="ce8" table:formula="of:=[.C67]" office:value-type="float" office:value="2500">
            <text:p>2500</text:p>
          </table:table-cell>
          <table:table-cell table:style-name="ce8" table:formula="of:=[.D6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8]=[.N67];[.G67];[.G67]+[.$O$2])" office:value-type="float" office:value="1330">
            <text:p>133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2]" office:value-type="float" office:value="1">
            <text:p>1</text:p>
          </table:table-cell>
          <table:table-cell table:style-name="ce8" table:number-columns-repeated="2"/>
          <table:table-cell table:style-name="ce9" table:formula="of:=[.N62]+1" office:value-type="float" office:value="12">
            <text:p>12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3]" office:value-type="string" office:string-value="bug_big">
            <text:p>bug_big</text:p>
          </table:table-cell>
          <table:table-cell table:style-name="ce8" table:formula="of:=[.C68]" office:value-type="float" office:value="2500">
            <text:p>2500</text:p>
          </table:table-cell>
          <table:table-cell table:style-name="ce8" table:formula="of:=[.D6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9]=[.N68];[.G68];[.G68]+[.$O$2])" office:value-type="float" office:value="1330">
            <text:p>133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3]" office:value-type="float" office:value="1">
            <text:p>1</text:p>
          </table:table-cell>
          <table:table-cell table:style-name="ce8" table:number-columns-repeated="2"/>
          <table:table-cell table:style-name="ce9" table:formula="of:=[.N63]+1" office:value-type="float" office:value="12">
            <text:p>12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64]" office:value-type="string" office:string-value="bug_big">
            <text:p>bug_big</text:p>
          </table:table-cell>
          <table:table-cell table:style-name="ce8" table:formula="of:=[.C69]" office:value-type="float" office:value="2500">
            <text:p>2500</text:p>
          </table:table-cell>
          <table:table-cell table:style-name="ce8" table:formula="of:=[.D6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70]=[.N69];[.G69];[.G69]+[.$O$2])" office:value-type="float" office:value="1330">
            <text:p>133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4]" office:value-type="float" office:value="2">
            <text:p>2</text:p>
          </table:table-cell>
          <table:table-cell table:style-name="ce8" table:number-columns-repeated="2"/>
          <table:table-cell table:style-name="ce9" table:formula="of:=[.N64]+1" office:value-type="float" office:value="12">
            <text:p>12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65]" office:value-type="string" office:string-value="bug_big">
            <text:p>bug_big</text:p>
          </table:table-cell>
          <table:table-cell table:style-name="ce8" table:formula="of:=[.C70]" office:value-type="float" office:value="2500">
            <text:p>2500</text:p>
          </table:table-cell>
          <table:table-cell table:style-name="ce8" table:formula="of:=[.D7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1]=[.N70];[.G70];[.G70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5]" office:value-type="float" office:value="2">
            <text:p>2</text:p>
          </table:table-cell>
          <table:table-cell table:style-name="ce9" table:number-columns-repeated="2"/>
          <table:table-cell table:style-name="ce9" table:formula="of:=[.N65]+1" office:value-type="float" office:value="12">
            <text:p>12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66]" office:value-type="string" office:string-value="bug_big">
            <text:p>bug_big</text:p>
          </table:table-cell>
          <table:table-cell table:style-name="ce8" table:formula="of:=[.C71]" office:value-type="float" office:value="2500">
            <text:p>2500</text:p>
          </table:table-cell>
          <table:table-cell table:style-name="ce8" table:formula="of:=[.D7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2]=[.N71];[.G71];[.G71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6]" office:value-type="float" office:value="3">
            <text:p>3</text:p>
          </table:table-cell>
          <table:table-cell table:style-name="ce9" table:number-columns-repeated="2"/>
          <table:table-cell table:style-name="ce9" table:formula="of:=[.N66]+1" office:value-type="float" office:value="12">
            <text:p>12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67]" office:value-type="string" office:string-value="bug_big">
            <text:p>bug_big</text:p>
          </table:table-cell>
          <table:table-cell table:style-name="ce8" table:formula="of:=[.C72]" office:value-type="float" office:value="2500">
            <text:p>2500</text:p>
          </table:table-cell>
          <table:table-cell table:style-name="ce8" table:formula="of:=[.D7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3]=[.N72];[.G72];[.G72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7]" office:value-type="float" office:value="4">
            <text:p>4</text:p>
          </table:table-cell>
          <table:table-cell table:style-name="ce9" table:number-columns-repeated="2"/>
          <table:table-cell table:style-name="ce9" table:formula="of:=[.N67]+1" office:value-type="float" office:value="12">
            <text:p>12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8]" office:value-type="string" office:string-value="bug_med">
            <text:p>bug_med</text:p>
          </table:table-cell>
          <table:table-cell table:style-name="ce8" table:formula="of:=[.C73]" office:value-type="float" office:value="2500">
            <text:p>2500</text:p>
          </table:table-cell>
          <table:table-cell table:style-name="ce8" table:formula="of:=[.D7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4]=[.N73];[.G73];[.G73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8]" office:value-type="float" office:value="1">
            <text:p>1</text:p>
          </table:table-cell>
          <table:table-cell table:style-name="ce9" table:number-columns-repeated="2"/>
          <table:table-cell table:style-name="ce9" table:formula="of:=[.N68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9]" office:value-type="string" office:string-value="bug_big">
            <text:p>bug_big</text:p>
          </table:table-cell>
          <table:table-cell table:style-name="ce8" table:formula="of:=[.C74]" office:value-type="float" office:value="2500">
            <text:p>2500</text:p>
          </table:table-cell>
          <table:table-cell table:style-name="ce8" table:formula="of:=[.D7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5]=[.N74];[.G74];[.G74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9]" office:value-type="float" office:value="1">
            <text:p>1</text:p>
          </table:table-cell>
          <table:table-cell table:style-name="ce9" table:number-columns-repeated="2"/>
          <table:table-cell table:style-name="ce9" table:formula="of:=[.N69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0]" office:value-type="string" office:string-value="bug_big">
            <text:p>bug_big</text:p>
          </table:table-cell>
          <table:table-cell table:style-name="ce8" table:formula="of:=[.C75]" office:value-type="float" office:value="2500">
            <text:p>2500</text:p>
          </table:table-cell>
          <table:table-cell table:style-name="ce8" table:formula="of:=[.D7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6]=[.N75];[.G75];[.G75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0]" office:value-type="float" office:value="2">
            <text:p>2</text:p>
          </table:table-cell>
          <table:table-cell table:style-name="ce9" table:number-columns-repeated="2"/>
          <table:table-cell table:style-name="ce9" table:formula="of:=[.N70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1]" office:value-type="string" office:string-value="bug_big">
            <text:p>bug_big</text:p>
          </table:table-cell>
          <table:table-cell table:style-name="ce8" table:formula="of:=[.C76]" office:value-type="float" office:value="2500">
            <text:p>2500</text:p>
          </table:table-cell>
          <table:table-cell table:style-name="ce8" table:formula="of:=[.D7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7]=[.N76];[.G76];[.G76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1]" office:value-type="float" office:value="2">
            <text:p>2</text:p>
          </table:table-cell>
          <table:table-cell table:style-name="ce9" table:number-columns-repeated="2"/>
          <table:table-cell table:style-name="ce9" table:formula="of:=[.N71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72]" office:value-type="string" office:string-value="bug_big">
            <text:p>bug_big</text:p>
          </table:table-cell>
          <table:table-cell table:style-name="ce8" table:formula="of:=[.C77]" office:value-type="float" office:value="2500">
            <text:p>2500</text:p>
          </table:table-cell>
          <table:table-cell table:style-name="ce8" table:formula="of:=[.D7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8]=[.N77];[.G77];[.G77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2]" office:value-type="float" office:value="3">
            <text:p>3</text:p>
          </table:table-cell>
          <table:table-cell table:style-name="ce9" table:number-columns-repeated="2"/>
          <table:table-cell table:style-name="ce9" table:formula="of:=[.N72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73]" office:value-type="string" office:string-value="bug_big">
            <text:p>bug_big</text:p>
          </table:table-cell>
          <table:table-cell table:style-name="ce8" table:formula="of:=[.C78]" office:value-type="float" office:value="2500">
            <text:p>2500</text:p>
          </table:table-cell>
          <table:table-cell table:style-name="ce8" table:formula="of:=[.D7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9]=[.N78];[.G78];[.G78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3]" office:value-type="float" office:value="4">
            <text:p>4</text:p>
          </table:table-cell>
          <table:table-cell table:style-name="ce9" table:number-columns-repeated="2"/>
          <table:table-cell table:style-name="ce9" table:formula="of:=[.N73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74]" office:value-type="string" office:string-value="bug_med">
            <text:p>bug_med</text:p>
          </table:table-cell>
          <table:table-cell table:style-name="ce8" table:formula="of:=[.C79]" office:value-type="float" office:value="2500">
            <text:p>2500</text:p>
          </table:table-cell>
          <table:table-cell table:style-name="ce8" table:formula="of:=[.D7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0]=[.N79];[.G79];[.G79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4]" office:value-type="float" office:value="1">
            <text:p>1</text:p>
          </table:table-cell>
          <table:table-cell table:style-name="ce8" table:number-columns-repeated="2"/>
          <table:table-cell table:style-name="ce9" table:formula="of:=[.N74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75]" office:value-type="string" office:string-value="bug_big">
            <text:p>bug_big</text:p>
          </table:table-cell>
          <table:table-cell table:style-name="ce8" table:formula="of:=[.C80]" office:value-type="float" office:value="2500">
            <text:p>2500</text:p>
          </table:table-cell>
          <table:table-cell table:style-name="ce8" table:formula="of:=[.D8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1]=[.N80];[.G80];[.G80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5]" office:value-type="float" office:value="1">
            <text:p>1</text:p>
          </table:table-cell>
          <table:table-cell table:style-name="ce8" table:number-columns-repeated="2"/>
          <table:table-cell table:style-name="ce9" table:formula="of:=[.N75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6]" office:value-type="string" office:string-value="bug_big">
            <text:p>bug_big</text:p>
          </table:table-cell>
          <table:table-cell table:style-name="ce8" table:formula="of:=[.C81]" office:value-type="float" office:value="2500">
            <text:p>2500</text:p>
          </table:table-cell>
          <table:table-cell table:style-name="ce8" table:formula="of:=[.D8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2]=[.N81];[.G81];[.G81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6]" office:value-type="float" office:value="2">
            <text:p>2</text:p>
          </table:table-cell>
          <table:table-cell table:style-name="ce8" table:number-columns-repeated="2"/>
          <table:table-cell table:style-name="ce9" table:formula="of:=[.N76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7]" office:value-type="string" office:string-value="bug_big">
            <text:p>bug_big</text:p>
          </table:table-cell>
          <table:table-cell table:style-name="ce8" table:formula="of:=[.C82]" office:value-type="float" office:value="2500">
            <text:p>2500</text:p>
          </table:table-cell>
          <table:table-cell table:style-name="ce8" table:formula="of:=[.D8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3]=[.N82];[.G82];[.G82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7]" office:value-type="float" office:value="2">
            <text:p>2</text:p>
          </table:table-cell>
          <table:table-cell table:style-name="ce8" table:number-columns-repeated="2"/>
          <table:table-cell table:style-name="ce9" table:formula="of:=[.N77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78]" office:value-type="string" office:string-value="bug_big">
            <text:p>bug_big</text:p>
          </table:table-cell>
          <table:table-cell table:style-name="ce8" table:formula="of:=[.C83]" office:value-type="float" office:value="2500">
            <text:p>2500</text:p>
          </table:table-cell>
          <table:table-cell table:style-name="ce8" table:formula="of:=[.D8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4]=[.N83];[.G83];[.G83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8]" office:value-type="float" office:value="3">
            <text:p>3</text:p>
          </table:table-cell>
          <table:table-cell table:style-name="ce8" table:number-columns-repeated="2"/>
          <table:table-cell table:style-name="ce9" table:formula="of:=[.N78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79]" office:value-type="string" office:string-value="bug_big">
            <text:p>bug_big</text:p>
          </table:table-cell>
          <table:table-cell table:style-name="ce8" table:formula="of:=[.C84]" office:value-type="float" office:value="2500">
            <text:p>2500</text:p>
          </table:table-cell>
          <table:table-cell table:style-name="ce8" table:formula="of:=[.D8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5]=[.N84];[.G84];[.G84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9]" office:value-type="float" office:value="4">
            <text:p>4</text:p>
          </table:table-cell>
          <table:table-cell table:style-name="ce8" table:number-columns-repeated="2"/>
          <table:table-cell table:style-name="ce9" table:formula="of:=[.N79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0]" office:value-type="string" office:string-value="bug_med">
            <text:p>bug_med</text:p>
          </table:table-cell>
          <table:table-cell table:style-name="ce8" table:formula="of:=[.C85]" office:value-type="float" office:value="2500">
            <text:p>2500</text:p>
          </table:table-cell>
          <table:table-cell table:style-name="ce8" table:formula="of:=[.D8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6]=[.N85];[.G85];[.G85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0]" office:value-type="float" office:value="1">
            <text:p>1</text:p>
          </table:table-cell>
          <table:table-cell table:style-name="ce9" table:number-columns-repeated="2"/>
          <table:table-cell table:style-name="ce9" table:formula="of:=[.N80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1]" office:value-type="string" office:string-value="bug_big">
            <text:p>bug_big</text:p>
          </table:table-cell>
          <table:table-cell table:style-name="ce8" table:formula="of:=[.C86]" office:value-type="float" office:value="2500">
            <text:p>2500</text:p>
          </table:table-cell>
          <table:table-cell table:style-name="ce8" table:formula="of:=[.D8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7]=[.N86];[.G86];[.G86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1]" office:value-type="float" office:value="1">
            <text:p>1</text:p>
          </table:table-cell>
          <table:table-cell table:style-name="ce9" table:number-columns-repeated="2"/>
          <table:table-cell table:style-name="ce9" table:formula="of:=[.N81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2]" office:value-type="string" office:string-value="bug_big">
            <text:p>bug_big</text:p>
          </table:table-cell>
          <table:table-cell table:style-name="ce8" table:formula="of:=[.C87]" office:value-type="float" office:value="2500">
            <text:p>2500</text:p>
          </table:table-cell>
          <table:table-cell table:style-name="ce8" table:formula="of:=[.D8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8]=[.N87];[.G87];[.G87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2]" office:value-type="float" office:value="2">
            <text:p>2</text:p>
          </table:table-cell>
          <table:table-cell table:style-name="ce9" table:number-columns-repeated="2"/>
          <table:table-cell table:style-name="ce9" table:formula="of:=[.N82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3]" office:value-type="string" office:string-value="bug_big">
            <text:p>bug_big</text:p>
          </table:table-cell>
          <table:table-cell table:style-name="ce8" table:formula="of:=[.C88]" office:value-type="float" office:value="2500">
            <text:p>2500</text:p>
          </table:table-cell>
          <table:table-cell table:style-name="ce8" table:formula="of:=[.D8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9]=[.N88];[.G88];[.G88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3]" office:value-type="float" office:value="2">
            <text:p>2</text:p>
          </table:table-cell>
          <table:table-cell table:style-name="ce9" table:number-columns-repeated="2"/>
          <table:table-cell table:style-name="ce9" table:formula="of:=[.N83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84]" office:value-type="string" office:string-value="bug_big">
            <text:p>bug_big</text:p>
          </table:table-cell>
          <table:table-cell table:style-name="ce8" table:formula="of:=[.C89]" office:value-type="float" office:value="2500">
            <text:p>2500</text:p>
          </table:table-cell>
          <table:table-cell table:style-name="ce8" table:formula="of:=[.D8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0]=[.N89];[.G89];[.G89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4]" office:value-type="float" office:value="3">
            <text:p>3</text:p>
          </table:table-cell>
          <table:table-cell table:style-name="ce9" table:number-columns-repeated="2"/>
          <table:table-cell table:style-name="ce9" table:formula="of:=[.N84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85]" office:value-type="string" office:string-value="bug_big">
            <text:p>bug_big</text:p>
          </table:table-cell>
          <table:table-cell table:style-name="ce8" table:formula="of:=[.C90]" office:value-type="float" office:value="2500">
            <text:p>2500</text:p>
          </table:table-cell>
          <table:table-cell table:style-name="ce8" table:formula="of:=[.D9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1]=[.N90];[.G90];[.G90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5]" office:value-type="float" office:value="4">
            <text:p>4</text:p>
          </table:table-cell>
          <table:table-cell table:style-name="ce9" table:number-columns-repeated="2"/>
          <table:table-cell table:style-name="ce9" table:formula="of:=[.N85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6]" office:value-type="string" office:string-value="bug_med">
            <text:p>bug_med</text:p>
          </table:table-cell>
          <table:table-cell table:style-name="ce8" table:formula="of:=[.C91]" office:value-type="float" office:value="2500">
            <text:p>2500</text:p>
          </table:table-cell>
          <table:table-cell table:style-name="ce8" table:formula="of:=[.D9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2]=[.N91];[.G91];[.G91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6]" office:value-type="float" office:value="1">
            <text:p>1</text:p>
          </table:table-cell>
          <table:table-cell table:style-name="ce8" table:number-columns-repeated="2"/>
          <table:table-cell table:style-name="ce9" table:formula="of:=[.N86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7]" office:value-type="string" office:string-value="bug_big">
            <text:p>bug_big</text:p>
          </table:table-cell>
          <table:table-cell table:style-name="ce8" table:formula="of:=[.C92]" office:value-type="float" office:value="2500">
            <text:p>2500</text:p>
          </table:table-cell>
          <table:table-cell table:style-name="ce8" table:formula="of:=[.D9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3]=[.N92];[.G92];[.G92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7]" office:value-type="float" office:value="1">
            <text:p>1</text:p>
          </table:table-cell>
          <table:table-cell table:style-name="ce8" table:number-columns-repeated="2"/>
          <table:table-cell table:style-name="ce9" table:formula="of:=[.N87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8]" office:value-type="string" office:string-value="bug_big">
            <text:p>bug_big</text:p>
          </table:table-cell>
          <table:table-cell table:style-name="ce8" table:formula="of:=[.C93]" office:value-type="float" office:value="2500">
            <text:p>2500</text:p>
          </table:table-cell>
          <table:table-cell table:style-name="ce8" table:formula="of:=[.D9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4]=[.N93];[.G93];[.G93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8]" office:value-type="float" office:value="2">
            <text:p>2</text:p>
          </table:table-cell>
          <table:table-cell table:style-name="ce8" table:number-columns-repeated="2"/>
          <table:table-cell table:style-name="ce9" table:formula="of:=[.N88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9]" office:value-type="string" office:string-value="bug_big">
            <text:p>bug_big</text:p>
          </table:table-cell>
          <table:table-cell table:style-name="ce8" table:formula="of:=[.C94]" office:value-type="float" office:value="2500">
            <text:p>2500</text:p>
          </table:table-cell>
          <table:table-cell table:style-name="ce8" table:formula="of:=[.D9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5]=[.N94];[.G94];[.G94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9]" office:value-type="float" office:value="2">
            <text:p>2</text:p>
          </table:table-cell>
          <table:table-cell table:style-name="ce8" table:number-columns-repeated="2"/>
          <table:table-cell table:style-name="ce9" table:formula="of:=[.N89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90]" office:value-type="string" office:string-value="bug_big">
            <text:p>bug_big</text:p>
          </table:table-cell>
          <table:table-cell table:style-name="ce8" table:formula="of:=[.C95]" office:value-type="float" office:value="2500">
            <text:p>2500</text:p>
          </table:table-cell>
          <table:table-cell table:style-name="ce8" table:formula="of:=[.D9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6]=[.N95];[.G95];[.G95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0]" office:value-type="float" office:value="3">
            <text:p>3</text:p>
          </table:table-cell>
          <table:table-cell table:style-name="ce8" table:number-columns-repeated="2"/>
          <table:table-cell table:style-name="ce9" table:formula="of:=[.N90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91]" office:value-type="string" office:string-value="bug_big">
            <text:p>bug_big</text:p>
          </table:table-cell>
          <table:table-cell table:style-name="ce8" table:formula="of:=[.C96]" office:value-type="float" office:value="2500">
            <text:p>2500</text:p>
          </table:table-cell>
          <table:table-cell table:style-name="ce8" table:formula="of:=[.D9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7]=[.N96];[.G96];[.G96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1]" office:value-type="float" office:value="4">
            <text:p>4</text:p>
          </table:table-cell>
          <table:table-cell table:style-name="ce8" table:number-columns-repeated="2"/>
          <table:table-cell table:style-name="ce9" table:formula="of:=[.N91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2]" office:value-type="string" office:string-value="bug_med">
            <text:p>bug_med</text:p>
          </table:table-cell>
          <table:table-cell table:style-name="ce8" table:formula="of:=[.C97]" office:value-type="float" office:value="2500">
            <text:p>2500</text:p>
          </table:table-cell>
          <table:table-cell table:style-name="ce8" table:formula="of:=[.D9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8]=[.N97];[.G97];[.G97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2]" office:value-type="float" office:value="1">
            <text:p>1</text:p>
          </table:table-cell>
          <table:table-cell table:style-name="ce9" table:number-columns-repeated="2"/>
          <table:table-cell table:style-name="ce9" table:formula="of:=[.N92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3]" office:value-type="string" office:string-value="bug_big">
            <text:p>bug_big</text:p>
          </table:table-cell>
          <table:table-cell table:style-name="ce8" table:formula="of:=[.C98]" office:value-type="float" office:value="2500">
            <text:p>2500</text:p>
          </table:table-cell>
          <table:table-cell table:style-name="ce8" table:formula="of:=[.D9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9]=[.N98];[.G98];[.G98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3]" office:value-type="float" office:value="1">
            <text:p>1</text:p>
          </table:table-cell>
          <table:table-cell table:style-name="ce9" table:number-columns-repeated="2"/>
          <table:table-cell table:style-name="ce9" table:formula="of:=[.N93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94]" office:value-type="string" office:string-value="bug_big">
            <text:p>bug_big</text:p>
          </table:table-cell>
          <table:table-cell table:style-name="ce8" table:formula="of:=[.C99]" office:value-type="float" office:value="2500">
            <text:p>2500</text:p>
          </table:table-cell>
          <table:table-cell table:style-name="ce8" table:formula="of:=[.D9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0]=[.N99];[.G99];[.G99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4]" office:value-type="float" office:value="2">
            <text:p>2</text:p>
          </table:table-cell>
          <table:table-cell table:style-name="ce9" table:number-columns-repeated="2"/>
          <table:table-cell table:style-name="ce9" table:formula="of:=[.N94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95]" office:value-type="string" office:string-value="bug_big">
            <text:p>bug_big</text:p>
          </table:table-cell>
          <table:table-cell table:style-name="ce8" table:formula="of:=[.C100]" office:value-type="float" office:value="2500">
            <text:p>2500</text:p>
          </table:table-cell>
          <table:table-cell table:style-name="ce8" table:formula="of:=[.D10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1]=[.N100];[.G100];[.G100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5]" office:value-type="float" office:value="2">
            <text:p>2</text:p>
          </table:table-cell>
          <table:table-cell table:style-name="ce9" table:number-columns-repeated="2"/>
          <table:table-cell table:style-name="ce9" table:formula="of:=[.N95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96]" office:value-type="string" office:string-value="bug_big">
            <text:p>bug_big</text:p>
          </table:table-cell>
          <table:table-cell table:style-name="ce8" table:formula="of:=[.C101]" office:value-type="float" office:value="2500">
            <text:p>2500</text:p>
          </table:table-cell>
          <table:table-cell table:style-name="ce8" table:formula="of:=[.D10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2]=[.N101];[.G101];[.G101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6]" office:value-type="float" office:value="3">
            <text:p>3</text:p>
          </table:table-cell>
          <table:table-cell table:style-name="ce9" table:number-columns-repeated="2"/>
          <table:table-cell table:style-name="ce9" table:formula="of:=[.N96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97]" office:value-type="string" office:string-value="bug_big">
            <text:p>bug_big</text:p>
          </table:table-cell>
          <table:table-cell table:style-name="ce8" table:formula="of:=[.C102]" office:value-type="float" office:value="2500">
            <text:p>2500</text:p>
          </table:table-cell>
          <table:table-cell table:style-name="ce8" table:formula="of:=[.D10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3]=[.N102];[.G102];[.G102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7]" office:value-type="float" office:value="4">
            <text:p>4</text:p>
          </table:table-cell>
          <table:table-cell table:style-name="ce9" table:number-columns-repeated="2"/>
          <table:table-cell table:style-name="ce9" table:formula="of:=[.N97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big</text:p>
          </table:table-cell>
          <table:table-cell table:style-name="ce8" table:formula="of:=[.C103]" office:value-type="float" office:value="2500">
            <text:p>2500</text:p>
          </table:table-cell>
          <table:table-cell table:style-name="ce8" table:formula="of:=[.D10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4]=[.N103];[.G103];[.G103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98]+1" office:value-type="float" office:value="18">
            <text:p>18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9]" office:value-type="string" office:string-value="bug_big">
            <text:p>bug_big</text:p>
          </table:table-cell>
          <table:table-cell table:style-name="ce8" table:formula="of:=[.C104]" office:value-type="float" office:value="2500">
            <text:p>2500</text:p>
          </table:table-cell>
          <table:table-cell table:style-name="ce8" table:formula="of:=[.D10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5]=[.N104];[.G104];[.G104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99]+1" office:value-type="float" office:value="18">
            <text:p>18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0]" office:value-type="string" office:string-value="bug_big">
            <text:p>bug_big</text:p>
          </table:table-cell>
          <table:table-cell table:style-name="ce8" table:formula="of:=[.C105]" office:value-type="float" office:value="2500">
            <text:p>2500</text:p>
          </table:table-cell>
          <table:table-cell table:style-name="ce8" table:formula="of:=[.D10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6]=[.N105];[.G105];[.G105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00]+1" office:value-type="float" office:value="18">
            <text:p>18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1]" office:value-type="string" office:string-value="bug_big">
            <text:p>bug_big</text:p>
          </table:table-cell>
          <table:table-cell table:style-name="ce8" table:formula="of:=[.C106]" office:value-type="float" office:value="2500">
            <text:p>2500</text:p>
          </table:table-cell>
          <table:table-cell table:style-name="ce8" table:formula="of:=[.D10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07]=[.N106];[.G106];[.G106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1]+1" office:value-type="float" office:value="18">
            <text:p>1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2]" office:value-type="string" office:string-value="bug_big">
            <text:p>bug_big</text:p>
          </table:table-cell>
          <table:table-cell table:style-name="ce8" table:formula="of:=[.C107]" office:value-type="float" office:value="2500">
            <text:p>2500</text:p>
          </table:table-cell>
          <table:table-cell table:style-name="ce8" table:formula="of:=[.D10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08]=[.N107];[.G107];[.G107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2]+1" office:value-type="float" office:value="18">
            <text:p>1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3]" office:value-type="string" office:string-value="bug_big">
            <text:p>bug_big</text:p>
          </table:table-cell>
          <table:table-cell table:style-name="ce8" table:formula="of:=[.C108]" office:value-type="float" office:value="2500">
            <text:p>2500</text:p>
          </table:table-cell>
          <table:table-cell table:style-name="ce8" table:formula="of:=[.D10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09]=[.N108];[.G108];[.G108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3]+1" office:value-type="float" office:value="18">
            <text:p>18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4]" office:value-type="string" office:string-value="bug_big">
            <text:p>bug_big</text:p>
          </table:table-cell>
          <table:table-cell table:style-name="ce8" table:formula="of:=[.C109]" office:value-type="float" office:value="2500">
            <text:p>2500</text:p>
          </table:table-cell>
          <table:table-cell table:style-name="ce8" table:formula="of:=[.D10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[.G109]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4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5]" office:value-type="string" office:string-value="bug_big">
            <text:p>bug_big</text:p>
          </table:table-cell>
          <table:table-cell table:style-name="ce8" table:formula="of:=[.C110]" office:value-type="float" office:value="2500">
            <text:p>2500</text:p>
          </table:table-cell>
          <table:table-cell table:style-name="ce8" table:formula="of:=[.D11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1]=[.N110];[.G110];[.G110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5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6]" office:value-type="string" office:string-value="bug_big">
            <text:p>bug_big</text:p>
          </table:table-cell>
          <table:table-cell table:style-name="ce8" table:formula="of:=[.C111]" office:value-type="float" office:value="2500">
            <text:p>2500</text:p>
          </table:table-cell>
          <table:table-cell table:style-name="ce8" table:formula="of:=[.D11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2]=[.N111];[.G111];[.G111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6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7]" office:value-type="string" office:string-value="bug_big">
            <text:p>bug_big</text:p>
          </table:table-cell>
          <table:table-cell table:style-name="ce8" table:formula="of:=[.C112]" office:value-type="float" office:value="2500">
            <text:p>2500</text:p>
          </table:table-cell>
          <table:table-cell table:style-name="ce8" table:formula="of:=[.D11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3]=[.N112];[.G112];[.G112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7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8]" office:value-type="string" office:string-value="bug_big">
            <text:p>bug_big</text:p>
          </table:table-cell>
          <table:table-cell table:style-name="ce8" table:formula="of:=[.C113]" office:value-type="float" office:value="2500">
            <text:p>2500</text:p>
          </table:table-cell>
          <table:table-cell table:style-name="ce8" table:formula="of:=[.D11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4]=[.N113];[.G113];[.G113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8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9]" office:value-type="string" office:string-value="bug_big">
            <text:p>bug_big</text:p>
          </table:table-cell>
          <table:table-cell table:style-name="ce8" table:formula="of:=[.C114]" office:value-type="float" office:value="2500">
            <text:p>2500</text:p>
          </table:table-cell>
          <table:table-cell table:style-name="ce8" table:formula="of:=[.D11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5]=[.N114];[.G114];[.G114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9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larva</text:p>
          </table:table-cell>
          <table:table-cell table:style-name="ce8" table:formula="of:=[.C115]" office:value-type="float" office:value="2500">
            <text:p>2500</text:p>
          </table:table-cell>
          <table:table-cell table:style-name="ce8" table:formula="of:=[.D11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[.G115]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0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6]" office:value-type="string" office:string-value="bug_larva">
            <text:p>bug_larva</text:p>
          </table:table-cell>
          <table:table-cell table:style-name="ce8" table:formula="of:=[.C116]" office:value-type="float" office:value="2500">
            <text:p>2500</text:p>
          </table:table-cell>
          <table:table-cell table:style-name="ce8" table:formula="of:=[.D11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7]=[.N116];[.G116];[.G116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1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7]" office:value-type="string" office:string-value="bug_larva">
            <text:p>bug_larva</text:p>
          </table:table-cell>
          <table:table-cell table:style-name="ce8" table:formula="of:=[.C117]" office:value-type="float" office:value="2500">
            <text:p>2500</text:p>
          </table:table-cell>
          <table:table-cell table:style-name="ce8" table:formula="of:=[.D11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8]=[.N117];[.G117];[.G117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2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8]" office:value-type="string" office:string-value="bug_larva">
            <text:p>bug_larva</text:p>
          </table:table-cell>
          <table:table-cell table:style-name="ce8" table:formula="of:=[.C118]" office:value-type="float" office:value="2500">
            <text:p>2500</text:p>
          </table:table-cell>
          <table:table-cell table:style-name="ce8" table:formula="of:=[.D11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9]=[.N118];[.G118];[.G118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3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9]" office:value-type="string" office:string-value="bug_larva">
            <text:p>bug_larva</text:p>
          </table:table-cell>
          <table:table-cell table:style-name="ce8" table:formula="of:=[.C119]" office:value-type="float" office:value="2500">
            <text:p>2500</text:p>
          </table:table-cell>
          <table:table-cell table:style-name="ce8" table:formula="of:=[.D11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20]=[.N119];[.G119];[.G119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4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20]" office:value-type="string" office:string-value="bug_larva">
            <text:p>bug_larva</text:p>
          </table:table-cell>
          <table:table-cell table:style-name="ce8" table:formula="of:=[.C120]" office:value-type="float" office:value="2500">
            <text:p>2500</text:p>
          </table:table-cell>
          <table:table-cell table:style-name="ce8" table:formula="of:=[.D12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21]=[.N120];[.G120];[.G120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5]+1" office:value-type="float" office:value="20">
            <text:p>20</text:p>
          </table:table-cell>
          <table:table-cell table:style-name="ce9" table:number-columns-repeated="1010"/>
        </table:table-row>
        <table:table-row table:style-name="ro1" table:number-rows-repeated="2">
          <table:table-cell table:style-name="ce5"/>
          <table:table-cell table:style-name="ce9"/>
          <table:table-cell table:style-name="ce8" table:number-columns-repeated="2"/>
          <table:table-cell table:style-name="ce9" table:number-columns-repeated="3"/>
          <table:table-cell table:style-name="ce11"/>
          <table:table-cell table:style-name="ce9"/>
          <table:table-cell table:style-name="ce8"/>
          <table:table-cell table:style-name="ce9" table:number-columns-repeated="1014"/>
        </table:table-row>
        <table:table-row table:style-name="ro1" table:number-rows-repeated="4">
          <table:table-cell table:style-name="ce5"/>
          <table:table-cell table:style-name="ce9"/>
          <table:table-cell table:style-name="ce8" table:number-columns-repeated="4"/>
          <table:table-cell table:style-name="ce9"/>
          <table:table-cell table:style-name="ce10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1010"/>
        </table:table-row>
        <table:table-row table:style-name="ro1" table:number-rows-repeated="5">
          <table:table-cell table:style-name="ce6"/>
          <table:table-cell table:style-name="ce9"/>
          <table:table-cell table:style-name="ce8" table:number-columns-repeated="4"/>
          <table:table-cell table:style-name="ce9"/>
          <table:table-cell table:style-name="ce10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1010"/>
        </table:table-row>
        <table:table-row table:style-name="ro1">
          <table:table-cell table:style-name="ce6"/>
          <table:table-cell table:style-name="ce9"/>
          <table:table-cell table:style-name="ce8" table:number-columns-repeated="4"/>
          <table:table-cell table:style-name="ce9"/>
          <table:table-cell table:style-name="ce10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8"/>
          <table:table-cell table:number-columns-repeated="100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10" table:style-name="ta1" table:print="false">
        <table:table-column table:style-name="co9" table:default-cell-style-name="ce14"/>
        <table:table-column table:style-name="co10" table:default-cell-style-name="ce14"/>
        <table:table-column table:style-name="co1" table:number-columns-repeated="6" table:default-cell-style-name="ce14"/>
        <table:table-column table:style-name="co6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number-columns-repeated="2" table:default-cell-style-name="ce14"/>
        <table:table-column table:style-name="co1" table:number-columns-repeated="14" table:default-cell-style-name="ce14"/>
        <table:table-column table:style-name="co15" table:default-cell-style-name="ce14"/>
        <table:table-column table:style-name="co1" table:number-columns-repeated="31" table:default-cell-style-name="ce14"/>
        <table:table-column table:style-name="co1" table:number-columns-repeated="8" table:default-cell-style-name="ce16"/>
        <table:table-column table:style-name="co1" table:number-columns-repeated="956" table:default-cell-style-name="ce14"/>
        <table:table-row table:style-name="ro7">
          <table:table-cell table:style-name="ce12"/>
          <table:table-cell table:style-name="ce12" office:value-type="string">
            <text:p>name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z</text:p>
          </table:table-cell>
          <table:table-cell table:style-name="ce12" office:value-type="string">
            <text:p>facing</text:p>
          </table:table-cell>
          <table:table-cell table:style-name="ce12" office:value-type="string">
            <text:p>spawnRadius</text:p>
          </table:table-cell>
          <table:table-cell table:style-name="ce12" office:value-type="string">
            <text:p>delay</text:p>
          </table:table-cell>
          <table:table-cell table:style-name="ce12" office:value-type="string">
            <text:p>orbitalDrop</text:p>
          </table:table-cell>
          <table:table-cell table:style-name="ce12" office:value-type="string">
            <text:p>commands</text:p>
          </table:table-cell>
          <table:table-cell table:style-name="ce12" office:value-type="string">
            <text:p>patrolRoute</text:p>
          </table:table-cell>
          <table:table-cell table:style-name="ce4" office:value-type="string">
            <text:p>difficultyAtLeast</text:p>
          </table:table-cell>
          <table:table-cell table:style-name="ce4"/>
          <table:table-cell table:style-name="ce4" office:value-type="string">
            <text:p>Start</text:p>
          </table:table-cell>
          <table:table-cell table:style-name="ce4" office:value-type="string">
            <text:p>Group</text:p>
          </table:table-cell>
          <table:table-cell table:style-name="ce17" office:value-type="string">
            <text:p>Time Offset [min]</text:p>
          </table:table-cell>
          <table:table-cell table:style-name="ce4" office:value-type="string">
            <text:p>Time Offset [s]</text:p>
          </table:table-cell>
          <table:table-cell table:style-name="ce12" table:number-columns-repeated="44"/>
          <table:table-cell table:style-name="ce18" table:number-columns-repeated="8"/>
          <table:table-cell table:style-name="ce12" table:number-columns-repeated="956"/>
        </table:table-row>
        <table:table-row table:style-name="ro1">
          <table:table-cell table:style-name="ce13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450, z = 100, facing = 0, spawnRadius = 0, delay = 900, orbitalDrop = false, commands = {{cmdID = planetUtilities.COMMAND.PATROL, pos = {3600, 2500}}, },  },">
            <text:p>{ name = 'tc_ghoul', x = 1450, z = 100, facing = 0, spawnRadius = 0, delay = 900, orbitalDrop = false, commands = {{cmdID = planetUtilities.COMMAND.PATROL, pos = {3600, 2500}}, }, <text:s/>},</text:p>
          </table:table-cell>
          <table:table-cell office:value-type="string">
            <text:p>tc_ghoul</text:p>
          </table:table-cell>
          <table:table-cell table:formula="of:=IF([.M2]=&quot;N&quot;;1450;IF([.M2]=&quot;M&quot;;1200;1700))" office:value-type="float" office:value="1450">
            <text:p>1450</text:p>
          </table:table-cell>
          <table:table-cell table:formula="of:=IF([.M2]=&quot;N&quot;;100;IF([.M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30">
            <text:p>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2]/60" office:value-type="float" office:value="0.5">
            <text:p>0,5</text:p>
          </table:table-cell>
          <table:table-cell table:style-name="ce8" office:value-type="float" office:value="75">
            <text:p>75</text:p>
          </table:table-cell>
          <table:table-cell table:number-columns-repeated="1008"/>
        </table:table-row>
        <table:table-row table:style-name="ro8">
          <table:table-cell table:style-name="ce13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450, z = 100, facing = 0, spawnRadius = 0, delay = 900, orbitalDrop = false, commands = {{cmdID = planetUtilities.COMMAND.PATROL, pos = {3600, 2500}}, }, difficultyAtLeast = 2,  },">
            <text:p>{ name = 'tc_ghoul', x = 1450, z = 100, facing = 0, spawnRadius = 0, delay = 900, orbitalDrop = false, commands = {{cmdID = planetUtilities.COMMAND.PATROL, pos = {3600, 2500}}, }, difficultyAtLeast = 2, <text:s/>},</text:p>
          </table:table-cell>
          <table:table-cell office:value-type="string">
            <text:p>tc_ghoul</text:p>
          </table:table-cell>
          <table:table-cell table:formula="of:=IF([.M3]=&quot;N&quot;;1450;IF([.M3]=&quot;M&quot;;1200;1700))" office:value-type="float" office:value="1450">
            <text:p>1450</text:p>
          </table:table-cell>
          <table:table-cell table:formula="of:=IF([.M3]=&quot;N&quot;;100;IF([.M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]-1);0)" office:value-type="float" office:value="30">
            <text:p>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3]/60" office:value-type="float" office:value="0.5">
            <text:p>0,5</text:p>
          </table:table-cell>
          <table:table-cell table:number-columns-repeated="1009"/>
        </table:table-row>
        <table:table-row table:style-name="ro8">
          <table:table-cell table:style-name="ce13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450, z = 100, facing = 0, spawnRadius = 0, delay = 900, orbitalDrop = false, commands = {{cmdID = planetUtilities.COMMAND.PATROL, pos = {3600, 2500}}, }, difficultyAtLeast = 3,  },">
            <text:p>{ name = 'tc_ghoul', x = 1450, z = 100, facing = 0, spawnRadius = 0, delay = 900, orbitalDrop = false, commands = {{cmdID = planetUtilities.COMMAND.PATROL, pos = {3600, 2500}}, }, difficultyAtLeast = 3, <text:s/>},</text:p>
          </table:table-cell>
          <table:table-cell office:value-type="string">
            <text:p>tc_ghoul</text:p>
          </table:table-cell>
          <table:table-cell table:formula="of:=IF([.M4]=&quot;N&quot;;1450;IF([.M4]=&quot;M&quot;;1200;1700))" office:value-type="float" office:value="1450">
            <text:p>1450</text:p>
          </table:table-cell>
          <table:table-cell table:formula="of:=IF([.M4]=&quot;N&quot;;100;IF([.M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]-1);0)" office:value-type="float" office:value="30">
            <text:p>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4]/60" office:value-type="float" office:value="0.5">
            <text:p>0,5</text:p>
          </table:table-cell>
          <table:table-cell table:number-columns-repeated="1009"/>
        </table:table-row>
        <table:table-row table:style-name="ro8">
          <table:table-cell table:style-name="ce13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450, z = 100, facing = 0, spawnRadius = 0, delay = 900, orbitalDrop = false, commands = {{cmdID = planetUtilities.COMMAND.PATROL, pos = {3600, 2500}}, },  },">
            <text:p>{ name = 'tc_ghoul', x = 1450, z = 100, facing = 0, spawnRadius = 0, delay = 900, orbitalDrop = false, commands = {{cmdID = planetUtilities.COMMAND.PATROL, pos = {3600, 2500}}, }, <text:s/>},</text:p>
          </table:table-cell>
          <table:table-cell office:value-type="string">
            <text:p>tc_ghoul</text:p>
          </table:table-cell>
          <table:table-cell table:formula="of:=IF([.M5]=&quot;N&quot;;1450;IF([.M5]=&quot;M&quot;;1200;1700))" office:value-type="float" office:value="1450">
            <text:p>1450</text:p>
          </table:table-cell>
          <table:table-cell table:formula="of:=IF([.M5]=&quot;N&quot;;100;IF([.M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]-1);0)" office:value-type="float" office:value="30">
            <text:p>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5]/60" office:value-type="float" office:value="0.5">
            <text:p>0,5</text:p>
          </table:table-cell>
          <table:table-cell table:number-columns-repeated="1009"/>
        </table:table-row>
        <table:table-row table:style-name="ro8">
          <table:table-cell table:style-name="ce13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450, z = 100, facing = 0, spawnRadius = 0, delay = 900, orbitalDrop = false, commands = {{cmdID = planetUtilities.COMMAND.PATROL, pos = {3600, 2500}}, }, difficultyAtLeast = 2,  },">
            <text:p>{ name = 'tc_ghoul', x = 1450, z = 100, facing = 0, spawnRadius = 0, delay = 900, orbitalDrop = false, commands = {{cmdID = planetUtilities.COMMAND.PATROL, pos = {3600, 2500}}, }, difficultyAtLeast = 2, <text:s/>},</text:p>
          </table:table-cell>
          <table:table-cell office:value-type="string">
            <text:p>tc_ghoul</text:p>
          </table:table-cell>
          <table:table-cell table:formula="of:=IF([.M6]=&quot;N&quot;;1450;IF([.M6]=&quot;M&quot;;1200;1700))" office:value-type="float" office:value="1450">
            <text:p>1450</text:p>
          </table:table-cell>
          <table:table-cell table:formula="of:=IF([.M6]=&quot;N&quot;;100;IF([.M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]-1);0)" office:value-type="float" office:value="30">
            <text:p>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6]/60" office:value-type="float" office:value="0.5">
            <text:p>0,5</text:p>
          </table:table-cell>
          <table:table-cell table:number-columns-repeated="1009"/>
        </table:table-row>
        <table:table-row table:style-name="ro8">
          <table:table-cell table:style-name="ce13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450, z = 100, facing = 0, spawnRadius = 0, delay = 900, orbitalDrop = false, commands = {{cmdID = planetUtilities.COMMAND.PATROL, pos = {3600, 2500}}, }, difficultyAtLeast = 3,  },">
            <text:p>{ name = 'tc_ghoul', x = 1450, z = 100, facing = 0, spawnRadius = 0, delay = 900, orbitalDrop = false, commands = {{cmdID = planetUtilities.COMMAND.PATROL, pos = {3600, 2500}}, }, difficultyAtLeast = 3, <text:s/>},</text:p>
          </table:table-cell>
          <table:table-cell office:value-type="string">
            <text:p>tc_ghoul</text:p>
          </table:table-cell>
          <table:table-cell table:formula="of:=IF([.M7]=&quot;N&quot;;1450;IF([.M7]=&quot;M&quot;;1200;1700))" office:value-type="float" office:value="1450">
            <text:p>1450</text:p>
          </table:table-cell>
          <table:table-cell table:formula="of:=IF([.M7]=&quot;N&quot;;100;IF([.M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]-1);0)" office:value-type="float" office:value="30">
            <text:p>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7]/60" office:value-type="float" office:value="0.5">
            <text:p>0,5</text:p>
          </table:table-cell>
          <table:table-cell table:number-columns-repeated="1009"/>
        </table:table-row>
        <table:table-row table:style-name="ro8">
          <table:table-cell table:style-name="ce13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700, z = 3900, facing = 0, spawnRadius = 0, delay = 900, orbitalDrop = false, commands = {{cmdID = planetUtilities.COMMAND.PATROL, pos = {3600, 2500}}, },  },">
            <text:p>{ name = 'tc_ghoul', x = 1700, z = 3900, facing = 0, spawnRadius = 0, delay = 900, orbitalDrop = false, commands = {{cmdID = planetUtilities.COMMAND.PATROL, pos = {3600, 2500}}, }, <text:s/>},</text:p>
          </table:table-cell>
          <table:table-cell office:value-type="string">
            <text:p>tc_ghoul</text:p>
          </table:table-cell>
          <table:table-cell table:formula="of:=IF([.M8]=&quot;N&quot;;1450;IF([.M8]=&quot;M&quot;;1200;1700))" office:value-type="float" office:value="1700">
            <text:p>1700</text:p>
          </table:table-cell>
          <table:table-cell table:formula="of:=IF([.M8]=&quot;N&quot;;100;IF([.M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]-1);0)" office:value-type="float" office:value="30">
            <text:p>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16"/>
          <table:table-cell table:style-name="ce16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8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700, z = 3900, facing = 0, spawnRadius = 0, delay = 900, orbitalDrop = false, commands = {{cmdID = planetUtilities.COMMAND.PATROL, pos = {3600, 2500}}, }, difficultyAtLeast = 2,  },">
            <text:p>{ name = 'tc_ghoul', x = 1700, z = 3900, facing = 0, spawnRadius = 0, delay = 900, orbitalDrop = false, commands = {{cmdID = planetUtilities.COMMAND.PATROL, pos = {3600, 2500}}, }, difficultyAtLeast = 2, <text:s/>},</text:p>
          </table:table-cell>
          <table:table-cell office:value-type="string">
            <text:p>tc_ghoul</text:p>
          </table:table-cell>
          <table:table-cell table:formula="of:=IF([.M9]=&quot;N&quot;;1450;IF([.M9]=&quot;M&quot;;1200;1700))" office:value-type="float" office:value="1700">
            <text:p>1700</text:p>
          </table:table-cell>
          <table:table-cell table:formula="of:=IF([.M9]=&quot;N&quot;;100;IF([.M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]-1);0)" office:value-type="float" office:value="30">
            <text:p>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9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700, z = 3900, facing = 0, spawnRadius = 0, delay = 900, orbitalDrop = false, commands = {{cmdID = planetUtilities.COMMAND.PATROL, pos = {3600, 2500}}, }, difficultyAtLeast = 3,  },">
            <text:p>{ name = 'tc_ghoul', x = 1700, z = 3900, facing = 0, spawnRadius = 0, delay = 900, orbitalDrop = false, commands = {{cmdID = planetUtilities.COMMAND.PATROL, pos = {3600, 2500}}, }, difficultyAtLeast = 3, <text:s/>},</text:p>
          </table:table-cell>
          <table:table-cell office:value-type="string">
            <text:p>tc_ghoul</text:p>
          </table:table-cell>
          <table:table-cell table:formula="of:=IF([.M10]=&quot;N&quot;;1450;IF([.M10]=&quot;M&quot;;1200;1700))" office:value-type="float" office:value="1700">
            <text:p>1700</text:p>
          </table:table-cell>
          <table:table-cell table:formula="of:=IF([.M10]=&quot;N&quot;;100;IF([.M1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]-1);0)" office:value-type="float" office:value="30">
            <text:p>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0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700, z = 3900, facing = 0, spawnRadius = 0, delay = 900, orbitalDrop = false, commands = {{cmdID = planetUtilities.COMMAND.PATROL, pos = {3600, 2500}}, },  },">
            <text:p>{ name = 'tc_ghoul', x = 1700, z = 3900, facing = 0, spawnRadius = 0, delay = 900, orbitalDrop = false, commands = {{cmdID = planetUtilities.COMMAND.PATROL, pos = {3600, 2500}}, }, <text:s/>},</text:p>
          </table:table-cell>
          <table:table-cell office:value-type="string">
            <text:p>tc_ghoul</text:p>
          </table:table-cell>
          <table:table-cell table:formula="of:=IF([.M11]=&quot;N&quot;;1450;IF([.M11]=&quot;M&quot;;1200;1700))" office:value-type="float" office:value="1700">
            <text:p>1700</text:p>
          </table:table-cell>
          <table:table-cell table:formula="of:=IF([.M11]=&quot;N&quot;;100;IF([.M1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]-1);0)" office:value-type="float" office:value="30">
            <text:p>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16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1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700, z = 3900, facing = 0, spawnRadius = 0, delay = 900, orbitalDrop = false, commands = {{cmdID = planetUtilities.COMMAND.PATROL, pos = {3600, 2500}}, }, difficultyAtLeast = 2,  },">
            <text:p>{ name = 'tc_ghoul', x = 1700, z = 3900, facing = 0, spawnRadius = 0, delay = 900, orbitalDrop = false, commands = {{cmdID = planetUtilities.COMMAND.PATROL, pos = {3600, 2500}}, }, difficultyAtLeast = 2, <text:s/>},</text:p>
          </table:table-cell>
          <table:table-cell office:value-type="string">
            <text:p>tc_ghoul</text:p>
          </table:table-cell>
          <table:table-cell table:formula="of:=IF([.M12]=&quot;N&quot;;1450;IF([.M12]=&quot;M&quot;;1200;1700))" office:value-type="float" office:value="1700">
            <text:p>1700</text:p>
          </table:table-cell>
          <table:table-cell table:formula="of:=IF([.M12]=&quot;N&quot;;100;IF([.M1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]-1);0)" office:value-type="float" office:value="30">
            <text:p>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2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700, z = 3900, facing = 0, spawnRadius = 0, delay = 900, orbitalDrop = false, commands = {{cmdID = planetUtilities.COMMAND.PATROL, pos = {3600, 2500}}, }, difficultyAtLeast = 3,  },">
            <text:p>{ name = 'tc_ghoul', x = 1700, z = 3900, facing = 0, spawnRadius = 0, delay = 900, orbitalDrop = false, commands = {{cmdID = planetUtilities.COMMAND.PATROL, pos = {3600, 2500}}, }, difficultyAtLeast = 3, <text:s/>},</text:p>
          </table:table-cell>
          <table:table-cell office:value-type="string">
            <text:p>tc_ghoul</text:p>
          </table:table-cell>
          <table:table-cell table:formula="of:=IF([.M13]=&quot;N&quot;;1450;IF([.M13]=&quot;M&quot;;1200;1700))" office:value-type="float" office:value="1700">
            <text:p>1700</text:p>
          </table:table-cell>
          <table:table-cell table:formula="of:=IF([.M13]=&quot;N&quot;;100;IF([.M1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]-1);0)" office:value-type="float" office:value="30">
            <text:p>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3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unner', x = 1450, z = 100, facing = 0, spawnRadius = 0, delay = 3150, orbitalDrop = false, commands = {{cmdID = planetUtilities.COMMAND.PATROL, pos = {3600, 2500}}, },  },">
            <text:p>{ name = 'tc_gunner', x = 1450, z = 100, facing = 0, spawnRadius = 0, delay = 3150, orbitalDrop = false, commands = {{cmdID = planetUtilities.COMMAND.PATROL, pos = {3600, 2500}}, }, <text:s/>},</text:p>
          </table:table-cell>
          <table:table-cell office:value-type="string">
            <text:p>tc_gunner</text:p>
          </table:table-cell>
          <table:table-cell table:formula="of:=IF([.M15]=&quot;N&quot;;1450;IF([.M15]=&quot;M&quot;;1200;1700))" office:value-type="float" office:value="1450">
            <text:p>1450</text:p>
          </table:table-cell>
          <table:table-cell table:formula="of:=IF([.M15]=&quot;N&quot;;100;IF([.M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]-1);0)" office:value-type="float" office:value="105">
            <text:p>1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2">
            <text:p>2</text:p>
          </table:table-cell>
          <table:table-cell table:formula="of:=[.G15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450, z = 100, facing = 0, spawnRadius = 0, delay = 3150, orbitalDrop = false, commands = {{cmdID = planetUtilities.COMMAND.PATROL, pos = {3600, 2500}}, }, difficultyAtLeast = 2,  },">
            <text:p>{ name = 'tc_gunner', x = 1450, z = 100, facing = 0, spawnRadius = 0, delay = 3150, orbitalDrop = false, commands = {{cmdID = planetUtilities.COMMAND.PATROL, pos = {3600, 2500}}, }, difficultyAtLeast = 2, <text:s/>},</text:p>
          </table:table-cell>
          <table:table-cell office:value-type="string">
            <text:p>tc_gunner</text:p>
          </table:table-cell>
          <table:table-cell table:formula="of:=IF([.M16]=&quot;N&quot;;1450;IF([.M16]=&quot;M&quot;;1200;1700))" office:value-type="float" office:value="1450">
            <text:p>1450</text:p>
          </table:table-cell>
          <table:table-cell table:formula="of:=IF([.M16]=&quot;N&quot;;100;IF([.M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6]-1);0)" office:value-type="float" office:value="105">
            <text:p>1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5]" office:value-type="float" office:value="2">
            <text:p>2</text:p>
          </table:table-cell>
          <table:table-cell table:formula="of:=[.G16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450, z = 100, facing = 0, spawnRadius = 0, delay = 3150, orbitalDrop = false, commands = {{cmdID = planetUtilities.COMMAND.PATROL, pos = {3600, 2500}}, }, difficultyAtLeast = 3,  },">
            <text:p>{ name = 'tc_gunner', x = 1450, z = 100, facing = 0, spawnRadius = 0, delay = 3150, orbitalDrop = false, commands = {{cmdID = planetUtilities.COMMAND.PATROL, pos = {3600, 2500}}, }, difficultyAtLeast = 3, <text:s/>},</text:p>
          </table:table-cell>
          <table:table-cell office:value-type="string">
            <text:p>tc_gunner</text:p>
          </table:table-cell>
          <table:table-cell table:formula="of:=IF([.M17]=&quot;N&quot;;1450;IF([.M17]=&quot;M&quot;;1200;1700))" office:value-type="float" office:value="1450">
            <text:p>1450</text:p>
          </table:table-cell>
          <table:table-cell table:formula="of:=IF([.M17]=&quot;N&quot;;100;IF([.M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7]-1);0)" office:value-type="float" office:value="105">
            <text:p>1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6]" office:value-type="float" office:value="2">
            <text:p>2</text:p>
          </table:table-cell>
          <table:table-cell table:formula="of:=[.G17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450, z = 100, facing = 0, spawnRadius = 0, delay = 3150, orbitalDrop = false, commands = {{cmdID = planetUtilities.COMMAND.PATROL, pos = {3600, 2500}}, },  },">
            <text:p>{ name = 'tc_mage', x = 1450, z = 100, facing = 0, spawnRadius = 0, delay = 3150, orbitalDrop = false, commands = {{cmdID = planetUtilities.COMMAND.PATROL, pos = {3600, 2500}}, }, <text:s/>},</text:p>
          </table:table-cell>
          <table:table-cell office:value-type="string">
            <text:p>tc_mage</text:p>
          </table:table-cell>
          <table:table-cell table:formula="of:=IF([.M18]=&quot;N&quot;;1450;IF([.M18]=&quot;M&quot;;1200;1700))" office:value-type="float" office:value="1450">
            <text:p>1450</text:p>
          </table:table-cell>
          <table:table-cell table:formula="of:=IF([.M18]=&quot;N&quot;;100;IF([.M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8]-1);0)" office:value-type="float" office:value="105">
            <text:p>1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17]" office:value-type="float" office:value="2">
            <text:p>2</text:p>
          </table:table-cell>
          <table:table-cell table:formula="of:=[.G18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450, z = 100, facing = 0, spawnRadius = 0, delay = 3150, orbitalDrop = false, commands = {{cmdID = planetUtilities.COMMAND.PATROL, pos = {3600, 2500}}, }, difficultyAtLeast = 2,  },">
            <text:p>{ name = 'tc_mage', x = 1450, z = 100, facing = 0, spawnRadius = 0, delay = 3150, orbitalDrop = false, commands = {{cmdID = planetUtilities.COMMAND.PATROL, pos = {3600, 2500}}, }, difficultyAtLeast = 2, <text:s/>},</text:p>
          </table:table-cell>
          <table:table-cell office:value-type="string">
            <text:p>tc_mage</text:p>
          </table:table-cell>
          <table:table-cell table:formula="of:=IF([.M19]=&quot;N&quot;;1450;IF([.M19]=&quot;M&quot;;1200;1700))" office:value-type="float" office:value="1450">
            <text:p>1450</text:p>
          </table:table-cell>
          <table:table-cell table:formula="of:=IF([.M19]=&quot;N&quot;;100;IF([.M1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9]-1);0)" office:value-type="float" office:value="105">
            <text:p>1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8]" office:value-type="float" office:value="2">
            <text:p>2</text:p>
          </table:table-cell>
          <table:table-cell table:formula="of:=[.G19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mage', x = 1450, z = 100, facing = 0, spawnRadius = 0, delay = 3150, orbitalDrop = false, commands = {{cmdID = planetUtilities.COMMAND.PATROL, pos = {3600, 2500}}, }, difficultyAtLeast = 3,  },">
            <text:p>{ name = 'tc_mage', x = 1450, z = 100, facing = 0, spawnRadius = 0, delay = 3150, orbitalDrop = false, commands = {{cmdID = planetUtilities.COMMAND.PATROL, pos = {3600, 2500}}, }, difficultyAtLeast = 3, <text:s/>},</text:p>
          </table:table-cell>
          <table:table-cell office:value-type="string">
            <text:p>tc_mage</text:p>
          </table:table-cell>
          <table:table-cell table:formula="of:=IF([.M20]=&quot;N&quot;;1450;IF([.M20]=&quot;M&quot;;1200;1700))" office:value-type="float" office:value="1450">
            <text:p>1450</text:p>
          </table:table-cell>
          <table:table-cell table:formula="of:=IF([.M20]=&quot;N&quot;;100;IF([.M2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0]-1);0)" office:value-type="float" office:value="105">
            <text:p>1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9]" office:value-type="float" office:value="2">
            <text:p>2</text:p>
          </table:table-cell>
          <table:table-cell table:formula="of:=[.G20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700, z = 3900, facing = 0, spawnRadius = 0, delay = 3150, orbitalDrop = false, commands = {{cmdID = planetUtilities.COMMAND.PATROL, pos = {3600, 2500}}, },  },">
            <text:p>{ name = 'tc_gunner', x = 1700, z = 3900, facing = 0, spawnRadius = 0, delay = 3150, orbitalDrop = false, commands = {{cmdID = planetUtilities.COMMAND.PATROL, pos = {3600, 2500}}, }, <text:s/>},</text:p>
          </table:table-cell>
          <table:table-cell office:value-type="string">
            <text:p>tc_gunner</text:p>
          </table:table-cell>
          <table:table-cell table:formula="of:=IF([.M21]=&quot;N&quot;;1450;IF([.M21]=&quot;M&quot;;1200;1700))" office:value-type="float" office:value="1700">
            <text:p>1700</text:p>
          </table:table-cell>
          <table:table-cell table:formula="of:=IF([.M21]=&quot;N&quot;;100;IF([.M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1]-1);0)" office:value-type="float" office:value="105">
            <text:p>1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16"/>
          <table:table-cell table:style-name="ce16" office:value-type="string">
            <text:p>S</text:p>
          </table:table-cell>
          <table:table-cell table:style-name="ce8" table:formula="of:=[.N20]" office:value-type="float" office:value="2">
            <text:p>2</text:p>
          </table:table-cell>
          <table:table-cell table:formula="of:=[.G21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unner', x = 1700, z = 3900, facing = 0, spawnRadius = 0, delay = 3150, orbitalDrop = false, commands = {{cmdID = planetUtilities.COMMAND.PATROL, pos = {3600, 2500}}, }, difficultyAtLeast = 2,  },">
            <text:p>{ name = 'tc_gunner', x = 1700, z = 3900, facing = 0, spawnRadius = 0, delay = 3150, orbitalDrop = false, commands = {{cmdID = planetUtilities.COMMAND.PATROL, pos = {3600, 2500}}, }, difficultyAtLeast = 2, <text:s/>},</text:p>
          </table:table-cell>
          <table:table-cell office:value-type="string">
            <text:p>tc_gunner</text:p>
          </table:table-cell>
          <table:table-cell table:formula="of:=IF([.M22]=&quot;N&quot;;1450;IF([.M22]=&quot;M&quot;;1200;1700))" office:value-type="float" office:value="1700">
            <text:p>1700</text:p>
          </table:table-cell>
          <table:table-cell table:formula="of:=IF([.M22]=&quot;N&quot;;100;IF([.M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2]-1);0)" office:value-type="float" office:value="105">
            <text:p>1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21]" office:value-type="float" office:value="2">
            <text:p>2</text:p>
          </table:table-cell>
          <table:table-cell table:formula="of:=[.G22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unner', x = 1700, z = 3900, facing = 0, spawnRadius = 0, delay = 3150, orbitalDrop = false, commands = {{cmdID = planetUtilities.COMMAND.PATROL, pos = {3600, 2500}}, }, difficultyAtLeast = 3,  },">
            <text:p>{ name = 'tc_gunner', x = 1700, z = 3900, facing = 0, spawnRadius = 0, delay = 3150, orbitalDrop = false, commands = {{cmdID = planetUtilities.COMMAND.PATROL, pos = {3600, 2500}}, }, difficultyAtLeast = 3, <text:s/>},</text:p>
          </table:table-cell>
          <table:table-cell office:value-type="string">
            <text:p>tc_gunner</text:p>
          </table:table-cell>
          <table:table-cell table:formula="of:=IF([.M23]=&quot;N&quot;;1450;IF([.M23]=&quot;M&quot;;1200;1700))" office:value-type="float" office:value="1700">
            <text:p>1700</text:p>
          </table:table-cell>
          <table:table-cell table:formula="of:=IF([.M23]=&quot;N&quot;;100;IF([.M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3]-1);0)" office:value-type="float" office:value="105">
            <text:p>1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22]" office:value-type="float" office:value="2">
            <text:p>2</text:p>
          </table:table-cell>
          <table:table-cell table:formula="of:=[.G23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mage', x = 1700, z = 3900, facing = 0, spawnRadius = 0, delay = 3150, orbitalDrop = false, commands = {{cmdID = planetUtilities.COMMAND.PATROL, pos = {3600, 2500}}, },  },">
            <text:p>{ name = 'tc_mage', x = 1700, z = 3900, facing = 0, spawnRadius = 0, delay = 3150, orbitalDrop = false, commands = {{cmdID = planetUtilities.COMMAND.PATROL, pos = {3600, 2500}}, }, <text:s/>},</text:p>
          </table:table-cell>
          <table:table-cell office:value-type="string">
            <text:p>tc_mage</text:p>
          </table:table-cell>
          <table:table-cell table:formula="of:=IF([.M24]=&quot;N&quot;;1450;IF([.M24]=&quot;M&quot;;1200;1700))" office:value-type="float" office:value="1700">
            <text:p>1700</text:p>
          </table:table-cell>
          <table:table-cell table:formula="of:=IF([.M24]=&quot;N&quot;;100;IF([.M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4]-1);0)" office:value-type="float" office:value="105">
            <text:p>1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16" office:value-type="string">
            <text:p>S</text:p>
          </table:table-cell>
          <table:table-cell table:style-name="ce8" table:formula="of:=[.N23]" office:value-type="float" office:value="2">
            <text:p>2</text:p>
          </table:table-cell>
          <table:table-cell table:formula="of:=[.G24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mage', x = 1700, z = 3900, facing = 0, spawnRadius = 0, delay = 3150, orbitalDrop = false, commands = {{cmdID = planetUtilities.COMMAND.PATROL, pos = {3600, 2500}}, }, difficultyAtLeast = 2,  },">
            <text:p>{ name = 'tc_mage', x = 1700, z = 3900, facing = 0, spawnRadius = 0, delay = 3150, orbitalDrop = false, commands = {{cmdID = planetUtilities.COMMAND.PATROL, pos = {3600, 2500}}, }, difficultyAtLeast = 2, <text:s/>},</text:p>
          </table:table-cell>
          <table:table-cell office:value-type="string">
            <text:p>tc_mage</text:p>
          </table:table-cell>
          <table:table-cell table:formula="of:=IF([.M25]=&quot;N&quot;;1450;IF([.M25]=&quot;M&quot;;1200;1700))" office:value-type="float" office:value="1700">
            <text:p>1700</text:p>
          </table:table-cell>
          <table:table-cell table:formula="of:=IF([.M25]=&quot;N&quot;;100;IF([.M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5]-1);0)" office:value-type="float" office:value="105">
            <text:p>1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24]" office:value-type="float" office:value="2">
            <text:p>2</text:p>
          </table:table-cell>
          <table:table-cell table:formula="of:=[.G25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mage', x = 1700, z = 3900, facing = 0, spawnRadius = 0, delay = 3150, orbitalDrop = false, commands = {{cmdID = planetUtilities.COMMAND.PATROL, pos = {3600, 2500}}, }, difficultyAtLeast = 3,  },">
            <text:p>{ name = 'tc_mage', x = 1700, z = 3900, facing = 0, spawnRadius = 0, delay = 3150, orbitalDrop = false, commands = {{cmdID = planetUtilities.COMMAND.PATROL, pos = {3600, 2500}}, }, difficultyAtLeast = 3, <text:s/>},</text:p>
          </table:table-cell>
          <table:table-cell office:value-type="string">
            <text:p>tc_mage</text:p>
          </table:table-cell>
          <table:table-cell table:formula="of:=IF([.M26]=&quot;N&quot;;1450;IF([.M26]=&quot;M&quot;;1200;1700))" office:value-type="float" office:value="1700">
            <text:p>1700</text:p>
          </table:table-cell>
          <table:table-cell table:formula="of:=IF([.M26]=&quot;N&quot;;100;IF([.M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6]-1);0)" office:value-type="float" office:value="105">
            <text:p>1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25]" office:value-type="float" office:value="2">
            <text:p>2</text:p>
          </table:table-cell>
          <table:table-cell table:formula="of:=[.G26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450, z = 100, facing = 0, spawnRadius = 0, delay = 5400, orbitalDrop = false, commands = {{cmdID = planetUtilities.COMMAND.PATROL, pos = {3600, 2500}}, },  },">
            <text:p>{ name = 'tc_gunner', x = 1450, z = 100, facing = 0, spawnRadius = 0, delay = 5400, orbitalDrop = false, commands = {{cmdID = planetUtilities.COMMAND.PATROL, pos = {3600, 2500}}, }, <text:s/>},</text:p>
          </table:table-cell>
          <table:table-cell office:value-type="string">
            <text:p>tc_gunner</text:p>
          </table:table-cell>
          <table:table-cell table:formula="of:=IF([.M28]=&quot;N&quot;;1450;IF([.M28]=&quot;M&quot;;1200;1700))" office:value-type="float" office:value="1450">
            <text:p>1450</text:p>
          </table:table-cell>
          <table:table-cell table:formula="of:=IF([.M28]=&quot;N&quot;;100;IF([.M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8]-1);0)" office:value-type="float" office:value="180">
            <text:p>1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3">
            <text:p>3</text:p>
          </table:table-cell>
          <table:table-cell table:formula="of:=[.G2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450, z = 100, facing = 0, spawnRadius = 0, delay = 5400, orbitalDrop = false, commands = {{cmdID = planetUtilities.COMMAND.PATROL, pos = {3600, 2500}}, }, difficultyAtLeast = 2,  },">
            <text:p>{ name = 'tc_gunner', x = 1450, z = 100, facing = 0, spawnRadius = 0, delay = 5400, orbitalDrop = false, commands = {{cmdID = planetUtilities.COMMAND.PATROL, pos = {3600, 2500}}, }, difficultyAtLeast = 2, <text:s/>},</text:p>
          </table:table-cell>
          <table:table-cell office:value-type="string">
            <text:p>tc_gunner</text:p>
          </table:table-cell>
          <table:table-cell table:formula="of:=IF([.M29]=&quot;N&quot;;1450;IF([.M29]=&quot;M&quot;;1200;1700))" office:value-type="float" office:value="1450">
            <text:p>1450</text:p>
          </table:table-cell>
          <table:table-cell table:formula="of:=IF([.M29]=&quot;N&quot;;100;IF([.M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9]-1);0)" office:value-type="float" office:value="180">
            <text:p>1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28]" office:value-type="float" office:value="3">
            <text:p>3</text:p>
          </table:table-cell>
          <table:table-cell table:formula="of:=[.G2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gunner', x = 1450, z = 100, facing = 0, spawnRadius = 0, delay = 5400, orbitalDrop = false, commands = {{cmdID = planetUtilities.COMMAND.PATROL, pos = {3600, 2500}}, }, difficultyAtLeast = 3,  },">
            <text:p>{ name = 'tc_gunner', x = 1450, z = 100, facing = 0, spawnRadius = 0, delay = 5400, orbitalDrop = false, commands = {{cmdID = planetUtilities.COMMAND.PATROL, pos = {3600, 2500}}, }, difficultyAtLeast = 3, <text:s/>},</text:p>
          </table:table-cell>
          <table:table-cell office:value-type="string">
            <text:p>tc_gunner</text:p>
          </table:table-cell>
          <table:table-cell table:formula="of:=IF([.M30]=&quot;N&quot;;1450;IF([.M30]=&quot;M&quot;;1200;1700))" office:value-type="float" office:value="1450">
            <text:p>1450</text:p>
          </table:table-cell>
          <table:table-cell table:formula="of:=IF([.M30]=&quot;N&quot;;100;IF([.M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0]-1);0)" office:value-type="float" office:value="180">
            <text:p>1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29]" office:value-type="float" office:value="3">
            <text:p>3</text:p>
          </table:table-cell>
          <table:table-cell table:formula="of:=[.G30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450, z = 100, facing = 0, spawnRadius = 0, delay = 5400, orbitalDrop = false, commands = {{cmdID = planetUtilities.COMMAND.PATROL, pos = {3600, 2500}}, },  },">
            <text:p>{ name = 'tc_bonebeast', x = 1450, z = 100, facing = 0, spawnRadius = 0, delay = 5400, orbitalDrop = false, commands = {{cmdID = planetUtilities.COMMAND.PATROL, pos = {3600, 2500}}, }, <text:s/>},</text:p>
          </table:table-cell>
          <table:table-cell office:value-type="string">
            <text:p>tc_bonebeast</text:p>
          </table:table-cell>
          <table:table-cell table:formula="of:=IF([.M31]=&quot;N&quot;;1450;IF([.M31]=&quot;M&quot;;1200;1700))" office:value-type="float" office:value="1450">
            <text:p>1450</text:p>
          </table:table-cell>
          <table:table-cell table:formula="of:=IF([.M31]=&quot;N&quot;;100;IF([.M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1]-1);0)" office:value-type="float" office:value="180">
            <text:p>1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30]" office:value-type="float" office:value="3">
            <text:p>3</text:p>
          </table:table-cell>
          <table:table-cell table:formula="of:=[.G31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450, z = 100, facing = 0, spawnRadius = 0, delay = 5400, orbitalDrop = false, commands = {{cmdID = planetUtilities.COMMAND.PATROL, pos = {3600, 2500}}, }, difficultyAtLeast = 2,  },">
            <text:p>{ name = 'tc_bonebeast', x = 1450, z = 100, facing = 0, spawnRadius = 0, delay = 5400, orbitalDrop = false, commands = {{cmdID = planetUtilities.COMMAND.PATROL, pos = {3600, 2500}}, }, difficultyAtLeast = 2, <text:s/>},</text:p>
          </table:table-cell>
          <table:table-cell office:value-type="string">
            <text:p>tc_bonebeast</text:p>
          </table:table-cell>
          <table:table-cell table:formula="of:=IF([.M32]=&quot;N&quot;;1450;IF([.M32]=&quot;M&quot;;1200;1700))" office:value-type="float" office:value="1450">
            <text:p>1450</text:p>
          </table:table-cell>
          <table:table-cell table:formula="of:=IF([.M32]=&quot;N&quot;;100;IF([.M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2]-1);0)" office:value-type="float" office:value="180">
            <text:p>1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31]" office:value-type="float" office:value="3">
            <text:p>3</text:p>
          </table:table-cell>
          <table:table-cell table:formula="of:=[.G32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bonebeast', x = 1450, z = 100, facing = 0, spawnRadius = 0, delay = 5400, orbitalDrop = false, commands = {{cmdID = planetUtilities.COMMAND.PATROL, pos = {3600, 2500}}, }, difficultyAtLeast = 3,  },">
            <text:p>{ name = 'tc_bonebeast', x = 1450, z = 100, facing = 0, spawnRadius = 0, delay = 5400, orbitalDrop = false, commands = {{cmdID = planetUtilities.COMMAND.PATROL, pos = {3600, 2500}}, }, difficultyAtLeast = 3, <text:s/>},</text:p>
          </table:table-cell>
          <table:table-cell office:value-type="string">
            <text:p>tc_bonebeast</text:p>
          </table:table-cell>
          <table:table-cell table:formula="of:=IF([.M33]=&quot;N&quot;;1450;IF([.M33]=&quot;M&quot;;1200;1700))" office:value-type="float" office:value="1450">
            <text:p>1450</text:p>
          </table:table-cell>
          <table:table-cell table:formula="of:=IF([.M33]=&quot;N&quot;;100;IF([.M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3]-1);0)" office:value-type="float" office:value="180">
            <text:p>1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32]" office:value-type="float" office:value="3">
            <text:p>3</text:p>
          </table:table-cell>
          <table:table-cell table:formula="of:=[.G33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gunner', x = 1700, z = 3900, facing = 0, spawnRadius = 0, delay = 5400, orbitalDrop = false, commands = {{cmdID = planetUtilities.COMMAND.PATROL, pos = {3600, 2500}}, },  },">
            <text:p>{ name = 'tc_gunner', x = 1700, z = 3900, facing = 0, spawnRadius = 0, delay = 5400, orbitalDrop = false, commands = {{cmdID = planetUtilities.COMMAND.PATROL, pos = {3600, 2500}}, }, <text:s/>},</text:p>
          </table:table-cell>
          <table:table-cell office:value-type="string">
            <text:p>tc_gunner</text:p>
          </table:table-cell>
          <table:table-cell table:formula="of:=IF([.M34]=&quot;N&quot;;1450;IF([.M34]=&quot;M&quot;;1200;1700))" office:value-type="float" office:value="1700">
            <text:p>1700</text:p>
          </table:table-cell>
          <table:table-cell table:formula="of:=IF([.M34]=&quot;N&quot;;100;IF([.M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4]-1);0)" office:value-type="float" office:value="180">
            <text:p>1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16"/>
          <table:table-cell table:style-name="ce16" office:value-type="string">
            <text:p>S</text:p>
          </table:table-cell>
          <table:table-cell table:style-name="ce8" table:formula="of:=[.N33]" office:value-type="float" office:value="3">
            <text:p>3</text:p>
          </table:table-cell>
          <table:table-cell table:formula="of:=[.G34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unner', x = 1700, z = 3900, facing = 0, spawnRadius = 0, delay = 5400, orbitalDrop = false, commands = {{cmdID = planetUtilities.COMMAND.PATROL, pos = {3600, 2500}}, }, difficultyAtLeast = 2,  },">
            <text:p>{ name = 'tc_gunner', x = 1700, z = 3900, facing = 0, spawnRadius = 0, delay = 5400, orbitalDrop = false, commands = {{cmdID = planetUtilities.COMMAND.PATROL, pos = {3600, 2500}}, }, difficultyAtLeast = 2, <text:s/>},</text:p>
          </table:table-cell>
          <table:table-cell office:value-type="string">
            <text:p>tc_gunner</text:p>
          </table:table-cell>
          <table:table-cell table:formula="of:=IF([.M35]=&quot;N&quot;;1450;IF([.M35]=&quot;M&quot;;1200;1700))" office:value-type="float" office:value="1700">
            <text:p>1700</text:p>
          </table:table-cell>
          <table:table-cell table:formula="of:=IF([.M35]=&quot;N&quot;;100;IF([.M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5]-1);0)" office:value-type="float" office:value="180">
            <text:p>1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34]" office:value-type="float" office:value="3">
            <text:p>3</text:p>
          </table:table-cell>
          <table:table-cell table:formula="of:=[.G35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unner', x = 1700, z = 3900, facing = 0, spawnRadius = 0, delay = 5400, orbitalDrop = false, commands = {{cmdID = planetUtilities.COMMAND.PATROL, pos = {3600, 2500}}, }, difficultyAtLeast = 3,  },">
            <text:p>{ name = 'tc_gunner', x = 1700, z = 3900, facing = 0, spawnRadius = 0, delay = 5400, orbitalDrop = false, commands = {{cmdID = planetUtilities.COMMAND.PATROL, pos = {3600, 2500}}, }, difficultyAtLeast = 3, <text:s/>},</text:p>
          </table:table-cell>
          <table:table-cell office:value-type="string">
            <text:p>tc_gunner</text:p>
          </table:table-cell>
          <table:table-cell table:formula="of:=IF([.M36]=&quot;N&quot;;1450;IF([.M36]=&quot;M&quot;;1200;1700))" office:value-type="float" office:value="1700">
            <text:p>1700</text:p>
          </table:table-cell>
          <table:table-cell table:formula="of:=IF([.M36]=&quot;N&quot;;100;IF([.M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6]-1);0)" office:value-type="float" office:value="180">
            <text:p>1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35]" office:value-type="float" office:value="3">
            <text:p>3</text:p>
          </table:table-cell>
          <table:table-cell table:formula="of:=[.G36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bonebeast', x = 1700, z = 3900, facing = 0, spawnRadius = 0, delay = 5400, orbitalDrop = false, commands = {{cmdID = planetUtilities.COMMAND.PATROL, pos = {3600, 2500}}, },  },">
            <text:p>{ name = 'tc_bonebeast', x = 1700, z = 3900, facing = 0, spawnRadius = 0, delay = 5400, orbitalDrop = false, commands = {{cmdID = planetUtilities.COMMAND.PATROL, pos = {3600, 2500}}, }, <text:s/>},</text:p>
          </table:table-cell>
          <table:table-cell office:value-type="string">
            <text:p>tc_bonebeast</text:p>
          </table:table-cell>
          <table:table-cell table:formula="of:=IF([.M37]=&quot;N&quot;;1450;IF([.M37]=&quot;M&quot;;1200;1700))" office:value-type="float" office:value="1700">
            <text:p>1700</text:p>
          </table:table-cell>
          <table:table-cell table:formula="of:=IF([.M37]=&quot;N&quot;;100;IF([.M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7]-1);0)" office:value-type="float" office:value="180">
            <text:p>1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16" office:value-type="string">
            <text:p>S</text:p>
          </table:table-cell>
          <table:table-cell table:style-name="ce8" table:formula="of:=[.N36]" office:value-type="float" office:value="3">
            <text:p>3</text:p>
          </table:table-cell>
          <table:table-cell table:formula="of:=[.G37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bonebeast', x = 1700, z = 3900, facing = 0, spawnRadius = 0, delay = 5400, orbitalDrop = false, commands = {{cmdID = planetUtilities.COMMAND.PATROL, pos = {3600, 2500}}, }, difficultyAtLeast = 2,  },">
            <text:p>{ name = 'tc_bonebeast', x = 1700, z = 3900, facing = 0, spawnRadius = 0, delay = 5400, orbitalDrop = false, commands = {{cmdID = planetUtilities.COMMAND.PATROL, pos = {3600, 2500}}, }, difficultyAtLeast = 2, <text:s/>},</text:p>
          </table:table-cell>
          <table:table-cell office:value-type="string">
            <text:p>tc_bonebeast</text:p>
          </table:table-cell>
          <table:table-cell table:formula="of:=IF([.M38]=&quot;N&quot;;1450;IF([.M38]=&quot;M&quot;;1200;1700))" office:value-type="float" office:value="1700">
            <text:p>1700</text:p>
          </table:table-cell>
          <table:table-cell table:formula="of:=IF([.M38]=&quot;N&quot;;100;IF([.M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8]-1);0)" office:value-type="float" office:value="180">
            <text:p>1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37]" office:value-type="float" office:value="3">
            <text:p>3</text:p>
          </table:table-cell>
          <table:table-cell table:formula="of:=[.G3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bonebeast', x = 1700, z = 3900, facing = 0, spawnRadius = 0, delay = 5400, orbitalDrop = false, commands = {{cmdID = planetUtilities.COMMAND.PATROL, pos = {3600, 2500}}, }, difficultyAtLeast = 3,  },">
            <text:p>{ name = 'tc_bonebeast', x = 1700, z = 3900, facing = 0, spawnRadius = 0, delay = 5400, orbitalDrop = false, commands = {{cmdID = planetUtilities.COMMAND.PATROL, pos = {3600, 2500}}, }, difficultyAtLeast = 3, <text:s/>},</text:p>
          </table:table-cell>
          <table:table-cell office:value-type="string">
            <text:p>tc_bonebeast</text:p>
          </table:table-cell>
          <table:table-cell table:formula="of:=IF([.M39]=&quot;N&quot;;1450;IF([.M39]=&quot;M&quot;;1200;1700))" office:value-type="float" office:value="1700">
            <text:p>1700</text:p>
          </table:table-cell>
          <table:table-cell table:formula="of:=IF([.M39]=&quot;N&quot;;100;IF([.M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9]-1);0)" office:value-type="float" office:value="180">
            <text:p>1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38]" office:value-type="float" office:value="3">
            <text:p>3</text:p>
          </table:table-cell>
          <table:table-cell table:formula="of:=[.G3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acranius', x = 1200, z = 2100, facing = 0, spawnRadius = 0, delay = 7650, orbitalDrop = false, commands = {{cmdID = planetUtilities.COMMAND.PATROL, pos = {3600, 2500}}, },  },">
            <text:p>{ name = 'tc_acranius', x = 1200, z = 2100, facing = 0, spawnRadius = 0, delay = 7650, orbitalDrop = false, commands = {{cmdID = planetUtilities.COMMAND.PATROL, pos = {3600, 2500}}, }, <text:s/>},</text:p>
          </table:table-cell>
          <table:table-cell office:value-type="string">
            <text:p>tc_acranius</text:p>
          </table:table-cell>
          <table:table-cell table:formula="of:=IF([.M41]=&quot;N&quot;;1450;IF([.M41]=&quot;M&quot;;1200;1700))" office:value-type="float" office:value="1200">
            <text:p>1200</text:p>
          </table:table-cell>
          <table:table-cell table:formula="of:=IF([.M41]=&quot;N&quot;;100;IF([.M4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1]-1);0)" office:value-type="float" office:value="255">
            <text:p>25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16"/>
          <table:table-cell table:style-name="ce16" office:value-type="string">
            <text:p>M</text:p>
          </table:table-cell>
          <table:table-cell table:style-name="ce8" office:value-type="float" office:value="4">
            <text:p>4</text:p>
          </table:table-cell>
          <table:table-cell table:formula="of:=[.G41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acranius', x = 1200, z = 2100, facing = 0, spawnRadius = 0, delay = 7650, orbitalDrop = false, commands = {{cmdID = planetUtilities.COMMAND.PATROL, pos = {3600, 2500}}, }, difficultyAtLeast = 2,  },">
            <text:p>{ name = 'tc_acranius', x = 1200, z = 2100, facing = 0, spawnRadius = 0, delay = 7650, orbitalDrop = false, commands = {{cmdID = planetUtilities.COMMAND.PATROL, pos = {3600, 2500}}, }, difficultyAtLeast = 2, <text:s/>},</text:p>
          </table:table-cell>
          <table:table-cell office:value-type="string">
            <text:p>tc_acranius</text:p>
          </table:table-cell>
          <table:table-cell table:formula="of:=IF([.M42]=&quot;N&quot;;1450;IF([.M42]=&quot;M&quot;;1200;1700))" office:value-type="float" office:value="1200">
            <text:p>1200</text:p>
          </table:table-cell>
          <table:table-cell table:formula="of:=IF([.M42]=&quot;N&quot;;100;IF([.M4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2]-1);0)" office:value-type="float" office:value="255">
            <text:p>25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M</text:p>
          </table:table-cell>
          <table:table-cell table:style-name="ce8" table:formula="of:=[.N41]" office:value-type="float" office:value="4">
            <text:p>4</text:p>
          </table:table-cell>
          <table:table-cell table:formula="of:=[.G42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acranius', x = 1200, z = 2100, facing = 0, spawnRadius = 0, delay = 7650, orbitalDrop = false, commands = {{cmdID = planetUtilities.COMMAND.PATROL, pos = {3600, 2500}}, }, difficultyAtLeast = 3,  },">
            <text:p>{ name = 'tc_acranius', x = 1200, z = 2100, facing = 0, spawnRadius = 0, delay = 7650, orbitalDrop = false, commands = {{cmdID = planetUtilities.COMMAND.PATROL, pos = {3600, 2500}}, }, difficultyAtLeast = 3, <text:s/>},</text:p>
          </table:table-cell>
          <table:table-cell office:value-type="string">
            <text:p>tc_acranius</text:p>
          </table:table-cell>
          <table:table-cell table:formula="of:=IF([.M43]=&quot;N&quot;;1450;IF([.M43]=&quot;M&quot;;1200;1700))" office:value-type="float" office:value="1200">
            <text:p>1200</text:p>
          </table:table-cell>
          <table:table-cell table:formula="of:=IF([.M43]=&quot;N&quot;;100;IF([.M4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3]-1);0)" office:value-type="float" office:value="255">
            <text:p>25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6" office:value-type="string">
            <text:p>M</text:p>
          </table:table-cell>
          <table:table-cell table:style-name="ce8" table:formula="of:=[.N42]" office:value-type="float" office:value="4">
            <text:p>4</text:p>
          </table:table-cell>
          <table:table-cell table:formula="of:=[.G43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redeemer', x = 1200, z = 2100, facing = 0, spawnRadius = 0, delay = 7650, orbitalDrop = false, commands = {{cmdID = planetUtilities.COMMAND.PATROL, pos = {3600, 2500}}, },  },">
            <text:p>{ name = 'tc_redeemer', x = 1200, z = 2100, facing = 0, spawnRadius = 0, delay = 7650, orbitalDrop = false, commands = {{cmdID = planetUtilities.COMMAND.PATROL, pos = {3600, 2500}}, }, <text:s/>},</text:p>
          </table:table-cell>
          <table:table-cell office:value-type="string">
            <text:p>tc_redeemer</text:p>
          </table:table-cell>
          <table:table-cell table:formula="of:=IF([.M44]=&quot;N&quot;;1450;IF([.M44]=&quot;M&quot;;1200;1700))" office:value-type="float" office:value="1200">
            <text:p>1200</text:p>
          </table:table-cell>
          <table:table-cell table:formula="of:=IF([.M44]=&quot;N&quot;;100;IF([.M4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4]-1);0)" office:value-type="float" office:value="255">
            <text:p>25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16" office:value-type="string">
            <text:p>M</text:p>
          </table:table-cell>
          <table:table-cell table:style-name="ce8" table:formula="of:=[.N43]" office:value-type="float" office:value="4">
            <text:p>4</text:p>
          </table:table-cell>
          <table:table-cell table:formula="of:=[.G44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redeemer', x = 1200, z = 2100, facing = 0, spawnRadius = 0, delay = 7650, orbitalDrop = false, commands = {{cmdID = planetUtilities.COMMAND.PATROL, pos = {3600, 2500}}, }, difficultyAtLeast = 2,  },">
            <text:p>{ name = 'tc_redeemer', x = 1200, z = 2100, facing = 0, spawnRadius = 0, delay = 7650, orbitalDrop = false, commands = {{cmdID = planetUtilities.COMMAND.PATROL, pos = {3600, 2500}}, }, difficultyAtLeast = 2, <text:s/>},</text:p>
          </table:table-cell>
          <table:table-cell office:value-type="string">
            <text:p>tc_redeemer</text:p>
          </table:table-cell>
          <table:table-cell table:formula="of:=IF([.M45]=&quot;N&quot;;1450;IF([.M45]=&quot;M&quot;;1200;1700))" office:value-type="float" office:value="1200">
            <text:p>1200</text:p>
          </table:table-cell>
          <table:table-cell table:formula="of:=IF([.M45]=&quot;N&quot;;100;IF([.M4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5]-1);0)" office:value-type="float" office:value="255">
            <text:p>25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M</text:p>
          </table:table-cell>
          <table:table-cell table:style-name="ce8" table:formula="of:=[.N44]" office:value-type="float" office:value="4">
            <text:p>4</text:p>
          </table:table-cell>
          <table:table-cell table:formula="of:=[.G45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8">
          <table:table-cell table:style-name="ce13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redeemer', x = 1200, z = 2100, facing = 0, spawnRadius = 0, delay = 7650, orbitalDrop = false, commands = {{cmdID = planetUtilities.COMMAND.PATROL, pos = {3600, 2500}}, }, difficultyAtLeast = 3,  },">
            <text:p>{ name = 'tc_redeemer', x = 1200, z = 2100, facing = 0, spawnRadius = 0, delay = 7650, orbitalDrop = false, commands = {{cmdID = planetUtilities.COMMAND.PATROL, pos = {3600, 2500}}, }, difficultyAtLeast = 3, <text:s/>},</text:p>
          </table:table-cell>
          <table:table-cell office:value-type="string">
            <text:p>tc_redeemer</text:p>
          </table:table-cell>
          <table:table-cell table:formula="of:=IF([.M46]=&quot;N&quot;;1450;IF([.M46]=&quot;M&quot;;1200;1700))" office:value-type="float" office:value="1200">
            <text:p>1200</text:p>
          </table:table-cell>
          <table:table-cell table:formula="of:=IF([.M46]=&quot;N&quot;;100;IF([.M4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6]-1);0)" office:value-type="float" office:value="255">
            <text:p>25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6" office:value-type="string">
            <text:p>M</text:p>
          </table:table-cell>
          <table:table-cell table:style-name="ce8" table:formula="of:=[.N45]" office:value-type="float" office:value="4">
            <text:p>4</text:p>
          </table:table-cell>
          <table:table-cell table:formula="of:=[.G46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8"/>
          <table:table-cell table:style-name="ce16" table:number-columns-repeated="2"/>
          <table:table-cell table:style-name="Default" table:number-columns-repeated="1014"/>
        </table:table-row>
        <table:table-row table:style-name="ro8">
          <table:table-cell table:style-name="ce13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48]=&quot;N&quot;;1450;IF([.M48]=&quot;M&quot;;1200;1700))" office:value-type="float" office:value="1200">
            <text:p>1200</text:p>
          </table:table-cell>
          <table:table-cell table:formula="of:=IF([.M48]=&quot;N&quot;;100;IF([.M4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8]-1);0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6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8" office:value-type="float" office:value="5">
            <text:p>5</text:p>
          </table:table-cell>
          <table:table-cell table:formula="of:=[.G48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49]=&quot;N&quot;;1450;IF([.M49]=&quot;M&quot;;1200;1700))" office:value-type="float" office:value="1200">
            <text:p>1200</text:p>
          </table:table-cell>
          <table:table-cell table:formula="of:=IF([.M49]=&quot;N&quot;;100;IF([.M4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9]-1);0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6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8" table:formula="of:=[.N48]" office:value-type="float" office:value="5">
            <text:p>5</text:p>
          </table:table-cell>
          <table:table-cell table:formula="of:=[.G49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0]=&quot;N&quot;;1450;IF([.M50]=&quot;M&quot;;1200;1700))" office:value-type="float" office:value="1200">
            <text:p>1200</text:p>
          </table:table-cell>
          <table:table-cell table:formula="of:=IF([.M50]=&quot;N&quot;;100;IF([.M50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0]-1);0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6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8" table:formula="of:=[.N49]" office:value-type="float" office:value="5">
            <text:p>5</text:p>
          </table:table-cell>
          <table:table-cell table:formula="of:=[.G50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51]=&quot;N&quot;;1450;IF([.M51]=&quot;M&quot;;1200;1700))" office:value-type="float" office:value="1200">
            <text:p>1200</text:p>
          </table:table-cell>
          <table:table-cell table:formula="of:=IF([.M51]=&quot;N&quot;;100;IF([.M5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1]-1);0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6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8" table:formula="of:=[.N50]" office:value-type="float" office:value="5">
            <text:p>5</text:p>
          </table:table-cell>
          <table:table-cell table:formula="of:=[.G51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2]=&quot;N&quot;;1450;IF([.M52]=&quot;M&quot;;1200;1700))" office:value-type="float" office:value="1200">
            <text:p>1200</text:p>
          </table:table-cell>
          <table:table-cell table:formula="of:=IF([.M52]=&quot;N&quot;;100;IF([.M5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2]-1);0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6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8" table:formula="of:=[.N51]" office:value-type="float" office:value="5">
            <text:p>5</text:p>
          </table:table-cell>
          <table:table-cell table:formula="of:=[.G52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3]=&quot;N&quot;;1450;IF([.M53]=&quot;M&quot;;1200;1700))" office:value-type="float" office:value="1200">
            <text:p>1200</text:p>
          </table:table-cell>
          <table:table-cell table:formula="of:=IF([.M53]=&quot;N&quot;;100;IF([.M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3]-1);0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6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8" table:formula="of:=[.N52]" office:value-type="float" office:value="5">
            <text:p>5</text:p>
          </table:table-cell>
          <table:table-cell table:formula="of:=[.G53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4]=&quot;N&quot;;1450;IF([.M54]=&quot;M&quot;;1200;1700))" office:value-type="float" office:value="1200">
            <text:p>1200</text:p>
          </table:table-cell>
          <table:table-cell table:formula="of:=IF([.M54]=&quot;N&quot;;100;IF([.M5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4]-1);0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6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ce16"/>
          <table:table-cell office:value-type="string">
            <text:p>M</text:p>
          </table:table-cell>
          <table:table-cell table:style-name="ce8" table:formula="of:=[.N53]" office:value-type="float" office:value="5">
            <text:p>5</text:p>
          </table:table-cell>
          <table:table-cell table:formula="of:=[.G54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5]=&quot;N&quot;;1450;IF([.M55]=&quot;M&quot;;1200;1700))" office:value-type="float" office:value="1200">
            <text:p>1200</text:p>
          </table:table-cell>
          <table:table-cell table:formula="of:=IF([.M55]=&quot;N&quot;;100;IF([.M5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5]-1);0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6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4]" office:value-type="float" office:value="5">
            <text:p>5</text:p>
          </table:table-cell>
          <table:table-cell table:formula="of:=[.G55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6]=&quot;N&quot;;1450;IF([.M56]=&quot;M&quot;;1200;1700))" office:value-type="float" office:value="1200">
            <text:p>1200</text:p>
          </table:table-cell>
          <table:table-cell table:formula="of:=IF([.M56]=&quot;N&quot;;100;IF([.M5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6]-1);0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6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5]" office:value-type="float" office:value="5">
            <text:p>5</text:p>
          </table:table-cell>
          <table:table-cell table:formula="of:=[.G56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7]=&quot;N&quot;;1450;IF([.M57]=&quot;M&quot;;1200;1700))" office:value-type="float" office:value="1200">
            <text:p>1200</text:p>
          </table:table-cell>
          <table:table-cell table:formula="of:=IF([.M57]=&quot;N&quot;;100;IF([.M5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7]-1);0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6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M</text:p>
          </table:table-cell>
          <table:table-cell table:style-name="ce8" table:formula="of:=[.N56]" office:value-type="float" office:value="5">
            <text:p>5</text:p>
          </table:table-cell>
          <table:table-cell table:formula="of:=[.G57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8]=&quot;N&quot;;1450;IF([.M58]=&quot;M&quot;;1200;1700))" office:value-type="float" office:value="1200">
            <text:p>1200</text:p>
          </table:table-cell>
          <table:table-cell table:formula="of:=IF([.M58]=&quot;N&quot;;100;IF([.M5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8]-1);0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6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7]" office:value-type="float" office:value="5">
            <text:p>5</text:p>
          </table:table-cell>
          <table:table-cell table:formula="of:=[.G58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9]=&quot;N&quot;;1450;IF([.M59]=&quot;M&quot;;1200;1700))" office:value-type="float" office:value="1200">
            <text:p>1200</text:p>
          </table:table-cell>
          <table:table-cell table:formula="of:=IF([.M59]=&quot;N&quot;;100;IF([.M5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9]-1);0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6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8]" office:value-type="float" office:value="5">
            <text:p>5</text:p>
          </table:table-cell>
          <table:table-cell table:formula="of:=[.G59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8"/>
          <table:table-cell table:style-name="ce16" table:number-columns-repeated="2"/>
          <table:table-cell table:style-name="Default" table:number-columns-repeated="1014"/>
        </table:table-row>
        <table:table-row table:style-name="ro8">
          <table:table-cell table:style-name="ce13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rictus', x = 1450, z = 100, facing = 0, spawnRadius = 0, delay = 12150, orbitalDrop = false, commands = {{cmdID = planetUtilities.COMMAND.PATROL, pos = {3600, 2500}}, },  },">
            <text:p>{ name = 'tc_rictus', x = 1450, z = 100, facing = 0, spawnRadius = 0, delay = 12150, orbitalDrop = false, commands = {{cmdID = planetUtilities.COMMAND.PATROL, pos = {3600, 2500}}, }, <text:s/>},</text:p>
          </table:table-cell>
          <table:table-cell office:value-type="string">
            <text:p>tc_rictus</text:p>
          </table:table-cell>
          <table:table-cell table:formula="of:=IF([.M61]=&quot;N&quot;;1450;IF([.M61]=&quot;M&quot;;1200;1700))" office:value-type="float" office:value="1450">
            <text:p>1450</text:p>
          </table:table-cell>
          <table:table-cell table:formula="of:=IF([.M61]=&quot;N&quot;;100;IF([.M6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1]-1);0)" office:value-type="float" office:value="405">
            <text:p>4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6">
            <text:p>6</text:p>
          </table:table-cell>
          <table:table-cell table:formula="of:=[.G61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mancubus', x = 1450, z = 100, facing = 0, spawnRadius = 0, delay = 12150, orbitalDrop = false, commands = {{cmdID = planetUtilities.COMMAND.PATROL, pos = {3600, 2500}}, }, difficultyAtLeast = 2,  },">
            <text:p>{ name = 'tc_mancubus', x = 1450, z = 100, facing = 0, spawnRadius = 0, delay = 12150, orbitalDrop = false, commands = {{cmdID = planetUtilities.COMMAND.PATROL, pos = {3600, 2500}}, }, difficultyAtLeast = 2, <text:s/>},</text:p>
          </table:table-cell>
          <table:table-cell office:value-type="string">
            <text:p>tc_mancubus</text:p>
          </table:table-cell>
          <table:table-cell table:formula="of:=IF([.M62]=&quot;N&quot;;1450;IF([.M62]=&quot;M&quot;;1200;1700))" office:value-type="float" office:value="1450">
            <text:p>1450</text:p>
          </table:table-cell>
          <table:table-cell table:formula="of:=IF([.M62]=&quot;N&quot;;100;IF([.M6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2]-1);0)" office:value-type="float" office:value="405">
            <text:p>4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61]" office:value-type="float" office:value="6">
            <text:p>6</text:p>
          </table:table-cell>
          <table:table-cell table:formula="of:=[.G62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mancubus', x = 1450, z = 100, facing = 0, spawnRadius = 0, delay = 12150, orbitalDrop = false, commands = {{cmdID = planetUtilities.COMMAND.PATROL, pos = {3600, 2500}}, }, difficultyAtLeast = 3,  },">
            <text:p>{ name = 'tc_mancubus', x = 1450, z = 100, facing = 0, spawnRadius = 0, delay = 12150, orbitalDrop = false, commands = {{cmdID = planetUtilities.COMMAND.PATROL, pos = {3600, 2500}}, }, difficultyAtLeast = 3, <text:s/>},</text:p>
          </table:table-cell>
          <table:table-cell office:value-type="string">
            <text:p>tc_mancubus</text:p>
          </table:table-cell>
          <table:table-cell table:formula="of:=IF([.M63]=&quot;N&quot;;1450;IF([.M63]=&quot;M&quot;;1200;1700))" office:value-type="float" office:value="1450">
            <text:p>1450</text:p>
          </table:table-cell>
          <table:table-cell table:formula="of:=IF([.M63]=&quot;N&quot;;100;IF([.M6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3]-1);0)" office:value-type="float" office:value="405">
            <text:p>4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62]" office:value-type="float" office:value="6">
            <text:p>6</text:p>
          </table:table-cell>
          <table:table-cell table:formula="of:=[.G63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belial', x = 1450, z = 100, facing = 0, spawnRadius = 0, delay = 12150, orbitalDrop = false, commands = {{cmdID = planetUtilities.COMMAND.PATROL, pos = {3600, 2500}}, }, difficultyAtLeast = 4,  },">
            <text:p>{ name = 'tc_belial', x = 1450, z = 100, facing = 0, spawnRadius = 0, delay = 12150, orbitalDrop = false, commands = {{cmdID = planetUtilities.COMMAND.PATROL, pos = {3600, 2500}}, }, difficultyAtLeast = 4, <text:s/>},</text:p>
          </table:table-cell>
          <table:table-cell office:value-type="string">
            <text:p>tc_belial</text:p>
          </table:table-cell>
          <table:table-cell table:formula="of:=IF([.M64]=&quot;N&quot;;1450;IF([.M64]=&quot;M&quot;;1200;1700))" office:value-type="float" office:value="1450">
            <text:p>1450</text:p>
          </table:table-cell>
          <table:table-cell table:formula="of:=IF([.M64]=&quot;N&quot;;100;IF([.M6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4]-1);0)" office:value-type="float" office:value="405">
            <text:p>4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63]" office:value-type="float" office:value="6">
            <text:p>6</text:p>
          </table:table-cell>
          <table:table-cell table:formula="of:=[.G64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bonebeast', x = 1450, z = 100, facing = 0, spawnRadius = 0, delay = 12150, orbitalDrop = false, commands = {{cmdID = planetUtilities.COMMAND.PATROL, pos = {3600, 2500}}, },  },">
            <text:p>{ name = 'tc_bonebeast', x = 1450, z = 100, facing = 0, spawnRadius = 0, delay = 12150, orbitalDrop = false, commands = {{cmdID = planetUtilities.COMMAND.PATROL, pos = {3600, 2500}}, }, <text:s/>},</text:p>
          </table:table-cell>
          <table:table-cell office:value-type="string">
            <text:p>tc_bonebeast</text:p>
          </table:table-cell>
          <table:table-cell table:formula="of:=IF([.M65]=&quot;N&quot;;1450;IF([.M65]=&quot;M&quot;;1200;1700))" office:value-type="float" office:value="1450">
            <text:p>1450</text:p>
          </table:table-cell>
          <table:table-cell table:formula="of:=IF([.M65]=&quot;N&quot;;100;IF([.M6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5]-1);0)" office:value-type="float" office:value="405">
            <text:p>4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63]" office:value-type="float" office:value="6">
            <text:p>6</text:p>
          </table:table-cell>
          <table:table-cell table:formula="of:=[.G65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spiderdemon', x = 1450, z = 100, facing = 0, spawnRadius = 0, delay = 12150, orbitalDrop = false, commands = {{cmdID = planetUtilities.COMMAND.PATROL, pos = {3600, 2500}}, }, difficultyAtLeast = 2,  },">
            <text:p>{ name = 'tc_spiderdemon', x = 1450, z = 100, facing = 0, spawnRadius = 0, delay = 12150, orbitalDrop = false, commands = {{cmdID = planetUtilities.COMMAND.PATROL, pos = {3600, 2500}}, }, difficultyAtLeast = 2, <text:s/>},</text:p>
          </table:table-cell>
          <table:table-cell office:value-type="string">
            <text:p>tc_spiderdemon</text:p>
          </table:table-cell>
          <table:table-cell table:formula="of:=IF([.M66]=&quot;N&quot;;1450;IF([.M66]=&quot;M&quot;;1200;1700))" office:value-type="float" office:value="1450">
            <text:p>1450</text:p>
          </table:table-cell>
          <table:table-cell table:formula="of:=IF([.M66]=&quot;N&quot;;100;IF([.M6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6]-1);0)" office:value-type="float" office:value="405">
            <text:p>4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65]" office:value-type="float" office:value="6">
            <text:p>6</text:p>
          </table:table-cell>
          <table:table-cell table:formula="of:=[.G66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spiderdemon', x = 1450, z = 100, facing = 0, spawnRadius = 0, delay = 12150, orbitalDrop = false, commands = {{cmdID = planetUtilities.COMMAND.PATROL, pos = {3600, 2500}}, }, difficultyAtLeast = 3,  },">
            <text:p>{ name = 'tc_spiderdemon', x = 1450, z = 100, facing = 0, spawnRadius = 0, delay = 12150, orbitalDrop = false, commands = {{cmdID = planetUtilities.COMMAND.PATROL, pos = {3600, 2500}}, }, difficultyAtLeast = 3, <text:s/>},</text:p>
          </table:table-cell>
          <table:table-cell office:value-type="string">
            <text:p>tc_spiderdemon</text:p>
          </table:table-cell>
          <table:table-cell table:formula="of:=IF([.M67]=&quot;N&quot;;1450;IF([.M67]=&quot;M&quot;;1200;1700))" office:value-type="float" office:value="1450">
            <text:p>1450</text:p>
          </table:table-cell>
          <table:table-cell table:formula="of:=IF([.M67]=&quot;N&quot;;100;IF([.M6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7]-1);0)" office:value-type="float" office:value="405">
            <text:p>4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66]" office:value-type="float" office:value="6">
            <text:p>6</text:p>
          </table:table-cell>
          <table:table-cell table:formula="of:=[.G67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agares', x = 1450, z = 100, facing = 0, spawnRadius = 0, delay = 12150, orbitalDrop = false, commands = {{cmdID = planetUtilities.COMMAND.PATROL, pos = {3600, 2500}}, }, difficultyAtLeast = 4,  },">
            <text:p>{ name = 'tc_agares', x = 1450, z = 100, facing = 0, spawnRadius = 0, delay = 12150, orbitalDrop = false, commands = {{cmdID = planetUtilities.COMMAND.PATROL, pos = {3600, 2500}}, }, difficultyAtLeast = 4, <text:s/>},</text:p>
          </table:table-cell>
          <table:table-cell office:value-type="string">
            <text:p>tc_agares</text:p>
          </table:table-cell>
          <table:table-cell table:formula="of:=IF([.M68]=&quot;N&quot;;1450;IF([.M68]=&quot;M&quot;;1200;1700))" office:value-type="float" office:value="1450">
            <text:p>1450</text:p>
          </table:table-cell>
          <table:table-cell table:formula="of:=IF([.M68]=&quot;N&quot;;100;IF([.M6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8]-1);0)" office:value-type="float" office:value="405">
            <text:p>4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67]" office:value-type="float" office:value="6">
            <text:p>6</text:p>
          </table:table-cell>
          <table:table-cell table:formula="of:=[.G68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rictus', x = 1700, z = 3900, facing = 0, spawnRadius = 0, delay = 12150, orbitalDrop = false, commands = {{cmdID = planetUtilities.COMMAND.PATROL, pos = {3600, 2500}}, },  },">
            <text:p>{ name = 'tc_rictus', x = 1700, z = 3900, facing = 0, spawnRadius = 0, delay = 12150, orbitalDrop = false, commands = {{cmdID = planetUtilities.COMMAND.PATROL, pos = {3600, 2500}}, }, <text:s/>},</text:p>
          </table:table-cell>
          <table:table-cell office:value-type="string">
            <text:p>tc_rictus</text:p>
          </table:table-cell>
          <table:table-cell table:formula="of:=IF([.M69]=&quot;N&quot;;1450;IF([.M69]=&quot;M&quot;;1200;1700))" office:value-type="float" office:value="1700">
            <text:p>1700</text:p>
          </table:table-cell>
          <table:table-cell table:formula="of:=IF([.M69]=&quot;N&quot;;100;IF([.M6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9]-1);0)" office:value-type="float" office:value="405">
            <text:p>4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16"/>
          <table:table-cell table:style-name="ce16" office:value-type="string">
            <text:p>S</text:p>
          </table:table-cell>
          <table:table-cell table:style-name="ce8" table:formula="of:=[.N67]" office:value-type="float" office:value="6">
            <text:p>6</text:p>
          </table:table-cell>
          <table:table-cell table:formula="of:=[.G69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mancubus', x = 1700, z = 3900, facing = 0, spawnRadius = 0, delay = 12150, orbitalDrop = false, commands = {{cmdID = planetUtilities.COMMAND.PATROL, pos = {3600, 2500}}, }, difficultyAtLeast = 2,  },">
            <text:p>{ name = 'tc_mancubus', x = 1700, z = 3900, facing = 0, spawnRadius = 0, delay = 12150, orbitalDrop = false, commands = {{cmdID = planetUtilities.COMMAND.PATROL, pos = {3600, 2500}}, }, difficultyAtLeast = 2, <text:s/>},</text:p>
          </table:table-cell>
          <table:table-cell office:value-type="string">
            <text:p>tc_mancubus</text:p>
          </table:table-cell>
          <table:table-cell table:formula="of:=IF([.M70]=&quot;N&quot;;1450;IF([.M70]=&quot;M&quot;;1200;1700))" office:value-type="float" office:value="1700">
            <text:p>1700</text:p>
          </table:table-cell>
          <table:table-cell table:formula="of:=IF([.M70]=&quot;N&quot;;100;IF([.M7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0]-1);0)" office:value-type="float" office:value="405">
            <text:p>4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69]" office:value-type="float" office:value="6">
            <text:p>6</text:p>
          </table:table-cell>
          <table:table-cell table:formula="of:=[.G70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mancubus', x = 1700, z = 3900, facing = 0, spawnRadius = 0, delay = 12150, orbitalDrop = false, commands = {{cmdID = planetUtilities.COMMAND.PATROL, pos = {3600, 2500}}, }, difficultyAtLeast = 3,  },">
            <text:p>{ name = 'tc_mancubus', x = 1700, z = 3900, facing = 0, spawnRadius = 0, delay = 12150, orbitalDrop = false, commands = {{cmdID = planetUtilities.COMMAND.PATROL, pos = {3600, 2500}}, }, difficultyAtLeast = 3, <text:s/>},</text:p>
          </table:table-cell>
          <table:table-cell office:value-type="string">
            <text:p>tc_mancubus</text:p>
          </table:table-cell>
          <table:table-cell table:formula="of:=IF([.M71]=&quot;N&quot;;1450;IF([.M71]=&quot;M&quot;;1200;1700))" office:value-type="float" office:value="1700">
            <text:p>1700</text:p>
          </table:table-cell>
          <table:table-cell table:formula="of:=IF([.M71]=&quot;N&quot;;100;IF([.M7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1]-1);0)" office:value-type="float" office:value="405">
            <text:p>4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70]" office:value-type="float" office:value="6">
            <text:p>6</text:p>
          </table:table-cell>
          <table:table-cell table:formula="of:=[.G71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belial', x = 1700, z = 3900, facing = 0, spawnRadius = 0, delay = 12150, orbitalDrop = false, commands = {{cmdID = planetUtilities.COMMAND.PATROL, pos = {3600, 2500}}, }, difficultyAtLeast = 4,  },">
            <text:p>{ name = 'tc_belial', x = 1700, z = 3900, facing = 0, spawnRadius = 0, delay = 12150, orbitalDrop = false, commands = {{cmdID = planetUtilities.COMMAND.PATROL, pos = {3600, 2500}}, }, difficultyAtLeast = 4, <text:s/>},</text:p>
          </table:table-cell>
          <table:table-cell office:value-type="string">
            <text:p>tc_belial</text:p>
          </table:table-cell>
          <table:table-cell table:formula="of:=IF([.M72]=&quot;N&quot;;1450;IF([.M72]=&quot;M&quot;;1200;1700))" office:value-type="float" office:value="1700">
            <text:p>1700</text:p>
          </table:table-cell>
          <table:table-cell table:formula="of:=IF([.M72]=&quot;N&quot;;100;IF([.M7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2]-1);0)" office:value-type="float" office:value="405">
            <text:p>4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71]" office:value-type="float" office:value="6">
            <text:p>6</text:p>
          </table:table-cell>
          <table:table-cell table:formula="of:=[.G72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bonebeast', x = 1700, z = 3900, facing = 0, spawnRadius = 0, delay = 12150, orbitalDrop = false, commands = {{cmdID = planetUtilities.COMMAND.PATROL, pos = {3600, 2500}}, },  },">
            <text:p>{ name = 'tc_bonebeast', x = 1700, z = 3900, facing = 0, spawnRadius = 0, delay = 12150, orbitalDrop = false, commands = {{cmdID = planetUtilities.COMMAND.PATROL, pos = {3600, 2500}}, }, <text:s/>},</text:p>
          </table:table-cell>
          <table:table-cell office:value-type="string">
            <text:p>tc_bonebeast</text:p>
          </table:table-cell>
          <table:table-cell table:formula="of:=IF([.M73]=&quot;N&quot;;1450;IF([.M73]=&quot;M&quot;;1200;1700))" office:value-type="float" office:value="1700">
            <text:p>1700</text:p>
          </table:table-cell>
          <table:table-cell table:formula="of:=IF([.M73]=&quot;N&quot;;100;IF([.M7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3]-1);0)" office:value-type="float" office:value="405">
            <text:p>4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16" office:value-type="string">
            <text:p>S</text:p>
          </table:table-cell>
          <table:table-cell table:style-name="ce8" table:formula="of:=[.N71]" office:value-type="float" office:value="6">
            <text:p>6</text:p>
          </table:table-cell>
          <table:table-cell table:formula="of:=[.G73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spiderdemon', x = 1700, z = 3900, facing = 0, spawnRadius = 0, delay = 12150, orbitalDrop = false, commands = {{cmdID = planetUtilities.COMMAND.PATROL, pos = {3600, 2500}}, }, difficultyAtLeast = 2,  },">
            <text:p>{ name = 'tc_spiderdemon', x = 1700, z = 3900, facing = 0, spawnRadius = 0, delay = 12150, orbitalDrop = false, commands = {{cmdID = planetUtilities.COMMAND.PATROL, pos = {3600, 2500}}, }, difficultyAtLeast = 2, <text:s/>},</text:p>
          </table:table-cell>
          <table:table-cell office:value-type="string">
            <text:p>tc_spiderdemon</text:p>
          </table:table-cell>
          <table:table-cell table:formula="of:=IF([.M74]=&quot;N&quot;;1450;IF([.M74]=&quot;M&quot;;1200;1700))" office:value-type="float" office:value="1700">
            <text:p>1700</text:p>
          </table:table-cell>
          <table:table-cell table:formula="of:=IF([.M74]=&quot;N&quot;;100;IF([.M7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4]-1);0)" office:value-type="float" office:value="405">
            <text:p>4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73]" office:value-type="float" office:value="6">
            <text:p>6</text:p>
          </table:table-cell>
          <table:table-cell table:formula="of:=[.G74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spiderdemon', x = 1700, z = 3900, facing = 0, spawnRadius = 0, delay = 12150, orbitalDrop = false, commands = {{cmdID = planetUtilities.COMMAND.PATROL, pos = {3600, 2500}}, }, difficultyAtLeast = 3,  },">
            <text:p>{ name = 'tc_spiderdemon', x = 1700, z = 3900, facing = 0, spawnRadius = 0, delay = 12150, orbitalDrop = false, commands = {{cmdID = planetUtilities.COMMAND.PATROL, pos = {3600, 2500}}, }, difficultyAtLeast = 3, <text:s/>},</text:p>
          </table:table-cell>
          <table:table-cell office:value-type="string">
            <text:p>tc_spiderdemon</text:p>
          </table:table-cell>
          <table:table-cell table:formula="of:=IF([.M75]=&quot;N&quot;;1450;IF([.M75]=&quot;M&quot;;1200;1700))" office:value-type="float" office:value="1700">
            <text:p>1700</text:p>
          </table:table-cell>
          <table:table-cell table:formula="of:=IF([.M75]=&quot;N&quot;;100;IF([.M7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5]-1);0)" office:value-type="float" office:value="405">
            <text:p>4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74]" office:value-type="float" office:value="6">
            <text:p>6</text:p>
          </table:table-cell>
          <table:table-cell table:formula="of:=[.G75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agares', x = 1700, z = 3900, facing = 0, spawnRadius = 0, delay = 12150, orbitalDrop = false, commands = {{cmdID = planetUtilities.COMMAND.PATROL, pos = {3600, 2500}}, }, difficultyAtLeast = 4,  },">
            <text:p>{ name = 'tc_agares', x = 1700, z = 3900, facing = 0, spawnRadius = 0, delay = 12150, orbitalDrop = false, commands = {{cmdID = planetUtilities.COMMAND.PATROL, pos = {3600, 2500}}, }, difficultyAtLeast = 4, <text:s/>},</text:p>
          </table:table-cell>
          <table:table-cell office:value-type="string">
            <text:p>tc_agares</text:p>
          </table:table-cell>
          <table:table-cell table:formula="of:=IF([.M76]=&quot;N&quot;;1450;IF([.M76]=&quot;M&quot;;1200;1700))" office:value-type="float" office:value="1700">
            <text:p>1700</text:p>
          </table:table-cell>
          <table:table-cell table:formula="of:=IF([.M76]=&quot;N&quot;;100;IF([.M7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6]-1);0)" office:value-type="float" office:value="405">
            <text:p>4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75]" office:value-type="float" office:value="6">
            <text:p>6</text:p>
          </table:table-cell>
          <table:table-cell table:formula="of:=[.G76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6">
          <table:table-cell table:style-name="ce13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suicide', x = 1450, z = 100, facing = 0, spawnRadius = 0, delay = 14400, orbitalDrop = false, commands = {{cmdID = planetUtilities.COMMAND.PATROL, pos = {3600, 2500}}, },  },">
            <text:p>{ name = 'tc_suicide', x = 1450, z = 100, facing = 0, spawnRadius = 0, delay = 14400, orbitalDrop = false, commands = {{cmdID = planetUtilities.COMMAND.PATROL, pos = {3600, 2500}}, }, <text:s/>},</text:p>
          </table:table-cell>
          <table:table-cell office:value-type="string">
            <text:p>tc_suicide</text:p>
          </table:table-cell>
          <table:table-cell table:formula="of:=IF([.M78]=&quot;N&quot;;1450;IF([.M78]=&quot;M&quot;;1200;1700))" office:value-type="float" office:value="1450">
            <text:p>1450</text:p>
          </table:table-cell>
          <table:table-cell table:formula="of:=IF([.M78]=&quot;N&quot;;100;IF([.M7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8]-1);0)" office:value-type="float" office:value="480">
            <text:p>4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7">
            <text:p>7</text:p>
          </table:table-cell>
          <table:table-cell table:formula="of:=[.G78]/60" office:value-type="float" office:value="8">
            <text:p>8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suicide', x = 1450, z = 100, facing = 0, spawnRadius = 0, delay = 14460, orbitalDrop = false, commands = {{cmdID = planetUtilities.COMMAND.PATROL, pos = {3600, 2500}}, }, difficultyAtLeast = 2,  },">
            <text:p>{ name = 'tc_suicide', x = 1450, z = 100, facing = 0, spawnRadius = 0, delay = 14460, orbitalDrop = false, commands = {{cmdID = planetUtilities.COMMAND.PATROL, pos = {3600, 2500}}, }, difficultyAtLeast = 2, <text:s/>},</text:p>
          </table:table-cell>
          <table:table-cell office:value-type="string">
            <text:p>tc_suicide</text:p>
          </table:table-cell>
          <table:table-cell table:formula="of:=IF([.M79]=&quot;N&quot;;1450;IF([.M79]=&quot;M&quot;;1200;1700))" office:value-type="float" office:value="1450">
            <text:p>1450</text:p>
          </table:table-cell>
          <table:table-cell table:formula="of:=IF([.M79]=&quot;N&quot;;100;IF([.M7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9]-1);0)" office:value-type="float" office:value="482">
            <text:p>482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78]+0.03" office:value-type="float" office:value="7.03">
            <text:p>7,03</text:p>
          </table:table-cell>
          <table:table-cell table:formula="of:=[.G79]/60" office:value-type="float" office:value="8.03333333333333">
            <text:p>8,0333333333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suicide', x = 1450, z = 100, facing = 0, spawnRadius = 0, delay = 14550, orbitalDrop = false, commands = {{cmdID = planetUtilities.COMMAND.PATROL, pos = {3600, 2500}}, }, difficultyAtLeast = 3,  },">
            <text:p>{ name = 'tc_suicide', x = 1450, z = 100, facing = 0, spawnRadius = 0, delay = 14550, orbitalDrop = false, commands = {{cmdID = planetUtilities.COMMAND.PATROL, pos = {3600, 2500}}, }, difficultyAtLeast = 3, <text:s/>},</text:p>
          </table:table-cell>
          <table:table-cell office:value-type="string">
            <text:p>tc_suicide</text:p>
          </table:table-cell>
          <table:table-cell table:formula="of:=IF([.M80]=&quot;N&quot;;1450;IF([.M80]=&quot;M&quot;;1200;1700))" office:value-type="float" office:value="1450">
            <text:p>1450</text:p>
          </table:table-cell>
          <table:table-cell table:formula="of:=IF([.M80]=&quot;N&quot;;100;IF([.M8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0]-1);0)" office:value-type="float" office:value="485">
            <text:p>48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79]+0.03" office:value-type="float" office:value="7.06">
            <text:p>7,06</text:p>
          </table:table-cell>
          <table:table-cell table:formula="of:=[.G80]/60" office:value-type="float" office:value="8.08333333333333">
            <text:p>8,0833333333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suicide', x = 1450, z = 100, facing = 0, spawnRadius = 0, delay = 14610, orbitalDrop = false, commands = {{cmdID = planetUtilities.COMMAND.PATROL, pos = {3600, 2500}}, },  },">
            <text:p>{ name = 'tc_suicide', x = 1450, z = 100, facing = 0, spawnRadius = 0, delay = 14610, orbitalDrop = false, commands = {{cmdID = planetUtilities.COMMAND.PATROL, pos = {3600, 2500}}, }, <text:s/>},</text:p>
          </table:table-cell>
          <table:table-cell office:value-type="string">
            <text:p>tc_suicide</text:p>
          </table:table-cell>
          <table:table-cell table:formula="of:=IF([.M81]=&quot;N&quot;;1450;IF([.M81]=&quot;M&quot;;1200;1700))" office:value-type="float" office:value="1450">
            <text:p>1450</text:p>
          </table:table-cell>
          <table:table-cell table:formula="of:=IF([.M81]=&quot;N&quot;;100;IF([.M8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1]-1);0)" office:value-type="float" office:value="487">
            <text:p>487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80]+0.03" office:value-type="float" office:value="7.09">
            <text:p>7,09</text:p>
          </table:table-cell>
          <table:table-cell table:formula="of:=[.G81]/60" office:value-type="float" office:value="8.11666666666667">
            <text:p>8,1166666667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suicide', x = 1450, z = 100, facing = 0, spawnRadius = 0, delay = 14670, orbitalDrop = false, commands = {{cmdID = planetUtilities.COMMAND.PATROL, pos = {3600, 2500}}, }, difficultyAtLeast = 2,  },">
            <text:p>{ name = 'tc_suicide', x = 1450, z = 100, facing = 0, spawnRadius = 0, delay = 14670, orbitalDrop = false, commands = {{cmdID = planetUtilities.COMMAND.PATROL, pos = {3600, 2500}}, }, difficultyAtLeast = 2, <text:s/>},</text:p>
          </table:table-cell>
          <table:table-cell office:value-type="string">
            <text:p>tc_suicide</text:p>
          </table:table-cell>
          <table:table-cell table:formula="of:=IF([.M82]=&quot;N&quot;;1450;IF([.M82]=&quot;M&quot;;1200;1700))" office:value-type="float" office:value="1450">
            <text:p>1450</text:p>
          </table:table-cell>
          <table:table-cell table:formula="of:=IF([.M82]=&quot;N&quot;;100;IF([.M8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2]-1);0)" office:value-type="float" office:value="489">
            <text:p>489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81]+0.03" office:value-type="float" office:value="7.12">
            <text:p>7,12</text:p>
          </table:table-cell>
          <table:table-cell table:formula="of:=[.G82]/60" office:value-type="float" office:value="8.15">
            <text:p>8,1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suicide', x = 1450, z = 100, facing = 0, spawnRadius = 0, delay = 14730, orbitalDrop = false, commands = {{cmdID = planetUtilities.COMMAND.PATROL, pos = {3600, 2500}}, }, difficultyAtLeast = 3,  },">
            <text:p>{ name = 'tc_suicide', x = 1450, z = 100, facing = 0, spawnRadius = 0, delay = 14730, orbitalDrop = false, commands = {{cmdID = planetUtilities.COMMAND.PATROL, pos = {3600, 2500}}, }, difficultyAtLeast = 3, <text:s/>},</text:p>
          </table:table-cell>
          <table:table-cell office:value-type="string">
            <text:p>tc_suicide</text:p>
          </table:table-cell>
          <table:table-cell table:formula="of:=IF([.M83]=&quot;N&quot;;1450;IF([.M83]=&quot;M&quot;;1200;1700))" office:value-type="float" office:value="1450">
            <text:p>1450</text:p>
          </table:table-cell>
          <table:table-cell table:formula="of:=IF([.M83]=&quot;N&quot;;100;IF([.M8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3]-1);0)" office:value-type="float" office:value="491">
            <text:p>491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82]+0.03" office:value-type="float" office:value="7.15">
            <text:p>7,15</text:p>
          </table:table-cell>
          <table:table-cell table:formula="of:=[.G83]/60" office:value-type="float" office:value="8.18333333333333">
            <text:p>8,1833333333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suicide', x = 1700, z = 3900, facing = 0, spawnRadius = 0, delay = 14400, orbitalDrop = false, commands = {{cmdID = planetUtilities.COMMAND.PATROL, pos = {3600, 2500}}, },  },">
            <text:p>{ name = 'tc_suicide', x = 1700, z = 3900, facing = 0, spawnRadius = 0, delay = 14400, orbitalDrop = false, commands = {{cmdID = planetUtilities.COMMAND.PATROL, pos = {3600, 2500}}, }, <text:s/>},</text:p>
          </table:table-cell>
          <table:table-cell office:value-type="string">
            <text:p>tc_suicide</text:p>
          </table:table-cell>
          <table:table-cell table:formula="of:=IF([.M84]=&quot;N&quot;;1450;IF([.M84]=&quot;M&quot;;1200;1700))" office:value-type="float" office:value="1700">
            <text:p>1700</text:p>
          </table:table-cell>
          <table:table-cell table:formula="of:=IF([.M84]=&quot;N&quot;;100;IF([.M8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4]-1);0)" office:value-type="float" office:value="480">
            <text:p>4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16"/>
          <table:table-cell table:style-name="ce16" office:value-type="string">
            <text:p>S</text:p>
          </table:table-cell>
          <table:table-cell table:style-name="ce8" table:formula="of:=[.N78]" office:value-type="float" office:value="7">
            <text:p>7</text:p>
          </table:table-cell>
          <table:table-cell table:formula="of:=[.G84]/60" office:value-type="float" office:value="8">
            <text:p>8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suicide', x = 1700, z = 3900, facing = 0, spawnRadius = 0, delay = 14460, orbitalDrop = false, commands = {{cmdID = planetUtilities.COMMAND.PATROL, pos = {3600, 2500}}, }, difficultyAtLeast = 2,  },">
            <text:p>{ name = 'tc_suicide', x = 1700, z = 3900, facing = 0, spawnRadius = 0, delay = 14460, orbitalDrop = false, commands = {{cmdID = planetUtilities.COMMAND.PATROL, pos = {3600, 2500}}, }, difficultyAtLeast = 2, <text:s/>},</text:p>
          </table:table-cell>
          <table:table-cell office:value-type="string">
            <text:p>tc_suicide</text:p>
          </table:table-cell>
          <table:table-cell table:formula="of:=IF([.M85]=&quot;N&quot;;1450;IF([.M85]=&quot;M&quot;;1200;1700))" office:value-type="float" office:value="1700">
            <text:p>1700</text:p>
          </table:table-cell>
          <table:table-cell table:formula="of:=IF([.M85]=&quot;N&quot;;100;IF([.M8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5]-1);0)" office:value-type="float" office:value="482">
            <text:p>482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84]+0.03" office:value-type="float" office:value="7.03">
            <text:p>7,03</text:p>
          </table:table-cell>
          <table:table-cell table:formula="of:=[.G85]/60" office:value-type="float" office:value="8.03333333333333">
            <text:p>8,0333333333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suicide', x = 1700, z = 3900, facing = 0, spawnRadius = 0, delay = 14550, orbitalDrop = false, commands = {{cmdID = planetUtilities.COMMAND.PATROL, pos = {3600, 2500}}, }, difficultyAtLeast = 3,  },">
            <text:p>{ name = 'tc_suicide', x = 1700, z = 3900, facing = 0, spawnRadius = 0, delay = 14550, orbitalDrop = false, commands = {{cmdID = planetUtilities.COMMAND.PATROL, pos = {3600, 2500}}, }, difficultyAtLeast = 3, <text:s/>},</text:p>
          </table:table-cell>
          <table:table-cell office:value-type="string">
            <text:p>tc_suicide</text:p>
          </table:table-cell>
          <table:table-cell table:formula="of:=IF([.M86]=&quot;N&quot;;1450;IF([.M86]=&quot;M&quot;;1200;1700))" office:value-type="float" office:value="1700">
            <text:p>1700</text:p>
          </table:table-cell>
          <table:table-cell table:formula="of:=IF([.M86]=&quot;N&quot;;100;IF([.M8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6]-1);0)" office:value-type="float" office:value="485">
            <text:p>48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85]+0.03" office:value-type="float" office:value="7.06">
            <text:p>7,06</text:p>
          </table:table-cell>
          <table:table-cell table:formula="of:=[.G86]/60" office:value-type="float" office:value="8.08333333333333">
            <text:p>8,0833333333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suicide', x = 1700, z = 3900, facing = 0, spawnRadius = 0, delay = 14610, orbitalDrop = false, commands = {{cmdID = planetUtilities.COMMAND.PATROL, pos = {3600, 2500}}, },  },">
            <text:p>{ name = 'tc_suicide', x = 1700, z = 3900, facing = 0, spawnRadius = 0, delay = 14610, orbitalDrop = false, commands = {{cmdID = planetUtilities.COMMAND.PATROL, pos = {3600, 2500}}, }, <text:s/>},</text:p>
          </table:table-cell>
          <table:table-cell office:value-type="string">
            <text:p>tc_suicide</text:p>
          </table:table-cell>
          <table:table-cell table:formula="of:=IF([.M87]=&quot;N&quot;;1450;IF([.M87]=&quot;M&quot;;1200;1700))" office:value-type="float" office:value="1700">
            <text:p>1700</text:p>
          </table:table-cell>
          <table:table-cell table:formula="of:=IF([.M87]=&quot;N&quot;;100;IF([.M8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7]-1);0)" office:value-type="float" office:value="487">
            <text:p>487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16" office:value-type="string">
            <text:p>S</text:p>
          </table:table-cell>
          <table:table-cell table:style-name="ce8" table:formula="of:=[.N86]+0.03" office:value-type="float" office:value="7.09">
            <text:p>7,09</text:p>
          </table:table-cell>
          <table:table-cell table:formula="of:=[.G87]/60" office:value-type="float" office:value="8.11666666666667">
            <text:p>8,1166666667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suicide', x = 1700, z = 3900, facing = 0, spawnRadius = 0, delay = 14670, orbitalDrop = false, commands = {{cmdID = planetUtilities.COMMAND.PATROL, pos = {3600, 2500}}, }, difficultyAtLeast = 2,  },">
            <text:p>{ name = 'tc_suicide', x = 1700, z = 3900, facing = 0, spawnRadius = 0, delay = 14670, orbitalDrop = false, commands = {{cmdID = planetUtilities.COMMAND.PATROL, pos = {3600, 2500}}, }, difficultyAtLeast = 2, <text:s/>},</text:p>
          </table:table-cell>
          <table:table-cell office:value-type="string">
            <text:p>tc_suicide</text:p>
          </table:table-cell>
          <table:table-cell table:formula="of:=IF([.M88]=&quot;N&quot;;1450;IF([.M88]=&quot;M&quot;;1200;1700))" office:value-type="float" office:value="1700">
            <text:p>1700</text:p>
          </table:table-cell>
          <table:table-cell table:formula="of:=IF([.M88]=&quot;N&quot;;100;IF([.M8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8]-1);0)" office:value-type="float" office:value="489">
            <text:p>489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87]+0.03" office:value-type="float" office:value="7.12">
            <text:p>7,12</text:p>
          </table:table-cell>
          <table:table-cell table:formula="of:=[.G88]/60" office:value-type="float" office:value="8.15">
            <text:p>8,1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suicide', x = 1700, z = 3900, facing = 0, spawnRadius = 0, delay = 14730, orbitalDrop = false, commands = {{cmdID = planetUtilities.COMMAND.PATROL, pos = {3600, 2500}}, }, difficultyAtLeast = 3,  },">
            <text:p>{ name = 'tc_suicide', x = 1700, z = 3900, facing = 0, spawnRadius = 0, delay = 14730, orbitalDrop = false, commands = {{cmdID = planetUtilities.COMMAND.PATROL, pos = {3600, 2500}}, }, difficultyAtLeast = 3, <text:s/>},</text:p>
          </table:table-cell>
          <table:table-cell office:value-type="string">
            <text:p>tc_suicide</text:p>
          </table:table-cell>
          <table:table-cell table:formula="of:=IF([.M89]=&quot;N&quot;;1450;IF([.M89]=&quot;M&quot;;1200;1700))" office:value-type="float" office:value="1700">
            <text:p>1700</text:p>
          </table:table-cell>
          <table:table-cell table:formula="of:=IF([.M89]=&quot;N&quot;;100;IF([.M8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9]-1);0)" office:value-type="float" office:value="491">
            <text:p>491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88]+0.03" office:value-type="float" office:value="7.15">
            <text:p>7,15</text:p>
          </table:table-cell>
          <table:table-cell table:formula="of:=[.G89]/60" office:value-type="float" office:value="8.18333333333333">
            <text:p>8,1833333333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8">
          <table:table-cell table:style-name="ce13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purgatory_ai', x = 1900, z = 1650, facing = 0, spawnRadius = 0, delay = 16650, orbitalDrop = false, commands = {{cmdID = planetUtilities.COMMAND.PATROL, pos = {1900, 1650}}, },  },">
            <text:p>{ name = 'tc_purgatory_ai', x = 1900, z = 1650, facing = 0, spawnRadius = 0, delay = 1665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1]-1);0)" office:value-type="float" office:value="555">
            <text:p>55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8" office:value-type="float" office:value="8">
            <text:p>8</text:p>
          </table:table-cell>
          <table:table-cell table:formula="of:=[.G91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purgatory_ai', x = 1900, z = 3300, facing = 0, spawnRadius = 0, delay = 16650, orbitalDrop = false, commands = {{cmdID = planetUtilities.COMMAND.PATROL, pos = {1900, 3300}}, }, difficultyAtLeast = 2,  },">
            <text:p>{ name = 'tc_purgatory_ai', x = 1900, z = 3300, facing = 0, spawnRadius = 0, delay = 16650, orbitalDrop = false, commands = {{cmdID = planetUtilities.COMMAND.PATROL, pos = {1900, 3300}}, }, difficultyAtLeast = 2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2]-1);0)" office:value-type="float" office:value="555">
            <text:p>55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8">
            <text:p>8</text:p>
          </table:table-cell>
          <table:table-cell table:formula="of:=[.G92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hade_lvl8', x = 1200, z = 2100, facing = 0, spawnRadius = 0, delay = 16650, orbitalDrop = false, patrolRoute = { {1700, 3800}, {2800, 3700}, {2700, 1900}, {3600, 3000}, }, difficultyAtLeast = 2,  },">
            <text:p>{ name = 'tc_shade_lvl8', x = 1200, z = 2100, facing = 0, spawnRadius = 0, delay = 16650, orbitalDrop = false, patrolRoute = { {1700, 3800}, {2800, 3700}, {2700, 1900}, {3600, 3000}, }, difficultyAtLeast = 2, <text:s/>},</text:p>
          </table:table-cell>
          <table:table-cell office:value-type="string">
            <text:p>tc_shade_lvl8</text:p>
          </table:table-cell>
          <table:table-cell table:formula="of:=IF([.M93]=&quot;N&quot;;1450;IF([.M93]=&quot;M&quot;;1200;1700))" office:value-type="float" office:value="1200">
            <text:p>1200</text:p>
          </table:table-cell>
          <table:table-cell table:formula="of:=IF([.M93]=&quot;N&quot;;100;IF([.M9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3]-1);0)" office:value-type="float" office:value="555">
            <text:p>555</text:p>
          </table:table-cell>
          <table:table-cell table:style-name="ce15" office:value-type="string">
            <text:p>false</text:p>
          </table:table-cell>
          <table:table-cell table:style-name="ce16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92]" office:value-type="float" office:value="8">
            <text:p>8</text:p>
          </table:table-cell>
          <table:table-cell table:formula="of:=[.G93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1">
          <table:table-cell table:style-name="ce13"/>
          <table:table-cell table:number-columns-repeated="6"/>
          <table:table-cell table:style-name="ce15"/>
          <table:table-cell table:style-name="ce16"/>
          <table:table-cell/>
          <table:table-cell table:style-name="Default" table:number-columns-repeated="2"/>
          <table:table-cell/>
          <table:table-cell table:style-name="ce8"/>
          <table:table-cell/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spawn_suicide', x = 3600, z = 1420, facing = 0, spawnRadius = 0, delay = 18000, orbitalDrop = false, difficultyAtLeast = 2,  },">
            <text:p>{ name = 'spawn_suicide', x = 3600, z = 1420, facing = 0, spawnRadius = 0, delay = 1800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600">
            <text:p>3600</text:p>
          </table:table-cell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5]-1);0)" office:value-type="float" office:value="600">
            <text:p>600</text:p>
          </table:table-cell>
          <table:table-cell table:style-name="ce15" office:value-type="string">
            <text:p>false</text:p>
          </table:table-cell>
          <table:table-cell table:style-name="ce16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8" office:value-type="float" office:value="8.6">
            <text:p>8,6</text:p>
          </table:table-cell>
          <table:table-cell table:formula="of:=[.G95]/60" office:value-type="float" office:value="10">
            <text:p>10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spawn_suicide', x = 3800, z = 950, facing = 0, spawnRadius = 0, delay = 18120, orbitalDrop = false, difficultyAtLeast = 2,  },">
            <text:p>{ name = 'spawn_suicide', x = 3800, z = 950, facing = 0, spawnRadius = 0, delay = 1812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800">
            <text:p>380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6]-1);0)" office:value-type="float" office:value="604">
            <text:p>604</text:p>
          </table:table-cell>
          <table:table-cell table:style-name="ce15" office:value-type="string">
            <text:p>false</text:p>
          </table:table-cell>
          <table:table-cell table:style-name="ce16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8" table:formula="of:=[.N95]+0.05" office:value-type="float" office:value="8.65">
            <text:p>8,65</text:p>
          </table:table-cell>
          <table:table-cell table:formula="of:=[.G96]/60" office:value-type="float" office:value="10.0666666666667">
            <text:p>10,0666666667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skeleton', x = 3950, z = 950, facing = 0, spawnRadius = 0, delay = 18240, orbitalDrop = false, commands = {{cmdID = planetUtilities.COMMAND.PATROL, pos = {3600, 2500}}, }, difficultyAtLeast = 2,  },">
            <text:p>{ name = 'tc_skeleton', x = 3950, z = 950, facing = 0, spawnRadius = 0, delay = 18240, orbitalDrop = false, commands = {{cmdID = planetUtilities.COMMAND.PATROL, pos = {3600, 2500}}, }, difficultyAtLeast = 2, <text:s/>},</text:p>
          </table:table-cell>
          <table:table-cell office:value-type="string">
            <text:p>tc_skeleton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7]-1);0)" office:value-type="float" office:value="608">
            <text:p>608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6]+0.05" office:value-type="float" office:value="8.7">
            <text:p>8,7</text:p>
          </table:table-cell>
          <table:table-cell table:formula="of:=[.G97]/60" office:value-type="float" office:value="10.1333333333333">
            <text:p>10,1333333333</text:p>
          </table:table-cell>
          <table:table-cell table:number-columns-repeated="1009"/>
        </table:table-row>
        <table:table-row table:style-name="ro8">
          <table:table-cell table:style-name="ce13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skeleton', x = 3950, z = 950, facing = 0, spawnRadius = 0, delay = 18240, orbitalDrop = false, commands = {{cmdID = planetUtilities.COMMAND.PATROL, pos = {3600, 2500}}, }, difficultyAtLeast = 2,  },">
            <text:p>{ name = 'tc_skeleton', x = 3950, z = 950, facing = 0, spawnRadius = 0, delay = 18240, orbitalDrop = false, commands = {{cmdID = planetUtilities.COMMAND.PATROL, pos = {3600, 2500}}, }, difficultyAtLeast = 2, <text:s/>},</text:p>
          </table:table-cell>
          <table:table-cell office:value-type="string">
            <text:p>tc_skeleton</text:p>
          </table:table-cell>
          <table:table-cell table:formula="of:=[.C97]" office:value-type="float" office:value="3950">
            <text:p>3950</text:p>
          </table:table-cell>
          <table:table-cell table:formula="of:=[.D9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8]-1);0)" office:value-type="float" office:value="608">
            <text:p>608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7]" office:value-type="float" office:value="8.7">
            <text:p>8,7</text:p>
          </table:table-cell>
          <table:table-cell table:formula="of:=[.G98]/60" office:value-type="float" office:value="10.1333333333333">
            <text:p>10,1333333333</text:p>
          </table:table-cell>
          <table:table-cell table:number-columns-repeated="1009"/>
        </table:table-row>
        <table:table-row table:style-name="ro8">
          <table:table-cell table:style-name="ce13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skeleton', x = 3950, z = 950, facing = 0, spawnRadius = 0, delay = 18240, orbitalDrop = false, commands = {{cmdID = planetUtilities.COMMAND.PATROL, pos = {3600, 2500}}, }, difficultyAtLeast = 2,  },">
            <text:p>{ name = 'tc_skeleton', x = 3950, z = 950, facing = 0, spawnRadius = 0, delay = 18240, orbitalDrop = false, commands = {{cmdID = planetUtilities.COMMAND.PATROL, pos = {3600, 2500}}, }, difficultyAtLeast = 2, <text:s/>},</text:p>
          </table:table-cell>
          <table:table-cell office:value-type="string">
            <text:p>tc_skeleton</text:p>
          </table:table-cell>
          <table:table-cell table:formula="of:=[.C98]" office:value-type="float" office:value="3950">
            <text:p>3950</text:p>
          </table:table-cell>
          <table:table-cell table:formula="of:=[.D98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9]-1);0)" office:value-type="float" office:value="608">
            <text:p>608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8]" office:value-type="float" office:value="8.7">
            <text:p>8,7</text:p>
          </table:table-cell>
          <table:table-cell table:formula="of:=[.G99]/60" office:value-type="float" office:value="10.1333333333333">
            <text:p>10,1333333333</text:p>
          </table:table-cell>
          <table:table-cell table:number-columns-repeated="1009"/>
        </table:table-row>
        <table:table-row table:style-name="ro8">
          <table:table-cell table:style-name="ce13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skeleton', x = 3950, z = 950, facing = 0, spawnRadius = 0, delay = 18240, orbitalDrop = false, commands = {{cmdID = planetUtilities.COMMAND.PATROL, pos = {3600, 2500}}, }, difficultyAtLeast = 2,  },">
            <text:p>{ name = 'tc_skeleton', x = 3950, z = 950, facing = 0, spawnRadius = 0, delay = 18240, orbitalDrop = false, commands = {{cmdID = planetUtilities.COMMAND.PATROL, pos = {3600, 2500}}, }, difficultyAtLeast = 2, <text:s/>},</text:p>
          </table:table-cell>
          <table:table-cell office:value-type="string">
            <text:p>tc_skeleton</text:p>
          </table:table-cell>
          <table:table-cell table:formula="of:=[.C99]" office:value-type="float" office:value="3950">
            <text:p>3950</text:p>
          </table:table-cell>
          <table:table-cell table:formula="of:=[.D99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0]-1);0)" office:value-type="float" office:value="608">
            <text:p>608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9]" office:value-type="float" office:value="8.7">
            <text:p>8,7</text:p>
          </table:table-cell>
          <table:table-cell table:formula="of:=[.G100]/60" office:value-type="float" office:value="10.1333333333333">
            <text:p>10,1333333333</text:p>
          </table:table-cell>
          <table:table-cell table:number-columns-repeated="1009"/>
        </table:table-row>
        <table:table-row table:style-name="ro8">
          <table:table-cell table:style-name="ce13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skeleton', x = 3950, z = 950, facing = 0, spawnRadius = 0, delay = 18240, orbitalDrop = false, commands = {{cmdID = planetUtilities.COMMAND.PATROL, pos = {3600, 2500}}, }, difficultyAtLeast = 2,  },">
            <text:p>{ name = 'tc_skeleton', x = 3950, z = 950, facing = 0, spawnRadius = 0, delay = 18240, orbitalDrop = false, commands = {{cmdID = planetUtilities.COMMAND.PATROL, pos = {3600, 2500}}, }, difficultyAtLeast = 2, <text:s/>},</text:p>
          </table:table-cell>
          <table:table-cell office:value-type="string">
            <text:p>tc_skeleton</text:p>
          </table:table-cell>
          <table:table-cell table:formula="of:=[.C100]" office:value-type="float" office:value="3950">
            <text:p>3950</text:p>
          </table:table-cell>
          <table:table-cell table:formula="of:=[.D100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1]-1);0)" office:value-type="float" office:value="608">
            <text:p>608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00]" office:value-type="float" office:value="8.7">
            <text:p>8,7</text:p>
          </table:table-cell>
          <table:table-cell table:formula="of:=[.G101]/60" office:value-type="float" office:value="10.1333333333333">
            <text:p>10,1333333333</text:p>
          </table:table-cell>
          <table:table-cell table:number-columns-repeated="1009"/>
        </table:table-row>
        <table:table-row table:style-name="ro8">
          <table:table-cell table:style-name="ce13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skeleton', x = 3950, z = 950, facing = 0, spawnRadius = 0, delay = 18240, orbitalDrop = false, commands = {{cmdID = planetUtilities.COMMAND.PATROL, pos = {3600, 2500}}, }, difficultyAtLeast = 2,  },">
            <text:p>{ name = 'tc_skeleton', x = 3950, z = 950, facing = 0, spawnRadius = 0, delay = 18240, orbitalDrop = false, commands = {{cmdID = planetUtilities.COMMAND.PATROL, pos = {3600, 2500}}, }, difficultyAtLeast = 2, <text:s/>},</text:p>
          </table:table-cell>
          <table:table-cell office:value-type="string">
            <text:p>tc_skeleton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2]-1);0)" office:value-type="float" office:value="608">
            <text:p>608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01]" office:value-type="float" office:value="8.7">
            <text:p>8,7</text:p>
          </table:table-cell>
          <table:table-cell table:formula="of:=[.G102]/60" office:value-type="float" office:value="10.1333333333333">
            <text:p>10,1333333333</text:p>
          </table:table-cell>
          <table:table-cell table:number-columns-repeated="1009"/>
        </table:table-row>
        <table:table-row table:style-name="ro6">
          <table:table-cell table:style-name="ce13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rictus', x = 3950, z = 950, facing = 0, spawnRadius = 0, delay = 18330, orbitalDrop = false, commands = {{cmdID = planetUtilities.COMMAND.PATROL, pos = {3600, 2500}}, }, difficultyAtLeast = 3,  },">
            <text:p>{ name = 'tc_rictus', x = 3950, z = 950, facing = 0, spawnRadius = 0, delay = 18330, orbitalDrop = false, commands = {{cmdID = planetUtilities.COMMAND.PATROL, pos = {3600, 2500}}, }, difficultyAtLeast = 3, <text:s/>},</text:p>
          </table:table-cell>
          <table:table-cell office:value-type="string">
            <text:p>tc_rictus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3]-1);0)" office:value-type="float" office:value="611">
            <text:p>611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01]+0.05" office:value-type="float" office:value="8.75">
            <text:p>8,75</text:p>
          </table:table-cell>
          <table:table-cell table:formula="of:=[.G103]/60" office:value-type="float" office:value="10.1833333333333">
            <text:p>10,1833333333</text:p>
          </table:table-cell>
          <table:table-cell table:number-columns-repeated="1009"/>
        </table:table-row>
        <table:table-row table:style-name="ro6">
          <table:table-cell table:style-name="ce13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rictus', x = 3950, z = 950, facing = 0, spawnRadius = 0, delay = 18330, orbitalDrop = false, commands = {{cmdID = planetUtilities.COMMAND.PATROL, pos = {3600, 2500}}, }, difficultyAtLeast = 3,  },">
            <text:p>{ name = 'tc_rictus', x = 3950, z = 950, facing = 0, spawnRadius = 0, delay = 18330, orbitalDrop = false, commands = {{cmdID = planetUtilities.COMMAND.PATROL, pos = {3600, 2500}}, }, difficultyAtLeast = 3, <text:s/>},</text:p>
          </table:table-cell>
          <table:table-cell office:value-type="string">
            <text:p>tc_rictus</text:p>
          </table:table-cell>
          <table:table-cell table:formula="of:=[.C103]" office:value-type="float" office:value="3950">
            <text:p>3950</text:p>
          </table:table-cell>
          <table:table-cell table:formula="of:=[.D10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4]-1);0)" office:value-type="float" office:value="611">
            <text:p>611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03]" office:value-type="float" office:value="8.75">
            <text:p>8,75</text:p>
          </table:table-cell>
          <table:table-cell table:formula="of:=[.G104]/60" office:value-type="float" office:value="10.1833333333333">
            <text:p>10,1833333333</text:p>
          </table:table-cell>
          <table:table-cell table:number-columns-repeated="1009"/>
        </table:table-row>
        <table:table-row table:style-name="ro6">
          <table:table-cell table:style-name="ce13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rictus', x = 3950, z = 950, facing = 0, spawnRadius = 0, delay = 18330, orbitalDrop = false, commands = {{cmdID = planetUtilities.COMMAND.PATROL, pos = {3600, 2500}}, }, difficultyAtLeast = 3,  },">
            <text:p>{ name = 'tc_rictus', x = 3950, z = 950, facing = 0, spawnRadius = 0, delay = 18330, orbitalDrop = false, commands = {{cmdID = planetUtilities.COMMAND.PATROL, pos = {3600, 2500}}, }, difficultyAtLeast = 3, <text:s/>},</text:p>
          </table:table-cell>
          <table:table-cell office:value-type="string">
            <text:p>tc_rictus</text:p>
          </table:table-cell>
          <table:table-cell table:formula="of:=[.C104]" office:value-type="float" office:value="3950">
            <text:p>3950</text:p>
          </table:table-cell>
          <table:table-cell table:formula="of:=[.D10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5]-1);0)" office:value-type="float" office:value="611">
            <text:p>611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04]" office:value-type="float" office:value="8.75">
            <text:p>8,75</text:p>
          </table:table-cell>
          <table:table-cell table:formula="of:=[.G105]/60" office:value-type="float" office:value="10.1833333333333">
            <text:p>10,1833333333</text:p>
          </table:table-cell>
          <table:table-cell table:number-columns-repeated="1009"/>
        </table:table-row>
        <table:table-row table:style-name="ro6">
          <table:table-cell table:style-name="ce13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mancubus', x = 3950, z = 950, facing = 0, spawnRadius = 0, delay = 18450, orbitalDrop = false, commands = {{cmdID = planetUtilities.COMMAND.PATROL, pos = {3600, 2500}}, }, difficultyAtLeast = 4,  },">
            <text:p>{ name = 'tc_mancubus', x = 3950, z = 950, facing = 0, spawnRadius = 0, delay = 18450, orbitalDrop = false, commands = {{cmdID = planetUtilities.COMMAND.PATROL, pos = {3600, 2500}}, }, difficultyAtLeast = 4, <text:s/>},</text:p>
          </table:table-cell>
          <table:table-cell office:value-type="string">
            <text:p>tc_mancubus</text:p>
          </table:table-cell>
          <table:table-cell table:formula="of:=[.C105]" office:value-type="float" office:value="3950">
            <text:p>3950</text:p>
          </table:table-cell>
          <table:table-cell table:formula="of:=[.D10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6]-1);0)" office:value-type="float" office:value="615">
            <text:p>61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05]+0.05" office:value-type="float" office:value="8.8">
            <text:p>8,8</text:p>
          </table:table-cell>
          <table:table-cell table:formula="of:=[.G106]/60" office:value-type="float" office:value="10.25">
            <text:p>10,25</text:p>
          </table:table-cell>
          <table:table-cell table:number-columns-repeated="1009"/>
        </table:table-row>
        <table:table-row table:style-name="ro6">
          <table:table-cell table:style-name="ce13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mancubus', x = 3950, z = 950, facing = 0, spawnRadius = 0, delay = 18450, orbitalDrop = false, commands = {{cmdID = planetUtilities.COMMAND.PATROL, pos = {3600, 2500}}, }, difficultyAtLeast = 4,  },">
            <text:p>{ name = 'tc_mancubus', x = 3950, z = 950, facing = 0, spawnRadius = 0, delay = 18450, orbitalDrop = false, commands = {{cmdID = planetUtilities.COMMAND.PATROL, pos = {3600, 2500}}, }, difficultyAtLeast = 4, <text:s/>},</text:p>
          </table:table-cell>
          <table:table-cell office:value-type="string">
            <text:p>tc_mancubus</text:p>
          </table:table-cell>
          <table:table-cell table:formula="of:=[.C106]" office:value-type="float" office:value="3950">
            <text:p>3950</text:p>
          </table:table-cell>
          <table:table-cell table:formula="of:=[.D10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7]-1);0)" office:value-type="float" office:value="615">
            <text:p>61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06]" office:value-type="float" office:value="8.8">
            <text:p>8,8</text:p>
          </table:table-cell>
          <table:table-cell table:formula="of:=[.G107]/60" office:value-type="float" office:value="10.25">
            <text:p>10,25</text:p>
          </table:table-cell>
          <table:table-cell table:number-columns-repeated="1009"/>
        </table:table-row>
        <table:table-row table:style-name="ro6">
          <table:table-cell table:style-name="ce13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belial', x = 3950, z = 950, facing = 0, spawnRadius = 0, delay = 18450, orbitalDrop = false, commands = {{cmdID = planetUtilities.COMMAND.PATROL, pos = {3600, 2500}}, }, difficultyAtLeast = 4,  },">
            <text:p>{ name = 'tc_belial', x = 3950, z = 950, facing = 0, spawnRadius = 0, delay = 18450, orbitalDrop = false, commands = {{cmdID = planetUtilities.COMMAND.PATROL, pos = {3600, 2500}}, }, difficultyAtLeast = 4, <text:s/>},</text:p>
          </table:table-cell>
          <table:table-cell office:value-type="string">
            <text:p>tc_belial</text:p>
          </table:table-cell>
          <table:table-cell table:formula="of:=[.C107]" office:value-type="float" office:value="3950">
            <text:p>3950</text:p>
          </table:table-cell>
          <table:table-cell table:formula="of:=[.D10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8]-1);0)" office:value-type="float" office:value="615">
            <text:p>61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07]" office:value-type="float" office:value="8.8">
            <text:p>8,8</text:p>
          </table:table-cell>
          <table:table-cell table:formula="of:=[.G108]/60" office:value-type="float" office:value="10.25">
            <text:p>10,25</text:p>
          </table:table-cell>
          <table:table-cell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8">
          <table:table-cell table:style-name="ce13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acranius', x = 1450, z = 100, facing = 0, spawnRadius = 0, delay = 18900, orbitalDrop = false, commands = {{cmdID = planetUtilities.COMMAND.PATROL, pos = {3600, 2500}}, },  },">
            <text:p>{ name = 'tc_acranius', x = 1450, z = 100, facing = 0, spawnRadius = 0, delay = 18900, orbitalDrop = false, commands = {{cmdID = planetUtilities.COMMAND.PATROL, pos = {3600, 2500}}, }, <text:s/>},</text:p>
          </table:table-cell>
          <table:table-cell office:value-type="string">
            <text:p>tc_acranius</text:p>
          </table:table-cell>
          <table:table-cell table:formula="of:=IF([.M110]=&quot;N&quot;;1450;IF([.M110]=&quot;M&quot;;1200;1700))" office:value-type="float" office:value="1450">
            <text:p>1450</text:p>
          </table:table-cell>
          <table:table-cell table:formula="of:=IF([.M110]=&quot;N&quot;;100;IF([.M11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0]-1);0)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number-columns-repeated="2" table:style-name="Default"/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0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acranius', x = 1450, z = 100, facing = 0, spawnRadius = 0, delay = 18900, orbitalDrop = false, commands = {{cmdID = planetUtilities.COMMAND.PATROL, pos = {3600, 2500}}, }, difficultyAtLeast = 2,  },">
            <text:p>{ name = 'tc_acranius', x = 1450, z = 100, facing = 0, spawnRadius = 0, delay = 18900, orbitalDrop = false, commands = {{cmdID = planetUtilities.COMMAND.PATROL, pos = {3600, 2500}}, }, difficultyAtLeast = 2, <text:s/>},</text:p>
          </table:table-cell>
          <table:table-cell office:value-type="string">
            <text:p>tc_acranius</text:p>
          </table:table-cell>
          <table:table-cell table:formula="of:=IF([.M111]=&quot;N&quot;;1450;IF([.M111]=&quot;M&quot;;1200;1700))" office:value-type="float" office:value="1450">
            <text:p>1450</text:p>
          </table:table-cell>
          <table:table-cell table:formula="of:=IF([.M111]=&quot;N&quot;;100;IF([.M11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1]-1);0)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1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acranius', x = 1450, z = 100, facing = 0, spawnRadius = 0, delay = 18900, orbitalDrop = false, commands = {{cmdID = planetUtilities.COMMAND.PATROL, pos = {3600, 2500}}, }, difficultyAtLeast = 3,  },">
            <text:p>{ name = 'tc_acranius', x = 1450, z = 100, facing = 0, spawnRadius = 0, delay = 18900, orbitalDrop = false, commands = {{cmdID = planetUtilities.COMMAND.PATROL, pos = {3600, 2500}}, }, difficultyAtLeast = 3, <text:s/>},</text:p>
          </table:table-cell>
          <table:table-cell office:value-type="string">
            <text:p>tc_acranius</text:p>
          </table:table-cell>
          <table:table-cell table:formula="of:=IF([.M112]=&quot;N&quot;;1450;IF([.M112]=&quot;M&quot;;1200;1700))" office:value-type="float" office:value="1450">
            <text:p>1450</text:p>
          </table:table-cell>
          <table:table-cell table:formula="of:=IF([.M112]=&quot;N&quot;;100;IF([.M11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2]-1);0)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2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dragon', x = 1450, z = 100, facing = 0, spawnRadius = 0, delay = 18900, orbitalDrop = false, commands = {{cmdID = planetUtilities.COMMAND.PATROL, pos = {3600, 2500}}, }, difficultyAtLeast = 2,  },">
            <text:p>{ name = 'tc_dragon', x = 1450, z = 100, facing = 0, spawnRadius = 0, delay = 18900, orbitalDrop = false, commands = {{cmdID = planetUtilities.COMMAND.PATROL, pos = {3600, 2500}}, }, difficultyAtLeast = 2, <text:s/>},</text:p>
          </table:table-cell>
          <table:table-cell office:value-type="string">
            <text:p>tc_dragon</text:p>
          </table:table-cell>
          <table:table-cell table:formula="of:=IF([.M113]=&quot;N&quot;;1450;IF([.M113]=&quot;M&quot;;1200;1700))" office:value-type="float" office:value="1450">
            <text:p>1450</text:p>
          </table:table-cell>
          <table:table-cell table:formula="of:=IF([.M113]=&quot;N&quot;;100;IF([.M11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3]-1);0)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3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dragon', x = 1450, z = 100, facing = 0, spawnRadius = 0, delay = 18900, orbitalDrop = false, commands = {{cmdID = planetUtilities.COMMAND.PATROL, pos = {3600, 2500}}, }, difficultyAtLeast = 3,  },">
            <text:p>{ name = 'tc_dragon', x = 1450, z = 100, facing = 0, spawnRadius = 0, delay = 18900, orbitalDrop = false, commands = {{cmdID = planetUtilities.COMMAND.PATROL, pos = {3600, 2500}}, }, difficultyAtLeast = 3, <text:s/>},</text:p>
          </table:table-cell>
          <table:table-cell office:value-type="string">
            <text:p>tc_dragon</text:p>
          </table:table-cell>
          <table:table-cell table:formula="of:=IF([.M114]=&quot;N&quot;;1450;IF([.M114]=&quot;M&quot;;1200;1700))" office:value-type="float" office:value="1450">
            <text:p>1450</text:p>
          </table:table-cell>
          <table:table-cell table:formula="of:=IF([.M114]=&quot;N&quot;;100;IF([.M11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4]-1);0)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4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3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dragon', x = 1450, z = 100, facing = 0, spawnRadius = 0, delay = 18900, orbitalDrop = false, commands = {{cmdID = planetUtilities.COMMAND.PATROL, pos = {3600, 2500}}, }, difficultyAtLeast = 4,  },">
            <text:p>{ name = 'tc_dragon', x = 1450, z = 100, facing = 0, spawnRadius = 0, delay = 18900, orbitalDrop = false, commands = {{cmdID = planetUtilities.COMMAND.PATROL, pos = {3600, 2500}}, }, difficultyAtLeast = 4, <text:s/>},</text:p>
          </table:table-cell>
          <table:table-cell office:value-type="string">
            <text:p>tc_dragon</text:p>
          </table:table-cell>
          <table:table-cell table:formula="of:=IF([.M115]=&quot;N&quot;;1450;IF([.M115]=&quot;M&quot;;1200;1700))" office:value-type="float" office:value="1450">
            <text:p>1450</text:p>
          </table:table-cell>
          <table:table-cell table:formula="of:=IF([.M115]=&quot;N&quot;;100;IF([.M1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5]-1);0)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5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0">
          <table:table-cell table:style-name="ce13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redeemer', x = 1200, z = 2100, facing = 0, spawnRadius = 0, delay = 18900, orbitalDrop = false, commands = {{cmdID = planetUtilities.COMMAND.PATROL, pos = {3600, 2500}}, },  },">
            <text:p>{ name = 'tc_redeemer', x = 1200, z = 2100, facing = 0, spawnRadius = 0, delay = 18900, orbitalDrop = false, commands = {{cmdID = planetUtilities.COMMAND.PATROL, pos = {3600, 2500}}, }, <text:s/>},</text:p>
          </table:table-cell>
          <table:table-cell office:value-type="string">
            <text:p>tc_redeemer</text:p>
          </table:table-cell>
          <table:table-cell table:formula="of:=IF([.M116]=&quot;N&quot;;1450;IF([.M116]=&quot;M&quot;;1200;1700))" office:value-type="float" office:value="1200">
            <text:p>1200</text:p>
          </table:table-cell>
          <table:table-cell table:formula="of:=IF([.M116]=&quot;N&quot;;100;IF([.M11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6]-1);0)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number-columns-repeated="2" table:style-name="Default"/>
          <table:table-cell table:style-name="ce16"/>
          <table:table-cell table:style-name="ce16" office:value-type="string">
            <text:p>M</text:p>
          </table:table-cell>
          <table:table-cell table:style-name="ce8" office:value-type="float" office:value="9">
            <text:p>9</text:p>
          </table:table-cell>
          <table:table-cell table:formula="of:=[.G116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0">
          <table:table-cell table:style-name="ce13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redeemer', x = 1200, z = 2100, facing = 0, spawnRadius = 0, delay = 18900, orbitalDrop = false, commands = {{cmdID = planetUtilities.COMMAND.PATROL, pos = {3600, 2500}}, },  },">
            <text:p>{ name = 'tc_redeemer', x = 1200, z = 2100, facing = 0, spawnRadius = 0, delay = 18900, orbitalDrop = false, commands = {{cmdID = planetUtilities.COMMAND.PATROL, pos = {3600, 2500}}, }, <text:s/>},</text:p>
          </table:table-cell>
          <table:table-cell office:value-type="string">
            <text:p>tc_redeemer</text:p>
          </table:table-cell>
          <table:table-cell table:formula="of:=IF([.M117]=&quot;N&quot;;1450;IF([.M117]=&quot;M&quot;;1200;1700))" office:value-type="float" office:value="1200">
            <text:p>1200</text:p>
          </table:table-cell>
          <table:table-cell table:formula="of:=IF([.M117]=&quot;N&quot;;100;IF([.M11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7]-1);0)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number-columns-repeated="2" table:style-name="Default"/>
          <table:table-cell table:style-name="ce16"/>
          <table:table-cell table:style-name="ce16" office:value-type="string">
            <text:p>M</text:p>
          </table:table-cell>
          <table:table-cell table:style-name="ce8" office:value-type="float" office:value="9">
            <text:p>9</text:p>
          </table:table-cell>
          <table:table-cell table:formula="of:=[.G117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0">
          <table:table-cell table:style-name="ce13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redeemer', x = 1200, z = 2100, facing = 0, spawnRadius = 0, delay = 18900, orbitalDrop = false, commands = {{cmdID = planetUtilities.COMMAND.PATROL, pos = {3600, 2500}}, },  },">
            <text:p>{ name = 'tc_redeemer', x = 1200, z = 2100, facing = 0, spawnRadius = 0, delay = 18900, orbitalDrop = false, commands = {{cmdID = planetUtilities.COMMAND.PATROL, pos = {3600, 2500}}, }, <text:s/>},</text:p>
          </table:table-cell>
          <table:table-cell office:value-type="string">
            <text:p>tc_redeemer</text:p>
          </table:table-cell>
          <table:table-cell table:formula="of:=IF([.M118]=&quot;N&quot;;1450;IF([.M118]=&quot;M&quot;;1200;1700))" office:value-type="float" office:value="1200">
            <text:p>1200</text:p>
          </table:table-cell>
          <table:table-cell table:formula="of:=IF([.M118]=&quot;N&quot;;100;IF([.M11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8]-1);0)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number-columns-repeated="2" table:style-name="Default"/>
          <table:table-cell table:style-name="ce16"/>
          <table:table-cell table:style-name="ce16" office:value-type="string">
            <text:p>M</text:p>
          </table:table-cell>
          <table:table-cell table:style-name="ce8" office:value-type="float" office:value="9">
            <text:p>9</text:p>
          </table:table-cell>
          <table:table-cell table:formula="of:=[.G118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0">
          <table:table-cell table:style-name="ce13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acranius', x = 1700, z = 3900, facing = 0, spawnRadius = 0, delay = 18900, orbitalDrop = false, commands = {{cmdID = planetUtilities.COMMAND.PATROL, pos = {3600, 2500}}, },  },">
            <text:p>{ name = 'tc_acranius', x = 1700, z = 3900, facing = 0, spawnRadius = 0, delay = 18900, orbitalDrop = false, commands = {{cmdID = planetUtilities.COMMAND.PATROL, pos = {3600, 2500}}, }, <text:s/>},</text:p>
          </table:table-cell>
          <table:table-cell office:value-type="string">
            <text:p>tc_acranius</text:p>
          </table:table-cell>
          <table:table-cell table:formula="of:=IF([.M119]=&quot;N&quot;;1450;IF([.M119]=&quot;M&quot;;1200;1700))" office:value-type="float" office:value="1700">
            <text:p>1700</text:p>
          </table:table-cell>
          <table:table-cell table:formula="of:=IF([.M119]=&quot;N&quot;;100;IF([.M11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9]-1);0)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number-columns-repeated="2" table:style-name="Default"/>
          <table:table-cell table:style-name="ce16"/>
          <table:table-cell table:style-name="ce16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19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acranius', x = 1700, z = 3900, facing = 0, spawnRadius = 0, delay = 18900, orbitalDrop = false, commands = {{cmdID = planetUtilities.COMMAND.PATROL, pos = {3600, 2500}}, }, difficultyAtLeast = 2,  },">
            <text:p>{ name = 'tc_acranius', x = 1700, z = 3900, facing = 0, spawnRadius = 0, delay = 18900, orbitalDrop = false, commands = {{cmdID = planetUtilities.COMMAND.PATROL, pos = {3600, 2500}}, }, difficultyAtLeast = 2, <text:s/>},</text:p>
          </table:table-cell>
          <table:table-cell office:value-type="string">
            <text:p>tc_acranius</text:p>
          </table:table-cell>
          <table:table-cell table:formula="of:=IF([.M120]=&quot;N&quot;;1450;IF([.M120]=&quot;M&quot;;1200;1700))" office:value-type="float" office:value="1700">
            <text:p>1700</text:p>
          </table:table-cell>
          <table:table-cell table:formula="of:=IF([.M120]=&quot;N&quot;;100;IF([.M12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0]-1);0)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0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acranius', x = 1700, z = 3900, facing = 0, spawnRadius = 0, delay = 18900, orbitalDrop = false, commands = {{cmdID = planetUtilities.COMMAND.PATROL, pos = {3600, 2500}}, }, difficultyAtLeast = 3,  },">
            <text:p>{ name = 'tc_acranius', x = 1700, z = 3900, facing = 0, spawnRadius = 0, delay = 18900, orbitalDrop = false, commands = {{cmdID = planetUtilities.COMMAND.PATROL, pos = {3600, 2500}}, }, difficultyAtLeast = 3, <text:s/>},</text:p>
          </table:table-cell>
          <table:table-cell office:value-type="string">
            <text:p>tc_acranius</text:p>
          </table:table-cell>
          <table:table-cell table:formula="of:=IF([.M121]=&quot;N&quot;;1450;IF([.M121]=&quot;M&quot;;1200;1700))" office:value-type="float" office:value="1700">
            <text:p>1700</text:p>
          </table:table-cell>
          <table:table-cell table:formula="of:=IF([.M121]=&quot;N&quot;;100;IF([.M1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1]-1);0)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1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dragon', x = 1700, z = 3900, facing = 0, spawnRadius = 0, delay = 18900, orbitalDrop = false, commands = {{cmdID = planetUtilities.COMMAND.PATROL, pos = {3600, 2500}}, }, difficultyAtLeast = 2,  },">
            <text:p>{ name = 'tc_dragon', x = 1700, z = 3900, facing = 0, spawnRadius = 0, delay = 18900, orbitalDrop = false, commands = {{cmdID = planetUtilities.COMMAND.PATROL, pos = {3600, 2500}}, }, difficultyAtLeast = 2, <text:s/>},</text:p>
          </table:table-cell>
          <table:table-cell office:value-type="string">
            <text:p>tc_dragon</text:p>
          </table:table-cell>
          <table:table-cell table:formula="of:=IF([.M122]=&quot;N&quot;;1450;IF([.M122]=&quot;M&quot;;1200;1700))" office:value-type="float" office:value="1700">
            <text:p>1700</text:p>
          </table:table-cell>
          <table:table-cell table:formula="of:=IF([.M122]=&quot;N&quot;;100;IF([.M1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2]-1);0)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2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dragon', x = 1700, z = 3900, facing = 0, spawnRadius = 0, delay = 18900, orbitalDrop = false, commands = {{cmdID = planetUtilities.COMMAND.PATROL, pos = {3600, 2500}}, }, difficultyAtLeast = 3,  },">
            <text:p>{ name = 'tc_dragon', x = 1700, z = 3900, facing = 0, spawnRadius = 0, delay = 18900, orbitalDrop = false, commands = {{cmdID = planetUtilities.COMMAND.PATROL, pos = {3600, 2500}}, }, difficultyAtLeast = 3, <text:s/>},</text:p>
          </table:table-cell>
          <table:table-cell office:value-type="string">
            <text:p>tc_dragon</text:p>
          </table:table-cell>
          <table:table-cell table:formula="of:=IF([.M123]=&quot;N&quot;;1450;IF([.M123]=&quot;M&quot;;1200;1700))" office:value-type="float" office:value="1700">
            <text:p>1700</text:p>
          </table:table-cell>
          <table:table-cell table:formula="of:=IF([.M123]=&quot;N&quot;;100;IF([.M1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3]-1);0)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3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tc_dragon', x = 1700, z = 3900, facing = 0, spawnRadius = 0, delay = 18900, orbitalDrop = false, commands = {{cmdID = planetUtilities.COMMAND.PATROL, pos = {3600, 2500}}, }, difficultyAtLeast = 4,  },">
            <text:p>{ name = 'tc_dragon', x = 1700, z = 3900, facing = 0, spawnRadius = 0, delay = 18900, orbitalDrop = false, commands = {{cmdID = planetUtilities.COMMAND.PATROL, pos = {3600, 2500}}, }, difficultyAtLeast = 4, <text:s/>},</text:p>
          </table:table-cell>
          <table:table-cell office:value-type="string">
            <text:p>tc_dragon</text:p>
          </table:table-cell>
          <table:table-cell table:formula="of:=IF([.M124]=&quot;N&quot;;1450;IF([.M124]=&quot;M&quot;;1200;1700))" office:value-type="float" office:value="1700">
            <text:p>1700</text:p>
          </table:table-cell>
          <table:table-cell table:formula="of:=IF([.M124]=&quot;N&quot;;100;IF([.M1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4]-1);0)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4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8">
          <table:table-cell table:style-name="ce13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tc_mancubus', x = 1450, z = 100, facing = 0, spawnRadius = 0, delay = 21150, orbitalDrop = false, commands = {{cmdID = planetUtilities.COMMAND.PATROL, pos = {3600, 2500}}, },  },">
            <text:p>{ name = 'tc_mancubus', x = 1450, z = 100, facing = 0, spawnRadius = 0, delay = 21150, orbitalDrop = false, commands = {{cmdID = planetUtilities.COMMAND.PATROL, pos = {3600, 2500}}, }, <text:s/>},</text:p>
          </table:table-cell>
          <table:table-cell office:value-type="string">
            <text:p>tc_mancubus</text:p>
          </table:table-cell>
          <table:table-cell table:formula="of:=IF([.M126]=&quot;N&quot;;1450;IF([.M126]=&quot;M&quot;;1200;1700))" office:value-type="float" office:value="1450">
            <text:p>1450</text:p>
          </table:table-cell>
          <table:table-cell table:formula="of:=IF([.M126]=&quot;N&quot;;100;IF([.M12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6]-1);0)" office:value-type="float" office:value="705">
            <text:p>7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10">
            <text:p>10</text:p>
          </table:table-cell>
          <table:table-cell table:formula="of:=[.G126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27]&amp;&quot;', &quot;&amp;[.C$1]&amp;&quot; = &quot;&amp;[.C127]&amp;&quot;, &quot;&amp;[.D$1]&amp;&quot; = &quot;&amp;[.D127]&amp;&quot;, &quot;&amp;[.E$1]&amp;&quot; = &quot;&amp;[.E127]&amp;&quot;, &quot;&amp;[.F$1]&amp;&quot; = &quot;&amp;[.F127]&amp;&quot;, &quot;&amp;[.G$1]&amp;&quot; = &quot;&amp;[.G127]*30&amp;&quot;, &quot;&amp;[.H$1]&amp;&quot; = &quot;&amp;[.H127]&amp;&quot;, &quot;&amp;IF([.I127]=&quot;&quot;;&quot;&quot;;[.I$1]&amp;&quot; = &quot;&amp;[.I127]&amp;&quot;, &quot;)&amp;IF([.J127]=&quot;&quot;;&quot;&quot;;[.J$1]&amp;&quot; = &quot;&amp;[.J127]&amp;&quot;, &quot;)&amp;IF([.K127]=&quot;&quot;;&quot;&quot;;[.K$1]&amp;&quot; = &quot;&amp;[.K127]&amp;&quot;, &quot;)&amp;&quot; },&quot;" office:value-type="string" office:string-value="{ name = 'tc_belial', x = 1450, z = 100, facing = 0, spawnRadius = 0, delay = 21150, orbitalDrop = false, commands = {{cmdID = planetUtilities.COMMAND.PATROL, pos = {3600, 2500}}, },  },">
            <text:p>{ name = 'tc_belial', x = 1450, z = 100, facing = 0, spawnRadius = 0, delay = 21150, orbitalDrop = false, commands = {{cmdID = planetUtilities.COMMAND.PATROL, pos = {3600, 2500}}, }, <text:s/>},</text:p>
          </table:table-cell>
          <table:table-cell office:value-type="string">
            <text:p>tc_belial</text:p>
          </table:table-cell>
          <table:table-cell table:formula="of:=IF([.M127]=&quot;N&quot;;1450;IF([.M127]=&quot;M&quot;;1200;1700))" office:value-type="float" office:value="1450">
            <text:p>1450</text:p>
          </table:table-cell>
          <table:table-cell table:formula="of:=IF([.M127]=&quot;N&quot;;100;IF([.M12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7]-1);0)" office:value-type="float" office:value="705">
            <text:p>7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126]" office:value-type="float" office:value="10">
            <text:p>10</text:p>
          </table:table-cell>
          <table:table-cell table:formula="of:=[.G127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belial', x = 1450, z = 100, facing = 0, spawnRadius = 0, delay = 21150, orbitalDrop = false, commands = {{cmdID = planetUtilities.COMMAND.PATROL, pos = {3600, 2500}}, }, difficultyAtLeast = 2,  },">
            <text:p>{ name = 'tc_belial', x = 1450, z = 100, facing = 0, spawnRadius = 0, delay = 21150, orbitalDrop = false, commands = {{cmdID = planetUtilities.COMMAND.PATROL, pos = {3600, 2500}}, }, difficultyAtLeast = 2, <text:s/>},</text:p>
          </table:table-cell>
          <table:table-cell office:value-type="string">
            <text:p>tc_belial</text:p>
          </table:table-cell>
          <table:table-cell table:formula="of:=IF([.M128]=&quot;N&quot;;1450;IF([.M128]=&quot;M&quot;;1200;1700))" office:value-type="float" office:value="1450">
            <text:p>1450</text:p>
          </table:table-cell>
          <table:table-cell table:formula="of:=IF([.M128]=&quot;N&quot;;100;IF([.M1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8]-1);0)" office:value-type="float" office:value="705">
            <text:p>7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27]" office:value-type="float" office:value="10">
            <text:p>10</text:p>
          </table:table-cell>
          <table:table-cell table:formula="of:=[.G128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tc_belial', x = 1450, z = 100, facing = 0, spawnRadius = 0, delay = 21150, orbitalDrop = false, commands = {{cmdID = planetUtilities.COMMAND.PATROL, pos = {3600, 2500}}, }, difficultyAtLeast = 3,  },">
            <text:p>{ name = 'tc_belial', x = 1450, z = 100, facing = 0, spawnRadius = 0, delay = 21150, orbitalDrop = false, commands = {{cmdID = planetUtilities.COMMAND.PATROL, pos = {3600, 2500}}, }, difficultyAtLeast = 3, <text:s/>},</text:p>
          </table:table-cell>
          <table:table-cell office:value-type="string">
            <text:p>tc_belial</text:p>
          </table:table-cell>
          <table:table-cell table:formula="of:=IF([.M129]=&quot;N&quot;;1450;IF([.M129]=&quot;M&quot;;1200;1700))" office:value-type="float" office:value="1450">
            <text:p>1450</text:p>
          </table:table-cell>
          <table:table-cell table:formula="of:=IF([.M129]=&quot;N&quot;;100;IF([.M1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9]-1);0)" office:value-type="float" office:value="705">
            <text:p>7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28]" office:value-type="float" office:value="10">
            <text:p>10</text:p>
          </table:table-cell>
          <table:table-cell table:formula="of:=[.G129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tc_agares', x = 1450, z = 100, facing = 0, spawnRadius = 0, delay = 21150, orbitalDrop = false, commands = {{cmdID = planetUtilities.COMMAND.PATROL, pos = {3600, 2500}}, },  },">
            <text:p>{ name = 'tc_agares', x = 1450, z = 100, facing = 0, spawnRadius = 0, delay = 21150, orbitalDrop = false, commands = {{cmdID = planetUtilities.COMMAND.PATROL, pos = {3600, 2500}}, }, <text:s/>},</text:p>
          </table:table-cell>
          <table:table-cell office:value-type="string">
            <text:p>tc_agares</text:p>
          </table:table-cell>
          <table:table-cell table:formula="of:=IF([.M130]=&quot;N&quot;;1450;IF([.M130]=&quot;M&quot;;1200;1700))" office:value-type="float" office:value="1450">
            <text:p>1450</text:p>
          </table:table-cell>
          <table:table-cell table:formula="of:=IF([.M130]=&quot;N&quot;;100;IF([.M1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0]-1);0)" office:value-type="float" office:value="705">
            <text:p>7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128]" office:value-type="float" office:value="10">
            <text:p>10</text:p>
          </table:table-cell>
          <table:table-cell table:formula="of:=[.G130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tc_agares', x = 1450, z = 100, facing = 0, spawnRadius = 0, delay = 21150, orbitalDrop = false, commands = {{cmdID = planetUtilities.COMMAND.PATROL, pos = {3600, 2500}}, }, difficultyAtLeast = 2,  },">
            <text:p>{ name = 'tc_agares', x = 1450, z = 100, facing = 0, spawnRadius = 0, delay = 21150, orbitalDrop = false, commands = {{cmdID = planetUtilities.COMMAND.PATROL, pos = {3600, 2500}}, }, difficultyAtLeast = 2, <text:s/>},</text:p>
          </table:table-cell>
          <table:table-cell office:value-type="string">
            <text:p>tc_agares</text:p>
          </table:table-cell>
          <table:table-cell table:formula="of:=IF([.M131]=&quot;N&quot;;1450;IF([.M131]=&quot;M&quot;;1200;1700))" office:value-type="float" office:value="1450">
            <text:p>1450</text:p>
          </table:table-cell>
          <table:table-cell table:formula="of:=IF([.M131]=&quot;N&quot;;100;IF([.M1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1]-1);0)" office:value-type="float" office:value="705">
            <text:p>7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30]" office:value-type="float" office:value="10">
            <text:p>10</text:p>
          </table:table-cell>
          <table:table-cell table:formula="of:=[.G131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tc_agares', x = 1450, z = 100, facing = 0, spawnRadius = 0, delay = 21150, orbitalDrop = false, commands = {{cmdID = planetUtilities.COMMAND.PATROL, pos = {3600, 2500}}, }, difficultyAtLeast = 3,  },">
            <text:p>{ name = 'tc_agares', x = 1450, z = 100, facing = 0, spawnRadius = 0, delay = 21150, orbitalDrop = false, commands = {{cmdID = planetUtilities.COMMAND.PATROL, pos = {3600, 2500}}, }, difficultyAtLeast = 3, <text:s/>},</text:p>
          </table:table-cell>
          <table:table-cell office:value-type="string">
            <text:p>tc_agares</text:p>
          </table:table-cell>
          <table:table-cell table:formula="of:=IF([.M132]=&quot;N&quot;;1450;IF([.M132]=&quot;M&quot;;1200;1700))" office:value-type="float" office:value="1450">
            <text:p>1450</text:p>
          </table:table-cell>
          <table:table-cell table:formula="of:=IF([.M132]=&quot;N&quot;;100;IF([.M1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2]-1);0)" office:value-type="float" office:value="705">
            <text:p>7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31]" office:value-type="float" office:value="10">
            <text:p>10</text:p>
          </table:table-cell>
          <table:table-cell table:formula="of:=[.G132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tc_purgatory_ai', x = 1450, z = 100, facing = 0, spawnRadius = 0, delay = 21150, orbitalDrop = false, commands = {{cmdID = planetUtilities.COMMAND.PATROL, pos = {3600, 2500}}, }, difficultyAtLeast = 4,  },">
            <text:p>{ name = 'tc_purgatory_ai', x = 1450, z = 100, facing = 0, spawnRadius = 0, delay = 21150, orbitalDrop = false, commands = {{cmdID = planetUtilities.COMMAND.PATROL, pos = {3600, 2500}}, }, difficultyAtLeast = 4, <text:s/>},</text:p>
          </table:table-cell>
          <table:table-cell office:value-type="string">
            <text:p>tc_purgatory_ai</text:p>
          </table:table-cell>
          <table:table-cell table:formula="of:=IF([.M133]=&quot;N&quot;;1450;IF([.M133]=&quot;M&quot;;1200;1700))" office:value-type="float" office:value="1450">
            <text:p>1450</text:p>
          </table:table-cell>
          <table:table-cell table:formula="of:=IF([.M133]=&quot;N&quot;;100;IF([.M1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3]-1);0)" office:value-type="float" office:value="705">
            <text:p>7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132]" office:value-type="float" office:value="10">
            <text:p>10</text:p>
          </table:table-cell>
          <table:table-cell table:formula="of:=[.G133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34]&amp;&quot;', &quot;&amp;[.C$1]&amp;&quot; = &quot;&amp;[.C134]&amp;&quot;, &quot;&amp;[.D$1]&amp;&quot; = &quot;&amp;[.D134]&amp;&quot;, &quot;&amp;[.E$1]&amp;&quot; = &quot;&amp;[.E134]&amp;&quot;, &quot;&amp;[.F$1]&amp;&quot; = &quot;&amp;[.F134]&amp;&quot;, &quot;&amp;[.G$1]&amp;&quot; = &quot;&amp;[.G134]*30&amp;&quot;, &quot;&amp;[.H$1]&amp;&quot; = &quot;&amp;[.H134]&amp;&quot;, &quot;&amp;IF([.I134]=&quot;&quot;;&quot;&quot;;[.I$1]&amp;&quot; = &quot;&amp;[.I134]&amp;&quot;, &quot;)&amp;IF([.J134]=&quot;&quot;;&quot;&quot;;[.J$1]&amp;&quot; = &quot;&amp;[.J134]&amp;&quot;, &quot;)&amp;IF([.K134]=&quot;&quot;;&quot;&quot;;[.K$1]&amp;&quot; = &quot;&amp;[.K134]&amp;&quot;, &quot;)&amp;&quot; },&quot;" office:value-type="string" office:string-value="{ name = 'tc_mancubus', x = 1700, z = 3900, facing = 0, spawnRadius = 0, delay = 21150, orbitalDrop = false, commands = {{cmdID = planetUtilities.COMMAND.PATROL, pos = {3600, 2500}}, },  },">
            <text:p>{ name = 'tc_mancubus', x = 1700, z = 3900, facing = 0, spawnRadius = 0, delay = 21150, orbitalDrop = false, commands = {{cmdID = planetUtilities.COMMAND.PATROL, pos = {3600, 2500}}, }, <text:s/>},</text:p>
          </table:table-cell>
          <table:table-cell office:value-type="string">
            <text:p>tc_mancubus</text:p>
          </table:table-cell>
          <table:table-cell table:formula="of:=IF([.M134]=&quot;N&quot;;1450;IF([.M134]=&quot;M&quot;;1200;1700))" office:value-type="float" office:value="1700">
            <text:p>1700</text:p>
          </table:table-cell>
          <table:table-cell table:formula="of:=IF([.M134]=&quot;N&quot;;100;IF([.M1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4]-1);0)" office:value-type="float" office:value="705">
            <text:p>7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16"/>
          <table:table-cell table:style-name="ce16" office:value-type="string">
            <text:p>S</text:p>
          </table:table-cell>
          <table:table-cell table:style-name="ce8" table:formula="of:=[.N132]" office:value-type="float" office:value="10">
            <text:p>10</text:p>
          </table:table-cell>
          <table:table-cell table:formula="of:=[.G134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35]&amp;&quot;', &quot;&amp;[.C$1]&amp;&quot; = &quot;&amp;[.C135]&amp;&quot;, &quot;&amp;[.D$1]&amp;&quot; = &quot;&amp;[.D135]&amp;&quot;, &quot;&amp;[.E$1]&amp;&quot; = &quot;&amp;[.E135]&amp;&quot;, &quot;&amp;[.F$1]&amp;&quot; = &quot;&amp;[.F135]&amp;&quot;, &quot;&amp;[.G$1]&amp;&quot; = &quot;&amp;[.G135]*30&amp;&quot;, &quot;&amp;[.H$1]&amp;&quot; = &quot;&amp;[.H135]&amp;&quot;, &quot;&amp;IF([.I135]=&quot;&quot;;&quot;&quot;;[.I$1]&amp;&quot; = &quot;&amp;[.I135]&amp;&quot;, &quot;)&amp;IF([.J135]=&quot;&quot;;&quot;&quot;;[.J$1]&amp;&quot; = &quot;&amp;[.J135]&amp;&quot;, &quot;)&amp;IF([.K135]=&quot;&quot;;&quot;&quot;;[.K$1]&amp;&quot; = &quot;&amp;[.K135]&amp;&quot;, &quot;)&amp;&quot; },&quot;" office:value-type="string" office:string-value="{ name = 'tc_belial', x = 1700, z = 3900, facing = 0, spawnRadius = 0, delay = 21150, orbitalDrop = false, commands = {{cmdID = planetUtilities.COMMAND.PATROL, pos = {3600, 2500}}, },  },">
            <text:p>{ name = 'tc_belial', x = 1700, z = 3900, facing = 0, spawnRadius = 0, delay = 21150, orbitalDrop = false, commands = {{cmdID = planetUtilities.COMMAND.PATROL, pos = {3600, 2500}}, }, <text:s/>},</text:p>
          </table:table-cell>
          <table:table-cell office:value-type="string">
            <text:p>tc_belial</text:p>
          </table:table-cell>
          <table:table-cell table:formula="of:=IF([.M135]=&quot;N&quot;;1450;IF([.M135]=&quot;M&quot;;1200;1700))" office:value-type="float" office:value="1700">
            <text:p>1700</text:p>
          </table:table-cell>
          <table:table-cell table:formula="of:=IF([.M135]=&quot;N&quot;;100;IF([.M1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5]-1);0)" office:value-type="float" office:value="705">
            <text:p>7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16" office:value-type="string">
            <text:p>S</text:p>
          </table:table-cell>
          <table:table-cell table:style-name="ce8" table:formula="of:=[.N134]" office:value-type="float" office:value="10">
            <text:p>10</text:p>
          </table:table-cell>
          <table:table-cell table:formula="of:=[.G135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36]&amp;&quot;', &quot;&amp;[.C$1]&amp;&quot; = &quot;&amp;[.C136]&amp;&quot;, &quot;&amp;[.D$1]&amp;&quot; = &quot;&amp;[.D136]&amp;&quot;, &quot;&amp;[.E$1]&amp;&quot; = &quot;&amp;[.E136]&amp;&quot;, &quot;&amp;[.F$1]&amp;&quot; = &quot;&amp;[.F136]&amp;&quot;, &quot;&amp;[.G$1]&amp;&quot; = &quot;&amp;[.G136]*30&amp;&quot;, &quot;&amp;[.H$1]&amp;&quot; = &quot;&amp;[.H136]&amp;&quot;, &quot;&amp;IF([.I136]=&quot;&quot;;&quot;&quot;;[.I$1]&amp;&quot; = &quot;&amp;[.I136]&amp;&quot;, &quot;)&amp;IF([.J136]=&quot;&quot;;&quot;&quot;;[.J$1]&amp;&quot; = &quot;&amp;[.J136]&amp;&quot;, &quot;)&amp;IF([.K136]=&quot;&quot;;&quot;&quot;;[.K$1]&amp;&quot; = &quot;&amp;[.K136]&amp;&quot;, &quot;)&amp;&quot; },&quot;" office:value-type="string" office:string-value="{ name = 'tc_belial', x = 1700, z = 3900, facing = 0, spawnRadius = 0, delay = 21150, orbitalDrop = false, commands = {{cmdID = planetUtilities.COMMAND.PATROL, pos = {3600, 2500}}, }, difficultyAtLeast = 2,  },">
            <text:p>{ name = 'tc_belial', x = 1700, z = 3900, facing = 0, spawnRadius = 0, delay = 21150, orbitalDrop = false, commands = {{cmdID = planetUtilities.COMMAND.PATROL, pos = {3600, 2500}}, }, difficultyAtLeast = 2, <text:s/>},</text:p>
          </table:table-cell>
          <table:table-cell office:value-type="string">
            <text:p>tc_belial</text:p>
          </table:table-cell>
          <table:table-cell table:formula="of:=IF([.M136]=&quot;N&quot;;1450;IF([.M136]=&quot;M&quot;;1200;1700))" office:value-type="float" office:value="1700">
            <text:p>1700</text:p>
          </table:table-cell>
          <table:table-cell table:formula="of:=IF([.M136]=&quot;N&quot;;100;IF([.M1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6]-1);0)" office:value-type="float" office:value="705">
            <text:p>7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135]" office:value-type="float" office:value="10">
            <text:p>10</text:p>
          </table:table-cell>
          <table:table-cell table:formula="of:=[.G136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37]&amp;&quot;', &quot;&amp;[.C$1]&amp;&quot; = &quot;&amp;[.C137]&amp;&quot;, &quot;&amp;[.D$1]&amp;&quot; = &quot;&amp;[.D137]&amp;&quot;, &quot;&amp;[.E$1]&amp;&quot; = &quot;&amp;[.E137]&amp;&quot;, &quot;&amp;[.F$1]&amp;&quot; = &quot;&amp;[.F137]&amp;&quot;, &quot;&amp;[.G$1]&amp;&quot; = &quot;&amp;[.G137]*30&amp;&quot;, &quot;&amp;[.H$1]&amp;&quot; = &quot;&amp;[.H137]&amp;&quot;, &quot;&amp;IF([.I137]=&quot;&quot;;&quot;&quot;;[.I$1]&amp;&quot; = &quot;&amp;[.I137]&amp;&quot;, &quot;)&amp;IF([.J137]=&quot;&quot;;&quot;&quot;;[.J$1]&amp;&quot; = &quot;&amp;[.J137]&amp;&quot;, &quot;)&amp;IF([.K137]=&quot;&quot;;&quot;&quot;;[.K$1]&amp;&quot; = &quot;&amp;[.K137]&amp;&quot;, &quot;)&amp;&quot; },&quot;" office:value-type="string" office:string-value="{ name = 'tc_belial', x = 1700, z = 3900, facing = 0, spawnRadius = 0, delay = 21150, orbitalDrop = false, commands = {{cmdID = planetUtilities.COMMAND.PATROL, pos = {3600, 2500}}, }, difficultyAtLeast = 3,  },">
            <text:p>{ name = 'tc_belial', x = 1700, z = 3900, facing = 0, spawnRadius = 0, delay = 21150, orbitalDrop = false, commands = {{cmdID = planetUtilities.COMMAND.PATROL, pos = {3600, 2500}}, }, difficultyAtLeast = 3, <text:s/>},</text:p>
          </table:table-cell>
          <table:table-cell office:value-type="string">
            <text:p>tc_belial</text:p>
          </table:table-cell>
          <table:table-cell table:formula="of:=IF([.M137]=&quot;N&quot;;1450;IF([.M137]=&quot;M&quot;;1200;1700))" office:value-type="float" office:value="1700">
            <text:p>1700</text:p>
          </table:table-cell>
          <table:table-cell table:formula="of:=IF([.M137]=&quot;N&quot;;100;IF([.M1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7]-1);0)" office:value-type="float" office:value="705">
            <text:p>7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136]" office:value-type="float" office:value="10">
            <text:p>10</text:p>
          </table:table-cell>
          <table:table-cell table:formula="of:=[.G137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38]&amp;&quot;', &quot;&amp;[.C$1]&amp;&quot; = &quot;&amp;[.C138]&amp;&quot;, &quot;&amp;[.D$1]&amp;&quot; = &quot;&amp;[.D138]&amp;&quot;, &quot;&amp;[.E$1]&amp;&quot; = &quot;&amp;[.E138]&amp;&quot;, &quot;&amp;[.F$1]&amp;&quot; = &quot;&amp;[.F138]&amp;&quot;, &quot;&amp;[.G$1]&amp;&quot; = &quot;&amp;[.G138]*30&amp;&quot;, &quot;&amp;[.H$1]&amp;&quot; = &quot;&amp;[.H138]&amp;&quot;, &quot;&amp;IF([.I138]=&quot;&quot;;&quot;&quot;;[.I$1]&amp;&quot; = &quot;&amp;[.I138]&amp;&quot;, &quot;)&amp;IF([.J138]=&quot;&quot;;&quot;&quot;;[.J$1]&amp;&quot; = &quot;&amp;[.J138]&amp;&quot;, &quot;)&amp;IF([.K138]=&quot;&quot;;&quot;&quot;;[.K$1]&amp;&quot; = &quot;&amp;[.K138]&amp;&quot;, &quot;)&amp;&quot; },&quot;" office:value-type="string" office:string-value="{ name = 'tc_agares', x = 1700, z = 3900, facing = 0, spawnRadius = 0, delay = 21150, orbitalDrop = false, commands = {{cmdID = planetUtilities.COMMAND.PATROL, pos = {3600, 2500}}, },  },">
            <text:p>{ name = 'tc_agares', x = 1700, z = 3900, facing = 0, spawnRadius = 0, delay = 21150, orbitalDrop = false, commands = {{cmdID = planetUtilities.COMMAND.PATROL, pos = {3600, 2500}}, }, <text:s/>},</text:p>
          </table:table-cell>
          <table:table-cell office:value-type="string">
            <text:p>tc_agares</text:p>
          </table:table-cell>
          <table:table-cell table:formula="of:=IF([.M138]=&quot;N&quot;;1450;IF([.M138]=&quot;M&quot;;1200;1700))" office:value-type="float" office:value="1700">
            <text:p>1700</text:p>
          </table:table-cell>
          <table:table-cell table:formula="of:=IF([.M138]=&quot;N&quot;;100;IF([.M1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8]-1);0)" office:value-type="float" office:value="705">
            <text:p>7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16" office:value-type="string">
            <text:p>S</text:p>
          </table:table-cell>
          <table:table-cell table:style-name="ce8" table:formula="of:=[.N136]" office:value-type="float" office:value="10">
            <text:p>10</text:p>
          </table:table-cell>
          <table:table-cell table:formula="of:=[.G138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39]&amp;&quot;', &quot;&amp;[.C$1]&amp;&quot; = &quot;&amp;[.C139]&amp;&quot;, &quot;&amp;[.D$1]&amp;&quot; = &quot;&amp;[.D139]&amp;&quot;, &quot;&amp;[.E$1]&amp;&quot; = &quot;&amp;[.E139]&amp;&quot;, &quot;&amp;[.F$1]&amp;&quot; = &quot;&amp;[.F139]&amp;&quot;, &quot;&amp;[.G$1]&amp;&quot; = &quot;&amp;[.G139]*30&amp;&quot;, &quot;&amp;[.H$1]&amp;&quot; = &quot;&amp;[.H139]&amp;&quot;, &quot;&amp;IF([.I139]=&quot;&quot;;&quot;&quot;;[.I$1]&amp;&quot; = &quot;&amp;[.I139]&amp;&quot;, &quot;)&amp;IF([.J139]=&quot;&quot;;&quot;&quot;;[.J$1]&amp;&quot; = &quot;&amp;[.J139]&amp;&quot;, &quot;)&amp;IF([.K139]=&quot;&quot;;&quot;&quot;;[.K$1]&amp;&quot; = &quot;&amp;[.K139]&amp;&quot;, &quot;)&amp;&quot; },&quot;" office:value-type="string" office:string-value="{ name = 'tc_agares', x = 1700, z = 3900, facing = 0, spawnRadius = 0, delay = 21150, orbitalDrop = false, commands = {{cmdID = planetUtilities.COMMAND.PATROL, pos = {3600, 2500}}, }, difficultyAtLeast = 2,  },">
            <text:p>{ name = 'tc_agares', x = 1700, z = 3900, facing = 0, spawnRadius = 0, delay = 21150, orbitalDrop = false, commands = {{cmdID = planetUtilities.COMMAND.PATROL, pos = {3600, 2500}}, }, difficultyAtLeast = 2, <text:s/>},</text:p>
          </table:table-cell>
          <table:table-cell office:value-type="string">
            <text:p>tc_agares</text:p>
          </table:table-cell>
          <table:table-cell table:formula="of:=IF([.M139]=&quot;N&quot;;1450;IF([.M139]=&quot;M&quot;;1200;1700))" office:value-type="float" office:value="1700">
            <text:p>1700</text:p>
          </table:table-cell>
          <table:table-cell table:formula="of:=IF([.M139]=&quot;N&quot;;100;IF([.M1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9]-1);0)" office:value-type="float" office:value="705">
            <text:p>7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138]" office:value-type="float" office:value="10">
            <text:p>10</text:p>
          </table:table-cell>
          <table:table-cell table:formula="of:=[.G139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40]&amp;&quot;', &quot;&amp;[.C$1]&amp;&quot; = &quot;&amp;[.C140]&amp;&quot;, &quot;&amp;[.D$1]&amp;&quot; = &quot;&amp;[.D140]&amp;&quot;, &quot;&amp;[.E$1]&amp;&quot; = &quot;&amp;[.E140]&amp;&quot;, &quot;&amp;[.F$1]&amp;&quot; = &quot;&amp;[.F140]&amp;&quot;, &quot;&amp;[.G$1]&amp;&quot; = &quot;&amp;[.G140]*30&amp;&quot;, &quot;&amp;[.H$1]&amp;&quot; = &quot;&amp;[.H140]&amp;&quot;, &quot;&amp;IF([.I140]=&quot;&quot;;&quot;&quot;;[.I$1]&amp;&quot; = &quot;&amp;[.I140]&amp;&quot;, &quot;)&amp;IF([.J140]=&quot;&quot;;&quot;&quot;;[.J$1]&amp;&quot; = &quot;&amp;[.J140]&amp;&quot;, &quot;)&amp;IF([.K140]=&quot;&quot;;&quot;&quot;;[.K$1]&amp;&quot; = &quot;&amp;[.K140]&amp;&quot;, &quot;)&amp;&quot; },&quot;" office:value-type="string" office:string-value="{ name = 'tc_agares', x = 1700, z = 3900, facing = 0, spawnRadius = 0, delay = 21150, orbitalDrop = false, commands = {{cmdID = planetUtilities.COMMAND.PATROL, pos = {3600, 2500}}, }, difficultyAtLeast = 3,  },">
            <text:p>{ name = 'tc_agares', x = 1700, z = 3900, facing = 0, spawnRadius = 0, delay = 21150, orbitalDrop = false, commands = {{cmdID = planetUtilities.COMMAND.PATROL, pos = {3600, 2500}}, }, difficultyAtLeast = 3, <text:s/>},</text:p>
          </table:table-cell>
          <table:table-cell office:value-type="string">
            <text:p>tc_agares</text:p>
          </table:table-cell>
          <table:table-cell table:formula="of:=IF([.M140]=&quot;N&quot;;1450;IF([.M140]=&quot;M&quot;;1200;1700))" office:value-type="float" office:value="1700">
            <text:p>1700</text:p>
          </table:table-cell>
          <table:table-cell table:formula="of:=IF([.M140]=&quot;N&quot;;100;IF([.M14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0]-1);0)" office:value-type="float" office:value="705">
            <text:p>7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139]" office:value-type="float" office:value="10">
            <text:p>10</text:p>
          </table:table-cell>
          <table:table-cell table:formula="of:=[.G140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41]&amp;&quot;', &quot;&amp;[.C$1]&amp;&quot; = &quot;&amp;[.C141]&amp;&quot;, &quot;&amp;[.D$1]&amp;&quot; = &quot;&amp;[.D141]&amp;&quot;, &quot;&amp;[.E$1]&amp;&quot; = &quot;&amp;[.E141]&amp;&quot;, &quot;&amp;[.F$1]&amp;&quot; = &quot;&amp;[.F141]&amp;&quot;, &quot;&amp;[.G$1]&amp;&quot; = &quot;&amp;[.G141]*30&amp;&quot;, &quot;&amp;[.H$1]&amp;&quot; = &quot;&amp;[.H141]&amp;&quot;, &quot;&amp;IF([.I141]=&quot;&quot;;&quot;&quot;;[.I$1]&amp;&quot; = &quot;&amp;[.I141]&amp;&quot;, &quot;)&amp;IF([.J141]=&quot;&quot;;&quot;&quot;;[.J$1]&amp;&quot; = &quot;&amp;[.J141]&amp;&quot;, &quot;)&amp;IF([.K141]=&quot;&quot;;&quot;&quot;;[.K$1]&amp;&quot; = &quot;&amp;[.K141]&amp;&quot;, &quot;)&amp;&quot; },&quot;" office:value-type="string" office:string-value="{ name = 'tc_purgatory_ai', x = 1700, z = 3900, facing = 0, spawnRadius = 0, delay = 21150, orbitalDrop = false, commands = {{cmdID = planetUtilities.COMMAND.PATROL, pos = {3600, 2500}}, }, difficultyAtLeast = 4,  },">
            <text:p>{ name = 'tc_purgatory_ai', x = 1700, z = 3900, facing = 0, spawnRadius = 0, delay = 21150, orbitalDrop = false, commands = {{cmdID = planetUtilities.COMMAND.PATROL, pos = {3600, 2500}}, }, difficultyAtLeast = 4, <text:s/>},</text:p>
          </table:table-cell>
          <table:table-cell office:value-type="string">
            <text:p>tc_purgatory_ai</text:p>
          </table:table-cell>
          <table:table-cell table:formula="of:=IF([.M141]=&quot;N&quot;;1450;IF([.M141]=&quot;M&quot;;1200;1700))" office:value-type="float" office:value="1700">
            <text:p>1700</text:p>
          </table:table-cell>
          <table:table-cell table:formula="of:=IF([.M141]=&quot;N&quot;;100;IF([.M14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1]-1);0)" office:value-type="float" office:value="705">
            <text:p>7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140]" office:value-type="float" office:value="10">
            <text:p>10</text:p>
          </table:table-cell>
          <table:table-cell table:formula="of:=[.G141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3"/>
          <table:table-cell table:number-columns-repeated="6"/>
          <table:table-cell table:style-name="ce15"/>
          <table:table-cell table:number-columns-repeated="2"/>
          <table:table-cell table:style-name="Default" table:number-columns-repeated="2"/>
          <table:table-cell table:style-name="ce16"/>
          <table:table-cell table:style-name="ce8"/>
          <table:table-cell/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43]&amp;&quot;', &quot;&amp;[.C$1]&amp;&quot; = &quot;&amp;[.C143]&amp;&quot;, &quot;&amp;[.D$1]&amp;&quot; = &quot;&amp;[.D143]&amp;&quot;, &quot;&amp;[.E$1]&amp;&quot; = &quot;&amp;[.E143]&amp;&quot;, &quot;&amp;[.F$1]&amp;&quot; = &quot;&amp;[.F143]&amp;&quot;, &quot;&amp;[.G$1]&amp;&quot; = &quot;&amp;[.G143]*30&amp;&quot;, &quot;&amp;[.H$1]&amp;&quot; = &quot;&amp;[.H143]&amp;&quot;, &quot;&amp;IF([.I143]=&quot;&quot;;&quot;&quot;;[.I$1]&amp;&quot; = &quot;&amp;[.I143]&amp;&quot;, &quot;)&amp;IF([.J143]=&quot;&quot;;&quot;&quot;;[.J$1]&amp;&quot; = &quot;&amp;[.J143]&amp;&quot;, &quot;)&amp;IF([.K143]=&quot;&quot;;&quot;&quot;;[.K$1]&amp;&quot; = &quot;&amp;[.K143]&amp;&quot;, &quot;)&amp;&quot; },&quot;" office:value-type="string" office:string-value="{ name = 'tc_suicide', x = 3950, z = 950, facing = 0, spawnRadius = 0, delay = 21150, orbitalDrop = false, commands = {{cmdID = planetUtilities.COMMAND.PATROL, pos = {3600, 2500}}, }, difficultyAtLeast = 2,  },">
            <text:p>{ name = 'tc_suicide', x = 3950, z = 950, facing = 0, spawnRadius = 0, delay = 21150, orbitalDrop = false, commands = {{cmdID = planetUtilities.COMMAND.PATROL, pos = {3600, 2500}}, }, difficultyAtLeast = 2, <text:s/>},</text:p>
          </table:table-cell>
          <table:table-cell office:value-type="string">
            <text:p>tc_suicide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3]-1);0)" office:value-type="float" office:value="705">
            <text:p>705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10">
            <text:p>10</text:p>
          </table:table-cell>
          <table:table-cell table:formula="of:=[.G143]/60" office:value-type="float" office:value="11.75">
            <text:p>11,75</text:p>
          </table:table-cell>
          <table:table-cell table:number-columns-repeated="1009"/>
        </table:table-row>
        <table:table-row table:style-name="ro8">
          <table:table-cell table:style-name="ce13" table:formula="of:=&quot;{ &quot;&amp;[.B$1]&amp;&quot; = '&quot;&amp;[.B144]&amp;&quot;', &quot;&amp;[.C$1]&amp;&quot; = &quot;&amp;[.C144]&amp;&quot;, &quot;&amp;[.D$1]&amp;&quot; = &quot;&amp;[.D144]&amp;&quot;, &quot;&amp;[.E$1]&amp;&quot; = &quot;&amp;[.E144]&amp;&quot;, &quot;&amp;[.F$1]&amp;&quot; = &quot;&amp;[.F144]&amp;&quot;, &quot;&amp;[.G$1]&amp;&quot; = &quot;&amp;[.G144]*30&amp;&quot;, &quot;&amp;[.H$1]&amp;&quot; = &quot;&amp;[.H144]&amp;&quot;, &quot;&amp;IF([.I144]=&quot;&quot;;&quot;&quot;;[.I$1]&amp;&quot; = &quot;&amp;[.I144]&amp;&quot;, &quot;)&amp;IF([.J144]=&quot;&quot;;&quot;&quot;;[.J$1]&amp;&quot; = &quot;&amp;[.J144]&amp;&quot;, &quot;)&amp;IF([.K144]=&quot;&quot;;&quot;&quot;;[.K$1]&amp;&quot; = &quot;&amp;[.K144]&amp;&quot;, &quot;)&amp;&quot; },&quot;" office:value-type="string" office:string-value="{ name = 'tc_suicide', x = 3950, z = 950, facing = 0, spawnRadius = 0, delay = 21210, orbitalDrop = false, commands = {{cmdID = planetUtilities.COMMAND.PATROL, pos = {3600, 2500}}, }, difficultyAtLeast = 2,  },">
            <text:p>{ name = 'tc_suicide', x = 3950, z = 950, facing = 0, spawnRadius = 0, delay = 21210, orbitalDrop = false, commands = {{cmdID = planetUtilities.COMMAND.PATROL, pos = {3600, 2500}}, }, difficultyAtLeast = 2, <text:s/>},</text:p>
          </table:table-cell>
          <table:table-cell office:value-type="string">
            <text:p>tc_suicide</text:p>
          </table:table-cell>
          <table:table-cell table:formula="of:=[.C143]" office:value-type="float" office:value="3950">
            <text:p>3950</text:p>
          </table:table-cell>
          <table:table-cell table:formula="of:=[.D14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4]-1);0)" office:value-type="float" office:value="707">
            <text:p>707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10.03">
            <text:p>10,03</text:p>
          </table:table-cell>
          <table:table-cell table:formula="of:=[.G144]/60" office:value-type="float" office:value="11.7833333333333">
            <text:p>11,7833333333</text:p>
          </table:table-cell>
          <table:table-cell table:number-columns-repeated="1009"/>
        </table:table-row>
        <table:table-row table:style-name="ro8">
          <table:table-cell table:style-name="ce13" table:formula="of:=&quot;{ &quot;&amp;[.B$1]&amp;&quot; = '&quot;&amp;[.B145]&amp;&quot;', &quot;&amp;[.C$1]&amp;&quot; = &quot;&amp;[.C145]&amp;&quot;, &quot;&amp;[.D$1]&amp;&quot; = &quot;&amp;[.D145]&amp;&quot;, &quot;&amp;[.E$1]&amp;&quot; = &quot;&amp;[.E145]&amp;&quot;, &quot;&amp;[.F$1]&amp;&quot; = &quot;&amp;[.F145]&amp;&quot;, &quot;&amp;[.G$1]&amp;&quot; = &quot;&amp;[.G145]*30&amp;&quot;, &quot;&amp;[.H$1]&amp;&quot; = &quot;&amp;[.H145]&amp;&quot;, &quot;&amp;IF([.I145]=&quot;&quot;;&quot;&quot;;[.I$1]&amp;&quot; = &quot;&amp;[.I145]&amp;&quot;, &quot;)&amp;IF([.J145]=&quot;&quot;;&quot;&quot;;[.J$1]&amp;&quot; = &quot;&amp;[.J145]&amp;&quot;, &quot;)&amp;IF([.K145]=&quot;&quot;;&quot;&quot;;[.K$1]&amp;&quot; = &quot;&amp;[.K145]&amp;&quot;, &quot;)&amp;&quot; },&quot;" office:value-type="string" office:string-value="{ name = 'tc_rictus', x = 3950, z = 950, facing = 0, spawnRadius = 0, delay = 21720, orbitalDrop = false, commands = {{cmdID = planetUtilities.COMMAND.PATROL, pos = {3600, 2500}}, }, difficultyAtLeast = 2,  },">
            <text:p>{ name = 'tc_rictus', x = 3950, z = 950, facing = 0, spawnRadius = 0, delay = 21720, orbitalDrop = false, commands = {{cmdID = planetUtilities.COMMAND.PATROL, pos = {3600, 2500}}, }, difficultyAtLeast = 2, <text:s/>},</text:p>
          </table:table-cell>
          <table:table-cell office:value-type="string">
            <text:p>tc_rictus</text:p>
          </table:table-cell>
          <table:table-cell table:formula="of:=[.C144]" office:value-type="float" office:value="3950">
            <text:p>3950</text:p>
          </table:table-cell>
          <table:table-cell table:formula="of:=[.D14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5]-1);0)" office:value-type="float" office:value="724">
            <text:p>724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10.25">
            <text:p>10,25</text:p>
          </table:table-cell>
          <table:table-cell table:formula="of:=[.G145]/60" office:value-type="float" office:value="12.0666666666667">
            <text:p>12,0666666667</text:p>
          </table:table-cell>
          <table:table-cell table:number-columns-repeated="1009"/>
        </table:table-row>
        <table:table-row table:style-name="ro8">
          <table:table-cell table:style-name="ce13" table:formula="of:=&quot;{ &quot;&amp;[.B$1]&amp;&quot; = '&quot;&amp;[.B146]&amp;&quot;', &quot;&amp;[.C$1]&amp;&quot; = &quot;&amp;[.C146]&amp;&quot;, &quot;&amp;[.D$1]&amp;&quot; = &quot;&amp;[.D146]&amp;&quot;, &quot;&amp;[.E$1]&amp;&quot; = &quot;&amp;[.E146]&amp;&quot;, &quot;&amp;[.F$1]&amp;&quot; = &quot;&amp;[.F146]&amp;&quot;, &quot;&amp;[.G$1]&amp;&quot; = &quot;&amp;[.G146]*30&amp;&quot;, &quot;&amp;[.H$1]&amp;&quot; = &quot;&amp;[.H146]&amp;&quot;, &quot;&amp;IF([.I146]=&quot;&quot;;&quot;&quot;;[.I$1]&amp;&quot; = &quot;&amp;[.I146]&amp;&quot;, &quot;)&amp;IF([.J146]=&quot;&quot;;&quot;&quot;;[.J$1]&amp;&quot; = &quot;&amp;[.J146]&amp;&quot;, &quot;)&amp;IF([.K146]=&quot;&quot;;&quot;&quot;;[.K$1]&amp;&quot; = &quot;&amp;[.K146]&amp;&quot;, &quot;)&amp;&quot; },&quot;" office:value-type="string" office:string-value="{ name = 'tc_rictus', x = 3950, z = 950, facing = 0, spawnRadius = 0, delay = 21720, orbitalDrop = false, commands = {{cmdID = planetUtilities.COMMAND.PATROL, pos = {3600, 2500}}, }, difficultyAtLeast = 2,  },">
            <text:p>{ name = 'tc_rictus', x = 3950, z = 950, facing = 0, spawnRadius = 0, delay = 21720, orbitalDrop = false, commands = {{cmdID = planetUtilities.COMMAND.PATROL, pos = {3600, 2500}}, }, difficultyAtLeast = 2, <text:s/>},</text:p>
          </table:table-cell>
          <table:table-cell office:value-type="string">
            <text:p>tc_rictus</text:p>
          </table:table-cell>
          <table:table-cell table:formula="of:=[.C145]" office:value-type="float" office:value="3950">
            <text:p>3950</text:p>
          </table:table-cell>
          <table:table-cell table:formula="of:=[.D14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6]-1);0)" office:value-type="float" office:value="724">
            <text:p>724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45]" office:value-type="float" office:value="10.25">
            <text:p>10,25</text:p>
          </table:table-cell>
          <table:table-cell table:formula="of:=[.G146]/60" office:value-type="float" office:value="12.0666666666667">
            <text:p>12,0666666667</text:p>
          </table:table-cell>
          <table:table-cell table:number-columns-repeated="1009"/>
        </table:table-row>
        <table:table-row table:style-name="ro8">
          <table:table-cell table:style-name="ce13" table:formula="of:=&quot;{ &quot;&amp;[.B$1]&amp;&quot; = '&quot;&amp;[.B147]&amp;&quot;', &quot;&amp;[.C$1]&amp;&quot; = &quot;&amp;[.C147]&amp;&quot;, &quot;&amp;[.D$1]&amp;&quot; = &quot;&amp;[.D147]&amp;&quot;, &quot;&amp;[.E$1]&amp;&quot; = &quot;&amp;[.E147]&amp;&quot;, &quot;&amp;[.F$1]&amp;&quot; = &quot;&amp;[.F147]&amp;&quot;, &quot;&amp;[.G$1]&amp;&quot; = &quot;&amp;[.G147]*30&amp;&quot;, &quot;&amp;[.H$1]&amp;&quot; = &quot;&amp;[.H147]&amp;&quot;, &quot;&amp;IF([.I147]=&quot;&quot;;&quot;&quot;;[.I$1]&amp;&quot; = &quot;&amp;[.I147]&amp;&quot;, &quot;)&amp;IF([.J147]=&quot;&quot;;&quot;&quot;;[.J$1]&amp;&quot; = &quot;&amp;[.J147]&amp;&quot;, &quot;)&amp;IF([.K147]=&quot;&quot;;&quot;&quot;;[.K$1]&amp;&quot; = &quot;&amp;[.K147]&amp;&quot;, &quot;)&amp;&quot; },&quot;" office:value-type="string" office:string-value="{ name = 'tc_mancubus', x = 3950, z = 950, facing = 0, spawnRadius = 0, delay = 21720, orbitalDrop = false, commands = {{cmdID = planetUtilities.COMMAND.PATROL, pos = {3600, 2500}}, }, difficultyAtLeast = 2,  },">
            <text:p>{ name = 'tc_mancubus', x = 3950, z = 950, facing = 0, spawnRadius = 0, delay = 21720, orbitalDrop = false, commands = {{cmdID = planetUtilities.COMMAND.PATROL, pos = {3600, 2500}}, }, difficultyAtLeast = 2, <text:s/>},</text:p>
          </table:table-cell>
          <table:table-cell office:value-type="string">
            <text:p>tc_mancubus</text:p>
          </table:table-cell>
          <table:table-cell table:formula="of:=[.C146]" office:value-type="float" office:value="3950">
            <text:p>3950</text:p>
          </table:table-cell>
          <table:table-cell table:formula="of:=[.D14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7]-1);0)" office:value-type="float" office:value="724">
            <text:p>724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46]" office:value-type="float" office:value="10.25">
            <text:p>10,25</text:p>
          </table:table-cell>
          <table:table-cell table:formula="of:=[.G147]/60" office:value-type="float" office:value="12.0666666666667">
            <text:p>12,0666666667</text:p>
          </table:table-cell>
          <table:table-cell table:number-columns-repeated="1009"/>
        </table:table-row>
        <table:table-row table:style-name="ro8">
          <table:table-cell table:style-name="ce13" table:formula="of:=&quot;{ &quot;&amp;[.B$1]&amp;&quot; = '&quot;&amp;[.B148]&amp;&quot;', &quot;&amp;[.C$1]&amp;&quot; = &quot;&amp;[.C148]&amp;&quot;, &quot;&amp;[.D$1]&amp;&quot; = &quot;&amp;[.D148]&amp;&quot;, &quot;&amp;[.E$1]&amp;&quot; = &quot;&amp;[.E148]&amp;&quot;, &quot;&amp;[.F$1]&amp;&quot; = &quot;&amp;[.F148]&amp;&quot;, &quot;&amp;[.G$1]&amp;&quot; = &quot;&amp;[.G148]*30&amp;&quot;, &quot;&amp;[.H$1]&amp;&quot; = &quot;&amp;[.H148]&amp;&quot;, &quot;&amp;IF([.I148]=&quot;&quot;;&quot;&quot;;[.I$1]&amp;&quot; = &quot;&amp;[.I148]&amp;&quot;, &quot;)&amp;IF([.J148]=&quot;&quot;;&quot;&quot;;[.J$1]&amp;&quot; = &quot;&amp;[.J148]&amp;&quot;, &quot;)&amp;IF([.K148]=&quot;&quot;;&quot;&quot;;[.K$1]&amp;&quot; = &quot;&amp;[.K148]&amp;&quot;, &quot;)&amp;&quot; },&quot;" office:value-type="string" office:string-value="{ name = 'tc_mancubus', x = 3950, z = 950, facing = 0, spawnRadius = 0, delay = 21720, orbitalDrop = false, commands = {{cmdID = planetUtilities.COMMAND.PATROL, pos = {3600, 2500}}, }, difficultyAtLeast = 2,  },">
            <text:p>{ name = 'tc_mancubus', x = 3950, z = 950, facing = 0, spawnRadius = 0, delay = 21720, orbitalDrop = false, commands = {{cmdID = planetUtilities.COMMAND.PATROL, pos = {3600, 2500}}, }, difficultyAtLeast = 2, <text:s/>},</text:p>
          </table:table-cell>
          <table:table-cell office:value-type="string">
            <text:p>tc_mancubus</text:p>
          </table:table-cell>
          <table:table-cell table:formula="of:=[.C147]" office:value-type="float" office:value="3950">
            <text:p>3950</text:p>
          </table:table-cell>
          <table:table-cell table:formula="of:=[.D14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8]-1);0)" office:value-type="float" office:value="724">
            <text:p>724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47]" office:value-type="float" office:value="10.25">
            <text:p>10,25</text:p>
          </table:table-cell>
          <table:table-cell table:formula="of:=[.G148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3"/>
          <table:table-cell table:number-columns-repeated="6"/>
          <table:table-cell table:style-name="ce15"/>
          <table:table-cell table:number-columns-repeated="2"/>
          <table:table-cell table:style-name="Default" table:number-columns-repeated="2"/>
          <table:table-cell table:style-name="ce16"/>
          <table:table-cell table:style-name="ce8"/>
          <table:table-cell/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50]&amp;&quot;', &quot;&amp;[.C$1]&amp;&quot; = &quot;&amp;[.C150]&amp;&quot;, &quot;&amp;[.D$1]&amp;&quot; = &quot;&amp;[.D150]&amp;&quot;, &quot;&amp;[.E$1]&amp;&quot; = &quot;&amp;[.E150]&amp;&quot;, &quot;&amp;[.F$1]&amp;&quot; = &quot;&amp;[.F150]&amp;&quot;, &quot;&amp;[.G$1]&amp;&quot; = &quot;&amp;[.G150]*30&amp;&quot;, &quot;&amp;[.H$1]&amp;&quot; = &quot;&amp;[.H150]&amp;&quot;, &quot;&amp;IF([.I150]=&quot;&quot;;&quot;&quot;;[.I$1]&amp;&quot; = &quot;&amp;[.I150]&amp;&quot;, &quot;)&amp;IF([.J150]=&quot;&quot;;&quot;&quot;;[.J$1]&amp;&quot; = &quot;&amp;[.J150]&amp;&quot;, &quot;)&amp;IF([.K150]=&quot;&quot;;&quot;&quot;;[.K$1]&amp;&quot; = &quot;&amp;[.K150]&amp;&quot;, &quot;)&amp;&quot; },&quot;" office:value-type="string" office:string-value="{ name = 'tc_shade_lvl10', x = 1450, z = 100, facing = 0, spawnRadius = 0, delay = 23400, orbitalDrop = false, patrolRoute = { {1700, 3800}, {2800, 3700}, {2700, 1900}, {3600, 3000}, },  },">
            <text:p>{ name = 'tc_shade_lvl10', x = 1450, z = 100, facing = 0, spawnRadius = 0, delay = 23400, orbitalDrop = false, patrolRoute = { {1700, 3800}, {2800, 3700}, {2700, 1900}, {3600, 3000}, }, <text:s/>},</text:p>
          </table:table-cell>
          <table:table-cell office:value-type="string">
            <text:p>tc_shade_lvl10</text:p>
          </table:table-cell>
          <table:table-cell table:formula="of:=IF([.M150]=&quot;N&quot;;1450;IF([.M150]=&quot;M&quot;;1200;1700))" office:value-type="float" office:value="1450">
            <text:p>1450</text:p>
          </table:table-cell>
          <table:table-cell table:formula="of:=IF([.M150]=&quot;N&quot;;100;IF([.M15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0]-1);0)" office:value-type="float" office:value="780">
            <text:p>780</text:p>
          </table:table-cell>
          <table:table-cell table:style-name="ce15" office:value-type="string">
            <text:p>false</text:p>
          </table:table-cell>
          <table:table-cell table:style-name="ce16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N</text:p>
          </table:table-cell>
          <table:table-cell table:style-name="ce8" office:value-type="float" office:value="11">
            <text:p>11</text:p>
          </table:table-cell>
          <table:table-cell table:formula="of:=[.G150]/60" office:value-type="float" office:value="13">
            <text:p>13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51]&amp;&quot;', &quot;&amp;[.C$1]&amp;&quot; = &quot;&amp;[.C151]&amp;&quot;, &quot;&amp;[.D$1]&amp;&quot; = &quot;&amp;[.D151]&amp;&quot;, &quot;&amp;[.E$1]&amp;&quot; = &quot;&amp;[.E151]&amp;&quot;, &quot;&amp;[.F$1]&amp;&quot; = &quot;&amp;[.F151]&amp;&quot;, &quot;&amp;[.G$1]&amp;&quot; = &quot;&amp;[.G151]*30&amp;&quot;, &quot;&amp;[.H$1]&amp;&quot; = &quot;&amp;[.H151]&amp;&quot;, &quot;&amp;IF([.I151]=&quot;&quot;;&quot;&quot;;[.I$1]&amp;&quot; = &quot;&amp;[.I151]&amp;&quot;, &quot;)&amp;IF([.J151]=&quot;&quot;;&quot;&quot;;[.J$1]&amp;&quot; = &quot;&amp;[.J151]&amp;&quot;, &quot;)&amp;IF([.K151]=&quot;&quot;;&quot;&quot;;[.K$1]&amp;&quot; = &quot;&amp;[.K151]&amp;&quot;, &quot;)&amp;&quot; },&quot;" office:value-type="string" office:string-value="{ name = 'tc_walker', x = 1450, z = 100, facing = 0, spawnRadius = 0, delay = 23400, orbitalDrop = false, commands = {{cmdID = planetUtilities.COMMAND.PATROL, pos = {3600, 2500}}, }, difficultyAtLeast = 2,  },">
            <text:p>{ name = 'tc_walker', x = 1450, z = 100, facing = 0, spawnRadius = 0, delay = 23400, orbitalDrop = false, commands = {{cmdID = planetUtilities.COMMAND.PATROL, pos = {3600, 2500}}, }, difficultyAtLeast = 2, <text:s/>},</text:p>
          </table:table-cell>
          <table:table-cell office:value-type="string">
            <text:p>tc_walker</text:p>
          </table:table-cell>
          <table:table-cell table:formula="of:=IF([.M151]=&quot;N&quot;;1450;IF([.M151]=&quot;M&quot;;1200;1700))" office:value-type="float" office:value="1450">
            <text:p>1450</text:p>
          </table:table-cell>
          <table:table-cell table:formula="of:=IF([.M151]=&quot;N&quot;;100;IF([.M15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1]-1);0)" office:value-type="float" office:value="780">
            <text:p>7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N</text:p>
          </table:table-cell>
          <table:table-cell table:style-name="ce8" table:formula="of:=[.N150]" office:value-type="float" office:value="11">
            <text:p>11</text:p>
          </table:table-cell>
          <table:table-cell table:formula="of:=[.G151]/60" office:value-type="float" office:value="13">
            <text:p>13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52]&amp;&quot;', &quot;&amp;[.C$1]&amp;&quot; = &quot;&amp;[.C152]&amp;&quot;, &quot;&amp;[.D$1]&amp;&quot; = &quot;&amp;[.D152]&amp;&quot;, &quot;&amp;[.E$1]&amp;&quot; = &quot;&amp;[.E152]&amp;&quot;, &quot;&amp;[.F$1]&amp;&quot; = &quot;&amp;[.F152]&amp;&quot;, &quot;&amp;[.G$1]&amp;&quot; = &quot;&amp;[.G152]*30&amp;&quot;, &quot;&amp;[.H$1]&amp;&quot; = &quot;&amp;[.H152]&amp;&quot;, &quot;&amp;IF([.I152]=&quot;&quot;;&quot;&quot;;[.I$1]&amp;&quot; = &quot;&amp;[.I152]&amp;&quot;, &quot;)&amp;IF([.J152]=&quot;&quot;;&quot;&quot;;[.J$1]&amp;&quot; = &quot;&amp;[.J152]&amp;&quot;, &quot;)&amp;IF([.K152]=&quot;&quot;;&quot;&quot;;[.K$1]&amp;&quot; = &quot;&amp;[.K152]&amp;&quot;, &quot;)&amp;&quot; },&quot;" office:value-type="string" office:string-value="{ name = 'tc_dragon', x = 1450, z = 100, facing = 0, spawnRadius = 0, delay = 23400, orbitalDrop = false, commands = {{cmdID = planetUtilities.COMMAND.PATROL, pos = {3600, 2500}}, }, difficultyAtLeast = 2,  },">
            <text:p>{ name = 'tc_dragon', x = 1450, z = 100, facing = 0, spawnRadius = 0, delay = 23400, orbitalDrop = false, commands = {{cmdID = planetUtilities.COMMAND.PATROL, pos = {3600, 2500}}, }, difficultyAtLeast = 2, <text:s/>},</text:p>
          </table:table-cell>
          <table:table-cell office:value-type="string">
            <text:p>tc_dragon</text:p>
          </table:table-cell>
          <table:table-cell table:formula="of:=IF([.M152]=&quot;N&quot;;1450;IF([.M152]=&quot;M&quot;;1200;1700))" office:value-type="float" office:value="1450">
            <text:p>1450</text:p>
          </table:table-cell>
          <table:table-cell table:formula="of:=IF([.M152]=&quot;N&quot;;100;IF([.M15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2]-1);0)" office:value-type="float" office:value="780">
            <text:p>7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N</text:p>
          </table:table-cell>
          <table:table-cell table:style-name="ce8" table:formula="of:=[.N154]" office:value-type="float" office:value="11">
            <text:p>11</text:p>
          </table:table-cell>
          <table:table-cell table:formula="of:=[.G152]/60" office:value-type="float" office:value="13">
            <text:p>13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53]&amp;&quot;', &quot;&amp;[.C$1]&amp;&quot; = &quot;&amp;[.C153]&amp;&quot;, &quot;&amp;[.D$1]&amp;&quot; = &quot;&amp;[.D153]&amp;&quot;, &quot;&amp;[.E$1]&amp;&quot; = &quot;&amp;[.E153]&amp;&quot;, &quot;&amp;[.F$1]&amp;&quot; = &quot;&amp;[.F153]&amp;&quot;, &quot;&amp;[.G$1]&amp;&quot; = &quot;&amp;[.G153]*30&amp;&quot;, &quot;&amp;[.H$1]&amp;&quot; = &quot;&amp;[.H153]&amp;&quot;, &quot;&amp;IF([.I153]=&quot;&quot;;&quot;&quot;;[.I$1]&amp;&quot; = &quot;&amp;[.I153]&amp;&quot;, &quot;)&amp;IF([.J153]=&quot;&quot;;&quot;&quot;;[.J$1]&amp;&quot; = &quot;&amp;[.J153]&amp;&quot;, &quot;)&amp;IF([.K153]=&quot;&quot;;&quot;&quot;;[.K$1]&amp;&quot; = &quot;&amp;[.K153]&amp;&quot;, &quot;)&amp;&quot; },&quot;" office:value-type="string" office:string-value="{ name = 'tc_dragon', x = 1200, z = 2100, facing = 0, spawnRadius = 0, delay = 23400, orbitalDrop = false, commands = {{cmdID = planetUtilities.COMMAND.PATROL, pos = {3600, 2500}}, }, difficultyAtLeast = 3,  },">
            <text:p>{ name = 'tc_dragon', x = 1200, z = 2100, facing = 0, spawnRadius = 0, delay = 23400, orbitalDrop = false, commands = {{cmdID = planetUtilities.COMMAND.PATROL, pos = {3600, 2500}}, }, difficultyAtLeast = 3, <text:s/>},</text:p>
          </table:table-cell>
          <table:table-cell office:value-type="string">
            <text:p>tc_dragon</text:p>
          </table:table-cell>
          <table:table-cell table:formula="of:=IF([.M153]=&quot;N&quot;;1450;IF([.M153]=&quot;M&quot;;1200;1700))" office:value-type="float" office:value="1200">
            <text:p>1200</text:p>
          </table:table-cell>
          <table:table-cell table:formula="of:=IF([.M153]=&quot;N&quot;;100;IF([.M1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3]-1);0)" office:value-type="float" office:value="780">
            <text:p>7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6" office:value-type="string">
            <text:p>M</text:p>
          </table:table-cell>
          <table:table-cell table:style-name="ce8" table:formula="of:=[.N155]" office:value-type="float" office:value="11">
            <text:p>11</text:p>
          </table:table-cell>
          <table:table-cell table:formula="of:=[.G153]/60" office:value-type="float" office:value="13">
            <text:p>13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54]&amp;&quot;', &quot;&amp;[.C$1]&amp;&quot; = &quot;&amp;[.C154]&amp;&quot;, &quot;&amp;[.D$1]&amp;&quot; = &quot;&amp;[.D154]&amp;&quot;, &quot;&amp;[.E$1]&amp;&quot; = &quot;&amp;[.E154]&amp;&quot;, &quot;&amp;[.F$1]&amp;&quot; = &quot;&amp;[.F154]&amp;&quot;, &quot;&amp;[.G$1]&amp;&quot; = &quot;&amp;[.G154]*30&amp;&quot;, &quot;&amp;[.H$1]&amp;&quot; = &quot;&amp;[.H154]&amp;&quot;, &quot;&amp;IF([.I154]=&quot;&quot;;&quot;&quot;;[.I$1]&amp;&quot; = &quot;&amp;[.I154]&amp;&quot;, &quot;)&amp;IF([.J154]=&quot;&quot;;&quot;&quot;;[.J$1]&amp;&quot; = &quot;&amp;[.J154]&amp;&quot;, &quot;)&amp;IF([.K154]=&quot;&quot;;&quot;&quot;;[.K$1]&amp;&quot; = &quot;&amp;[.K154]&amp;&quot;, &quot;)&amp;&quot; },&quot;" office:value-type="string" office:string-value="{ name = 'tc_dragon', x = 1700, z = 3900, facing = 0, spawnRadius = 0, delay = 23400, orbitalDrop = false, commands = {{cmdID = planetUtilities.COMMAND.PATROL, pos = {3600, 2500}}, },  },">
            <text:p>{ name = 'tc_dragon', x = 1700, z = 3900, facing = 0, spawnRadius = 0, delay = 23400, orbitalDrop = false, commands = {{cmdID = planetUtilities.COMMAND.PATROL, pos = {3600, 2500}}, }, <text:s/>},</text:p>
          </table:table-cell>
          <table:table-cell office:value-type="string">
            <text:p>tc_dragon</text:p>
          </table:table-cell>
          <table:table-cell table:formula="of:=IF([.M154]=&quot;N&quot;;1450;IF([.M154]=&quot;M&quot;;1200;1700))" office:value-type="float" office:value="1700">
            <text:p>1700</text:p>
          </table:table-cell>
          <table:table-cell table:formula="of:=IF([.M154]=&quot;N&quot;;100;IF([.M15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4]-1);0)" office:value-type="float" office:value="780">
            <text:p>7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16" office:value-type="string">
            <text:p>S</text:p>
          </table:table-cell>
          <table:table-cell table:style-name="ce8" table:formula="of:=[.N151]" office:value-type="float" office:value="11">
            <text:p>11</text:p>
          </table:table-cell>
          <table:table-cell table:formula="of:=[.G154]/60" office:value-type="float" office:value="13">
            <text:p>13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55]&amp;&quot;', &quot;&amp;[.C$1]&amp;&quot; = &quot;&amp;[.C155]&amp;&quot;, &quot;&amp;[.D$1]&amp;&quot; = &quot;&amp;[.D155]&amp;&quot;, &quot;&amp;[.E$1]&amp;&quot; = &quot;&amp;[.E155]&amp;&quot;, &quot;&amp;[.F$1]&amp;&quot; = &quot;&amp;[.F155]&amp;&quot;, &quot;&amp;[.G$1]&amp;&quot; = &quot;&amp;[.G155]*30&amp;&quot;, &quot;&amp;[.H$1]&amp;&quot; = &quot;&amp;[.H155]&amp;&quot;, &quot;&amp;IF([.I155]=&quot;&quot;;&quot;&quot;;[.I$1]&amp;&quot; = &quot;&amp;[.I155]&amp;&quot;, &quot;)&amp;IF([.J155]=&quot;&quot;;&quot;&quot;;[.J$1]&amp;&quot; = &quot;&amp;[.J155]&amp;&quot;, &quot;)&amp;IF([.K155]=&quot;&quot;;&quot;&quot;;[.K$1]&amp;&quot; = &quot;&amp;[.K155]&amp;&quot;, &quot;)&amp;&quot; },&quot;" office:value-type="string" office:string-value="{ name = 'tc_walker', x = 1700, z = 3900, facing = 0, spawnRadius = 0, delay = 23400, orbitalDrop = false, commands = {{cmdID = planetUtilities.COMMAND.PATROL, pos = {3600, 2500}}, }, difficultyAtLeast = 2,  },">
            <text:p>{ name = 'tc_walker', x = 1700, z = 3900, facing = 0, spawnRadius = 0, delay = 23400, orbitalDrop = false, commands = {{cmdID = planetUtilities.COMMAND.PATROL, pos = {3600, 2500}}, }, difficultyAtLeast = 2, <text:s/>},</text:p>
          </table:table-cell>
          <table:table-cell office:value-type="string">
            <text:p>tc_walker</text:p>
          </table:table-cell>
          <table:table-cell table:formula="of:=IF([.M155]=&quot;N&quot;;1450;IF([.M155]=&quot;M&quot;;1200;1700))" office:value-type="float" office:value="1700">
            <text:p>1700</text:p>
          </table:table-cell>
          <table:table-cell table:formula="of:=IF([.M155]=&quot;N&quot;;100;IF([.M15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5]-1);0)" office:value-type="float" office:value="780">
            <text:p>7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152]" office:value-type="float" office:value="11">
            <text:p>11</text:p>
          </table:table-cell>
          <table:table-cell table:formula="of:=[.G155]/60" office:value-type="float" office:value="13">
            <text:p>13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56]&amp;&quot;', &quot;&amp;[.C$1]&amp;&quot; = &quot;&amp;[.C156]&amp;&quot;, &quot;&amp;[.D$1]&amp;&quot; = &quot;&amp;[.D156]&amp;&quot;, &quot;&amp;[.E$1]&amp;&quot; = &quot;&amp;[.E156]&amp;&quot;, &quot;&amp;[.F$1]&amp;&quot; = &quot;&amp;[.F156]&amp;&quot;, &quot;&amp;[.G$1]&amp;&quot; = &quot;&amp;[.G156]*30&amp;&quot;, &quot;&amp;[.H$1]&amp;&quot; = &quot;&amp;[.H156]&amp;&quot;, &quot;&amp;IF([.I156]=&quot;&quot;;&quot;&quot;;[.I$1]&amp;&quot; = &quot;&amp;[.I156]&amp;&quot;, &quot;)&amp;IF([.J156]=&quot;&quot;;&quot;&quot;;[.J$1]&amp;&quot; = &quot;&amp;[.J156]&amp;&quot;, &quot;)&amp;IF([.K156]=&quot;&quot;;&quot;&quot;;[.K$1]&amp;&quot; = &quot;&amp;[.K156]&amp;&quot;, &quot;)&amp;&quot; },&quot;" office:value-type="string" office:string-value="{ name = 'tc_dragon', x = 1700, z = 3900, facing = 0, spawnRadius = 0, delay = 23400, orbitalDrop = false, commands = {{cmdID = planetUtilities.COMMAND.PATROL, pos = {3600, 2500}}, }, difficultyAtLeast = 2,  },">
            <text:p>{ name = 'tc_dragon', x = 1700, z = 3900, facing = 0, spawnRadius = 0, delay = 23400, orbitalDrop = false, commands = {{cmdID = planetUtilities.COMMAND.PATROL, pos = {3600, 2500}}, }, difficultyAtLeast = 2, <text:s/>},</text:p>
          </table:table-cell>
          <table:table-cell office:value-type="string">
            <text:p>tc_dragon</text:p>
          </table:table-cell>
          <table:table-cell table:formula="of:=IF([.M156]=&quot;N&quot;;1450;IF([.M156]=&quot;M&quot;;1200;1700))" office:value-type="float" office:value="1700">
            <text:p>1700</text:p>
          </table:table-cell>
          <table:table-cell table:formula="of:=IF([.M156]=&quot;N&quot;;100;IF([.M15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6]-1);0)" office:value-type="float" office:value="780">
            <text:p>7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155]" office:value-type="float" office:value="11">
            <text:p>11</text:p>
          </table:table-cell>
          <table:table-cell table:formula="of:=[.G156]/60" office:value-type="float" office:value="13">
            <text:p>13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57]&amp;&quot;', &quot;&amp;[.C$1]&amp;&quot; = &quot;&amp;[.C157]&amp;&quot;, &quot;&amp;[.D$1]&amp;&quot; = &quot;&amp;[.D157]&amp;&quot;, &quot;&amp;[.E$1]&amp;&quot; = &quot;&amp;[.E157]&amp;&quot;, &quot;&amp;[.F$1]&amp;&quot; = &quot;&amp;[.F157]&amp;&quot;, &quot;&amp;[.G$1]&amp;&quot; = &quot;&amp;[.G157]*30&amp;&quot;, &quot;&amp;[.H$1]&amp;&quot; = &quot;&amp;[.H157]&amp;&quot;, &quot;&amp;IF([.I157]=&quot;&quot;;&quot;&quot;;[.I$1]&amp;&quot; = &quot;&amp;[.I157]&amp;&quot;, &quot;)&amp;IF([.J157]=&quot;&quot;;&quot;&quot;;[.J$1]&amp;&quot; = &quot;&amp;[.J157]&amp;&quot;, &quot;)&amp;IF([.K157]=&quot;&quot;;&quot;&quot;;[.K$1]&amp;&quot; = &quot;&amp;[.K157]&amp;&quot;, &quot;)&amp;&quot; },&quot;" office:value-type="string" office:string-value="{ name = 'tc_dragon', x = 1700, z = 3900, facing = 0, spawnRadius = 0, delay = 23400, orbitalDrop = false, commands = {{cmdID = planetUtilities.COMMAND.PATROL, pos = {3600, 2500}}, }, difficultyAtLeast = 4,  },">
            <text:p>{ name = 'tc_dragon', x = 1700, z = 3900, facing = 0, spawnRadius = 0, delay = 23400, orbitalDrop = false, commands = {{cmdID = planetUtilities.COMMAND.PATROL, pos = {3600, 2500}}, }, difficultyAtLeast = 4, <text:s/>},</text:p>
          </table:table-cell>
          <table:table-cell office:value-type="string">
            <text:p>tc_dragon</text:p>
          </table:table-cell>
          <table:table-cell table:formula="of:=IF([.M157]=&quot;N&quot;;1450;IF([.M157]=&quot;M&quot;;1200;1700))" office:value-type="float" office:value="1700">
            <text:p>1700</text:p>
          </table:table-cell>
          <table:table-cell table:formula="of:=IF([.M157]=&quot;N&quot;;100;IF([.M15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7]-1);0)" office:value-type="float" office:value="780">
            <text:p>7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6" office:value-type="string">
            <text:p>S</text:p>
          </table:table-cell>
          <table:table-cell table:style-name="ce8" table:formula="of:=[.N156]" office:value-type="float" office:value="11">
            <text:p>11</text:p>
          </table:table-cell>
          <table:table-cell table:formula="of:=[.G157]/60" office:value-type="float" office:value="13">
            <text:p>13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58]&amp;&quot;', &quot;&amp;[.C$1]&amp;&quot; = &quot;&amp;[.C158]&amp;&quot;, &quot;&amp;[.D$1]&amp;&quot; = &quot;&amp;[.D158]&amp;&quot;, &quot;&amp;[.E$1]&amp;&quot; = &quot;&amp;[.E158]&amp;&quot;, &quot;&amp;[.F$1]&amp;&quot; = &quot;&amp;[.F158]&amp;&quot;, &quot;&amp;[.G$1]&amp;&quot; = &quot;&amp;[.G158]*30&amp;&quot;, &quot;&amp;[.H$1]&amp;&quot; = &quot;&amp;[.H158]&amp;&quot;, &quot;&amp;IF([.I158]=&quot;&quot;;&quot;&quot;;[.I$1]&amp;&quot; = &quot;&amp;[.I158]&amp;&quot;, &quot;)&amp;IF([.J158]=&quot;&quot;;&quot;&quot;;[.J$1]&amp;&quot; = &quot;&amp;[.J158]&amp;&quot;, &quot;)&amp;IF([.K158]=&quot;&quot;;&quot;&quot;;[.K$1]&amp;&quot; = &quot;&amp;[.K158]&amp;&quot;, &quot;)&amp;&quot; },&quot;" office:value-type="string" office:string-value="{ name = 'tc_purgatory_ai', x = 1900, z = 1650, facing = 0, spawnRadius = 0, delay = 23400, orbitalDrop = false, commands = {{cmdID = planetUtilities.COMMAND.PATROL, pos = {1900, 1650}}, },  },">
            <text:p>{ name = 'tc_purgatory_ai', x = 1900, z = 1650, facing = 0, spawnRadius = 0, delay = 2340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8]-1);0)" office:value-type="float" office:value="780">
            <text:p>7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8" table:formula="of:=[.N157]" office:value-type="float" office:value="11">
            <text:p>11</text:p>
          </table:table-cell>
          <table:table-cell table:formula="of:=[.G158]/60" office:value-type="float" office:value="13">
            <text:p>13</text:p>
          </table:table-cell>
          <table:table-cell table:style-name="Default" table:number-columns-repeated="1009"/>
        </table:table-row>
        <table:table-row table:style-name="ro8">
          <table:table-cell table:style-name="ce13" table:formula="of:=&quot;{ &quot;&amp;[.B$1]&amp;&quot; = '&quot;&amp;[.B159]&amp;&quot;', &quot;&amp;[.C$1]&amp;&quot; = &quot;&amp;[.C159]&amp;&quot;, &quot;&amp;[.D$1]&amp;&quot; = &quot;&amp;[.D159]&amp;&quot;, &quot;&amp;[.E$1]&amp;&quot; = &quot;&amp;[.E159]&amp;&quot;, &quot;&amp;[.F$1]&amp;&quot; = &quot;&amp;[.F159]&amp;&quot;, &quot;&amp;[.G$1]&amp;&quot; = &quot;&amp;[.G159]*30&amp;&quot;, &quot;&amp;[.H$1]&amp;&quot; = &quot;&amp;[.H159]&amp;&quot;, &quot;&amp;IF([.I159]=&quot;&quot;;&quot;&quot;;[.I$1]&amp;&quot; = &quot;&amp;[.I159]&amp;&quot;, &quot;)&amp;IF([.J159]=&quot;&quot;;&quot;&quot;;[.J$1]&amp;&quot; = &quot;&amp;[.J159]&amp;&quot;, &quot;)&amp;IF([.K159]=&quot;&quot;;&quot;&quot;;[.K$1]&amp;&quot; = &quot;&amp;[.K159]&amp;&quot;, &quot;)&amp;&quot; },&quot;" office:value-type="string" office:string-value="{ name = 'tc_purgatory_ai', x = 1900, z = 3300, facing = 0, spawnRadius = 0, delay = 23400, orbitalDrop = false, commands = {{cmdID = planetUtilities.COMMAND.PATROL, pos = {1900, 3300}}, },  },">
            <text:p>{ name = 'tc_purgatory_ai', x = 1900, z = 3300, facing = 0, spawnRadius = 0, delay = 23400, orbitalDrop = false, commands = {{cmdID = planetUtilities.COMMAND.PATROL, pos = {1900, 330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9]-1);0)" office:value-type="float" office:value="780">
            <text:p>780</text:p>
          </table:table-cell>
          <table:table-cell table:style-name="ce15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8" table:formula="of:=[.N158]" office:value-type="float" office:value="11">
            <text:p>11</text:p>
          </table:table-cell>
          <table:table-cell table:formula="of:=[.G159]/60" office:value-type="float" office:value="13">
            <text:p>13</text:p>
          </table:table-cell>
          <table:table-cell table:style-name="Default" table:number-columns-repeated="1009"/>
        </table:table-row>
        <table:table-row table:style-name="ro8" table:number-rows-repeated="43">
          <table:table-cell table:style-name="Default" table:number-columns-repeated="1024"/>
        </table:table-row>
        <table:table-row table:style-name="ro8" table:number-rows-repeated="1048373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8">08.05.2020</text:date>, <text:time>06:48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3$Win32 OpenOffice.org_project/413m1$Build-9783</meta:generator>
    <dc:date>2020-05-08T06:48:42.23</dc:date>
    <meta:editing-duration>P1DT8H57M17S</meta:editing-duration>
    <meta:editing-cycles>175</meta:editing-cycles>
    <meta:document-statistic meta:table-count="4" meta:cell-count="36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">
                <text:p>5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